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6.829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PageStyle_5f_豆瓣电影top250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use-regular-expressions="false" table:use-wildcards="true"/>
      <table:table table:name="豆瓣电影top250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电影链接</text:p>
          </table:table-cell>
          <table:table-cell table:style-name="ce1" office:value-type="string" calcext:value-type="string">
            <text:p>图片链接</text:p>
          </table:table-cell>
          <table:table-cell table:style-name="ce1" office:value-type="string" calcext:value-type="string">
            <text:p>电影名字</text:p>
          </table:table-cell>
          <table:table-cell table:style-name="ce1" office:value-type="string" calcext:value-type="string">
            <text:p>英文名字</text:p>
          </table:table-cell>
          <table:table-cell table:style-name="ce1" office:value-type="string" calcext:value-type="string">
            <text:p>评分</text:p>
          </table:table-cell>
          <table:table-cell table:style-name="ce1" office:value-type="string" calcext:value-type="string">
            <text:p>人气</text:p>
          </table:table-cell>
          <table:table-cell table:style-name="ce1" office:value-type="string" calcext:value-type="string">
            <text:p>简介</text:p>
          </table:table-cell>
          <table:table-cell table:style-name="ce2" office:value-type="string" calcext:value-type="string">
            <text:p>演员列表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052/</text:p>
          </table:table-cell>
          <table:table-cell table:style-name="ce1" office:value-type="string" calcext:value-type="string">
            <text:p>https://img2.doubanio.com/view/photo/s_ratio_poster/public/p480747492.jpg</text:p>
          </table:table-cell>
          <table:table-cell table:style-name="ce1" office:value-type="string" calcext:value-type="string">
            <text:p>肖申克的救赎</text:p>
          </table:table-cell>
          <table:table-cell table:style-name="ce1" office:value-type="string" calcext:value-type="string">
            <text:p>The Shawshank Redemption</text:p>
          </table:table-cell>
          <table:table-cell table:style-name="ce1" office:value-type="string" calcext:value-type="string">
            <text:p>9.7</text:p>
          </table:table-cell>
          <table:table-cell table:style-name="ce1" office:value-type="string" calcext:value-type="string">
            <text:p>2936972</text:p>
          </table:table-cell>
          <table:table-cell table:style-name="ce1" office:value-type="string" calcext:value-type="string">
            <text:p>希望让人自由</text:p>
          </table:table-cell>
          <table:table-cell table:style-name="ce2" office:value-type="string" calcext:value-type="string">
            <text:p>导演: 弗兰克·德拉邦特 Frank Darabont <text:s text:c="2"/>主演: 蒂姆·罗宾斯 Tim Robbins <text:s/>... 1994 <text:s text:c="2"/>美国 <text:s text:c="2"/>犯罪 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46/</text:p>
          </table:table-cell>
          <table:table-cell table:style-name="ce1" office:value-type="string" calcext:value-type="string">
            <text:p>https://img1.doubanio.com/view/photo/s_ratio_poster/public/p2561716440.jpg</text:p>
          </table:table-cell>
          <table:table-cell table:style-name="ce1" office:value-type="string" calcext:value-type="string">
            <text:p>霸王别姬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6</text:p>
          </table:table-cell>
          <table:table-cell table:style-name="ce1" office:value-type="string" calcext:value-type="string">
            <text:p>2169440</text:p>
          </table:table-cell>
          <table:table-cell table:style-name="ce1" office:value-type="string" calcext:value-type="string">
            <text:p>风华绝代</text:p>
          </table:table-cell>
          <table:table-cell table:style-name="ce2" office:value-type="string" calcext:value-type="string">
            <text:p>导演: 陈凯歌 Kaige Chen <text:s text:c="2"/>主演: 张国荣 Leslie Cheung <text:s text:c="2"/>张丰毅 Fengyi Zha... 1993 <text:s text:c="2"/>中国大陆 中国香港 <text:s text:c="2"/>剧情 爱情 同性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720/</text:p>
          </table:table-cell>
          <table:table-cell table:style-name="ce1" office:value-type="string" calcext:value-type="string">
            <text:p>https://img2.doubanio.com/view/photo/s_ratio_poster/public/p2372307693.jpg</text:p>
          </table:table-cell>
          <table:table-cell table:style-name="ce1" office:value-type="string" calcext:value-type="string">
            <text:p>阿甘正传</text:p>
          </table:table-cell>
          <table:table-cell table:style-name="ce1" office:value-type="string" calcext:value-type="string">
            <text:p>Forrest Gump</text:p>
          </table:table-cell>
          <table:table-cell table:style-name="ce1" office:value-type="string" calcext:value-type="string">
            <text:p>9.5</text:p>
          </table:table-cell>
          <table:table-cell table:style-name="ce1" office:value-type="string" calcext:value-type="string">
            <text:p>2189505</text:p>
          </table:table-cell>
          <table:table-cell table:style-name="ce1" office:value-type="string" calcext:value-type="string">
            <text:p>一部美国近现代史</text:p>
          </table:table-cell>
          <table:table-cell table:style-name="ce2" office:value-type="string" calcext:value-type="string">
            <text:p>导演: 罗伯特·泽米吉斯 Robert Zemeckis <text:s text:c="2"/>主演: 汤姆·汉克斯 Tom Hanks <text:s text:c="2"/>... 1994 <text:s text:c="2"/>美国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722/</text:p>
          </table:table-cell>
          <table:table-cell table:style-name="ce1" office:value-type="string" calcext:value-type="string">
            <text:p>https://img2.doubanio.com/view/photo/s_ratio_poster/public/p2896604953.jpg</text:p>
          </table:table-cell>
          <table:table-cell table:style-name="ce1" office:value-type="string" calcext:value-type="string">
            <text:p>泰坦尼克号</text:p>
          </table:table-cell>
          <table:table-cell table:style-name="ce1" office:value-type="string" calcext:value-type="string">
            <text:p>Titanic</text:p>
          </table:table-cell>
          <table:table-cell table:style-name="ce1" office:value-type="string" calcext:value-type="string">
            <text:p>9.5</text:p>
          </table:table-cell>
          <table:table-cell table:style-name="ce1" office:value-type="string" calcext:value-type="string">
            <text:p>2222725</text:p>
          </table:table-cell>
          <table:table-cell table:style-name="ce1" office:value-type="string" calcext:value-type="string">
            <text:p>失去的才是永恒的 </text:p>
          </table:table-cell>
          <table:table-cell table:style-name="ce2" office:value-type="string" calcext:value-type="string">
            <text:p>导演: 詹姆斯·卡梅隆 James Cameron <text:s text:c="2"/>主演: 莱昂纳多·迪卡普里奥 Leonardo... 1997 <text:s text:c="2"/>美国 墨西哥 <text:s text:c="2"/>剧情 爱情 灾难</text:p>
          </table:table-cell>
        </table:table-row>
        <table:table-row table:style-name="ro2">
          <table:table-cell table:style-name="ce1" office:value-type="string" calcext:value-type="string">
            <text:p>https://movie.douban.com/subject/1295644/</text:p>
          </table:table-cell>
          <table:table-cell table:style-name="ce1" office:value-type="string" calcext:value-type="string">
            <text:p>https://img2.doubanio.com/view/photo/s_ratio_poster/public/p511118051.jpg</text:p>
          </table:table-cell>
          <table:table-cell table:style-name="ce1" office:value-type="string" calcext:value-type="string">
            <text:p>这个杀手不太冷</text:p>
          </table:table-cell>
          <table:table-cell table:style-name="ce1" office:value-type="string" calcext:value-type="string">
            <text:p>Léon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2321755</text:p>
          </table:table-cell>
          <table:table-cell table:style-name="ce1" office:value-type="string" calcext:value-type="string">
            <text:p>怪蜀黍和小萝莉不得不说的故事</text:p>
          </table:table-cell>
          <table:table-cell table:style-name="ce2" office:value-type="string" calcext:value-type="string">
            <text:p>导演: 吕克·贝松 Luc Besson <text:s text:c="2"/>主演: 让·雷诺 Jean Reno <text:s text:c="2"/>娜塔莉·波特曼 ... 1994 <text:s text:c="2"/>法国 美国 <text:s text:c="2"/>剧情 动作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61/</text:p>
          </table:table-cell>
          <table:table-cell table:style-name="ce1" office:value-type="string" calcext:value-type="string">
            <text:p>https://img1.doubanio.com/view/photo/s_ratio_poster/public/p2557573348.jpg</text:p>
          </table:table-cell>
          <table:table-cell table:style-name="ce1" office:value-type="string" calcext:value-type="string">
            <text:p>千与千寻</text:p>
          </table:table-cell>
          <table:table-cell table:style-name="ce1" office:value-type="string" calcext:value-type="string">
            <text:p>千と千尋の神隠し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2272988</text:p>
          </table:table-cell>
          <table:table-cell table:style-name="ce1" office:value-type="string" calcext:value-type="string">
            <text:p>最好的宫崎骏，最好的久石让 </text:p>
          </table:table-cell>
          <table:table-cell table:style-name="ce2" office:value-type="string" calcext:value-type="string">
            <text:p>导演: 宫崎骏 Hayao Miyazaki <text:s text:c="2"/>主演: 柊瑠美 Rumi Hîragi <text:s text:c="2"/>入野自由 Miy... 2001 <text:s text:c="2"/>日本 <text:s text:c="2"/>剧情 动画 奇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063/</text:p>
          </table:table-cell>
          <table:table-cell table:style-name="ce1" office:value-type="string" calcext:value-type="string">
            <text:p>https://img2.doubanio.com/view/photo/s_ratio_poster/public/p2578474613.jpg</text:p>
          </table:table-cell>
          <table:table-cell table:style-name="ce1" office:value-type="string" calcext:value-type="string">
            <text:p>美丽人生</text:p>
          </table:table-cell>
          <table:table-cell table:style-name="ce1" office:value-type="string" calcext:value-type="string">
            <text:p>La vita è bella</text:p>
          </table:table-cell>
          <table:table-cell table:style-name="ce1" office:value-type="string" calcext:value-type="string">
            <text:p>9.5</text:p>
          </table:table-cell>
          <table:table-cell table:style-name="ce1" office:value-type="string" calcext:value-type="string">
            <text:p>1343040</text:p>
          </table:table-cell>
          <table:table-cell table:style-name="ce1" office:value-type="string" calcext:value-type="string">
            <text:p>最美的谎言</text:p>
          </table:table-cell>
          <table:table-cell table:style-name="ce2" office:value-type="string" calcext:value-type="string">
            <text:p>导演: 罗伯托·贝尼尼 Roberto Benigni <text:s text:c="2"/>主演: 罗伯托·贝尼尼 Roberto Beni... 1997 <text:s text:c="2"/>意大利 <text:s text:c="2"/>剧情 喜剧 爱情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1889243/</text:p>
          </table:table-cell>
          <table:table-cell table:style-name="ce1" office:value-type="string" calcext:value-type="string">
            <text:p>https://img1.doubanio.com/view/photo/s_ratio_poster/public/p2614988097.jpg</text:p>
          </table:table-cell>
          <table:table-cell table:style-name="ce1" office:value-type="string" calcext:value-type="string">
            <text:p>星际穿越</text:p>
          </table:table-cell>
          <table:table-cell table:style-name="ce1" office:value-type="string" calcext:value-type="string">
            <text:p>Interstellar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1877309</text:p>
          </table:table-cell>
          <table:table-cell table:style-name="ce1" office:value-type="string" calcext:value-type="string">
            <text:p>爱是一种力量，让我们超越时空感知它的存在</text:p>
          </table:table-cell>
          <table:table-cell table:style-name="ce2" office:value-type="string" calcext:value-type="string">
            <text:p>导演: 克里斯托弗·诺兰 Christopher Nolan <text:s text:c="2"/>主演: 马修·麦康纳 Matthew Mc... 2014 <text:s text:c="2"/>美国 英国 加拿大 <text:s text:c="2"/>剧情 科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3541415/</text:p>
          </table:table-cell>
          <table:table-cell table:style-name="ce1" office:value-type="string" calcext:value-type="string">
            <text:p>https://img9.doubanio.com/view/photo/s_ratio_poster/public/p513344864.jpg</text:p>
          </table:table-cell>
          <table:table-cell table:style-name="ce1" office:value-type="string" calcext:value-type="string">
            <text:p>盗梦空间</text:p>
          </table:table-cell>
          <table:table-cell table:style-name="ce1" office:value-type="string" calcext:value-type="string">
            <text:p>Inception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2093490</text:p>
          </table:table-cell>
          <table:table-cell table:style-name="ce1" office:value-type="string" calcext:value-type="string">
            <text:p>诺兰给了我们一场无法盗取的梦</text:p>
          </table:table-cell>
          <table:table-cell table:style-name="ce2" office:value-type="string" calcext:value-type="string">
            <text:p>导演: 克里斯托弗·诺兰 Christopher Nolan <text:s text:c="2"/>主演: 莱昂纳多·迪卡普里奥 Le... 2010 <text:s text:c="2"/>美国 英国 <text:s text:c="2"/>剧情 科幻 悬疑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5124/</text:p>
          </table:table-cell>
          <table:table-cell table:style-name="ce1" office:value-type="string" calcext:value-type="string">
            <text:p>https://img2.doubanio.com/view/photo/s_ratio_poster/public/p492406163.jpg</text:p>
          </table:table-cell>
          <table:table-cell table:style-name="ce1" office:value-type="string" calcext:value-type="string">
            <text:p>辛德勒的名单</text:p>
          </table:table-cell>
          <table:table-cell table:style-name="ce1" office:value-type="string" calcext:value-type="string">
            <text:p>Schindler's List</text:p>
          </table:table-cell>
          <table:table-cell table:style-name="ce1" office:value-type="string" calcext:value-type="string">
            <text:p>9.5</text:p>
          </table:table-cell>
          <table:table-cell table:style-name="ce1" office:value-type="string" calcext:value-type="string">
            <text:p>1132183</text:p>
          </table:table-cell>
          <table:table-cell table:style-name="ce1" office:value-type="string" calcext:value-type="string">
            <text:p>拯救一个人，就是拯救整个世界</text:p>
          </table:table-cell>
          <table:table-cell table:style-name="ce2" office:value-type="string" calcext:value-type="string">
            <text:p>导演: 史蒂文·斯皮尔伯格 Steven Spielberg <text:s text:c="2"/>主演: 连姆·尼森 Liam Neeson... 1993 <text:s text:c="2"/>美国 <text:s text:c="2"/>剧情 历史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064/</text:p>
          </table:table-cell>
          <table:table-cell table:style-name="ce1" office:value-type="string" calcext:value-type="string">
            <text:p>https://img2.doubanio.com/view/photo/s_ratio_poster/public/p479682972.jpg</text:p>
          </table:table-cell>
          <table:table-cell table:style-name="ce1" office:value-type="string" calcext:value-type="string">
            <text:p>楚门的世界</text:p>
          </table:table-cell>
          <table:table-cell table:style-name="ce1" office:value-type="string" calcext:value-type="string">
            <text:p>The Truman Show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1740987</text:p>
          </table:table-cell>
          <table:table-cell table:style-name="ce1" office:value-type="string" calcext:value-type="string">
            <text:p>如果再也不能见到你，祝你早安，午安，晚安</text:p>
          </table:table-cell>
          <table:table-cell table:style-name="ce2" office:value-type="string" calcext:value-type="string">
            <text:p>导演: 彼得·威尔 Peter Weir <text:s text:c="2"/>主演: 金·凯瑞 Jim Carrey <text:s text:c="2"/>劳拉·琳妮 Lau... 1998 <text:s text:c="2"/>美国 <text:s text:c="2"/>剧情 科幻</text:p>
          </table:table-cell>
        </table:table-row>
        <table:table-row table:style-name="ro2">
          <table:table-cell table:style-name="ce1" office:value-type="string" calcext:value-type="string">
            <text:p>https://movie.douban.com/subject/3011091/</text:p>
          </table:table-cell>
          <table:table-cell table:style-name="ce1" office:value-type="string" calcext:value-type="string">
            <text:p>https://img1.doubanio.com/view/photo/s_ratio_poster/public/p2587099240.jpg</text:p>
          </table:table-cell>
          <table:table-cell table:style-name="ce1" office:value-type="string" calcext:value-type="string">
            <text:p>忠犬八公的故事</text:p>
          </table:table-cell>
          <table:table-cell table:style-name="ce1" office:value-type="string" calcext:value-type="string">
            <text:p>Hachi: A Dog's Tale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1413763</text:p>
          </table:table-cell>
          <table:table-cell table:style-name="ce1" office:value-type="string" calcext:value-type="string">
            <text:p>永远都不能忘记你所爱的人</text:p>
          </table:table-cell>
          <table:table-cell table:style-name="ce2" office:value-type="string" calcext:value-type="string">
            <text:p>导演: 莱塞·霍尔斯道姆 Lasse Hallström <text:s text:c="2"/>主演: 理查·基尔 Richard Ger... 2009 <text:s text:c="2"/>美国 英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001/</text:p>
          </table:table-cell>
          <table:table-cell table:style-name="ce1" office:value-type="string" calcext:value-type="string">
            <text:p>https://img9.doubanio.com/view/photo/s_ratio_poster/public/p2574551676.jpg</text:p>
          </table:table-cell>
          <table:table-cell table:style-name="ce1" office:value-type="string" calcext:value-type="string">
            <text:p>海上钢琴师</text:p>
          </table:table-cell>
          <table:table-cell table:style-name="ce1" office:value-type="string" calcext:value-type="string">
            <text:p>La leggenda del pianista sull'oceano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697719</text:p>
          </table:table-cell>
          <table:table-cell table:style-name="ce1" office:value-type="string" calcext:value-type="string">
            <text:p>每个人都要走一条自己坚定了的路，就算是粉身碎骨 </text:p>
          </table:table-cell>
          <table:table-cell table:style-name="ce2" office:value-type="string" calcext:value-type="string">
            <text:p>导演: 朱塞佩·托纳多雷 Giuseppe Tornatore <text:s text:c="2"/>主演: 蒂姆·罗斯 Tim Roth <text:s text:c="2"/>... 1998 <text:s text:c="2"/>意大利 <text:s text:c="2"/>剧情 音乐</text:p>
          </table:table-cell>
        </table:table-row>
        <table:table-row table:style-name="ro2">
          <table:table-cell table:style-name="ce1" office:value-type="string" calcext:value-type="string">
            <text:p>https://movie.douban.com/subject/3793023/</text:p>
          </table:table-cell>
          <table:table-cell table:style-name="ce1" office:value-type="string" calcext:value-type="string">
            <text:p>https://img2.doubanio.com/view/photo/s_ratio_poster/public/p579729551.jpg</text:p>
          </table:table-cell>
          <table:table-cell table:style-name="ce1" office:value-type="string" calcext:value-type="string">
            <text:p>三傻大闹宝莱坞</text:p>
          </table:table-cell>
          <table:table-cell table:style-name="ce1" office:value-type="string" calcext:value-type="string">
            <text:p>3 Idiots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1880821</text:p>
          </table:table-cell>
          <table:table-cell table:style-name="ce1" office:value-type="string" calcext:value-type="string">
            <text:p>英俊版憨豆，高情商版谢耳朵</text:p>
          </table:table-cell>
          <table:table-cell table:style-name="ce2" office:value-type="string" calcext:value-type="string">
            <text:p>导演: 拉库马·希拉尼 Rajkumar Hirani <text:s text:c="2"/>主演: 阿米尔·汗 Aamir Khan <text:s text:c="2"/>卡... 2009 <text:s text:c="2"/>印度 <text:s text:c="2"/>剧情 喜剧 爱情 歌舞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49/</text:p>
          </table:table-cell>
          <table:table-cell table:style-name="ce1" office:value-type="string" calcext:value-type="string">
            <text:p>https://img1.doubanio.com/view/photo/s_ratio_poster/public/p2884280708.jpg</text:p>
          </table:table-cell>
          <table:table-cell table:style-name="ce1" office:value-type="string" calcext:value-type="string">
            <text:p>放牛班的春天</text:p>
          </table:table-cell>
          <table:table-cell table:style-name="ce1" office:value-type="string" calcext:value-type="string">
            <text:p>Les choristes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329073</text:p>
          </table:table-cell>
          <table:table-cell table:style-name="ce1" office:value-type="string" calcext:value-type="string">
            <text:p>天籁一般的童声，是最接近上帝的存在 </text:p>
          </table:table-cell>
          <table:table-cell table:style-name="ce2" office:value-type="string" calcext:value-type="string">
            <text:p>导演: 克里斯托夫·巴拉蒂 Christophe Barratier <text:s text:c="2"/>主演: 让-巴蒂斯特·莫尼... 2004 <text:s text:c="2"/>法国 瑞士 德国 <text:s text:c="2"/>剧情 音乐</text:p>
          </table:table-cell>
        </table:table-row>
        <table:table-row table:style-name="ro2">
          <table:table-cell table:style-name="ce1" office:value-type="string" calcext:value-type="string">
            <text:p>https://movie.douban.com/subject/2131459/</text:p>
          </table:table-cell>
          <table:table-cell table:style-name="ce1" office:value-type="string" calcext:value-type="string">
            <text:p>https://img2.doubanio.com/view/photo/s_ratio_poster/public/p1461851991.jpg</text:p>
          </table:table-cell>
          <table:table-cell table:style-name="ce1" office:value-type="string" calcext:value-type="string">
            <text:p>机器人总动员</text:p>
          </table:table-cell>
          <table:table-cell table:style-name="ce1" office:value-type="string" calcext:value-type="string">
            <text:p>WALL·E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333085</text:p>
          </table:table-cell>
          <table:table-cell table:style-name="ce1" office:value-type="string" calcext:value-type="string">
            <text:p>小瓦力，大人生</text:p>
          </table:table-cell>
          <table:table-cell table:style-name="ce2" office:value-type="string" calcext:value-type="string">
            <text:p>导演: 安德鲁·斯坦顿 Andrew Stanton <text:s text:c="2"/>主演: 本·贝尔特 Ben Burtt <text:s text:c="2"/>艾丽... 2008 <text:s text:c="2"/>美国 <text:s text:c="2"/>科幻 动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5662329/</text:p>
          </table:table-cell>
          <table:table-cell table:style-name="ce1" office:value-type="string" calcext:value-type="string">
            <text:p>https://img2.doubanio.com/view/photo/s_ratio_poster/public/p2896589742.jpg</text:p>
          </table:table-cell>
          <table:table-cell table:style-name="ce1" office:value-type="string" calcext:value-type="string">
            <text:p>疯狂动物城</text:p>
          </table:table-cell>
          <table:table-cell table:style-name="ce1" office:value-type="string" calcext:value-type="string">
            <text:p>Zootopia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1969735</text:p>
          </table:table-cell>
          <table:table-cell table:style-name="ce1" office:value-type="string" calcext:value-type="string">
            <text:p>迪士尼给我们营造的乌托邦就是这样，永远善良勇敢，永远出乎意料</text:p>
          </table:table-cell>
          <table:table-cell table:style-name="ce2" office:value-type="string" calcext:value-type="string">
            <text:p>导演: 拜伦·霍华德 Byron Howard <text:s text:c="2"/>瑞奇·摩尔 Rich Moore <text:s text:c="2"/>主演: 金妮弗·... 2016 <text:s text:c="2"/>美国 <text:s text:c="2"/>喜剧 动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307914/</text:p>
          </table:table-cell>
          <table:table-cell table:style-name="ce1" office:value-type="string" calcext:value-type="string">
            <text:p>https://img2.doubanio.com/view/photo/s_ratio_poster/public/p2564556863.jpg</text:p>
          </table:table-cell>
          <table:table-cell table:style-name="ce1" office:value-type="string" calcext:value-type="string">
            <text:p>无间道</text:p>
          </table:table-cell>
          <table:table-cell table:style-name="ce1" office:value-type="string" calcext:value-type="string">
            <text:p>無間道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384712</text:p>
          </table:table-cell>
          <table:table-cell table:style-name="ce1" office:value-type="string" calcext:value-type="string">
            <text:p>香港电影史上永不过时的杰作</text:p>
          </table:table-cell>
          <table:table-cell table:style-name="ce2" office:value-type="string" calcext:value-type="string">
            <text:p>导演: 刘伟强 <text:s text:c="2"/>麦兆辉 <text:s text:c="2"/>主演: 刘德华 Andy Lau <text:s text:c="2"/>梁朝伟 Tony Leung Chiu W... 2002 <text:s text:c="2"/>中国香港 <text:s text:c="2"/>剧情 犯罪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6141/</text:p>
          </table:table-cell>
          <table:table-cell table:style-name="ce1" office:value-type="string" calcext:value-type="string">
            <text:p>https://img1.doubanio.com/view/photo/s_ratio_poster/public/p1505392928.jpg</text:p>
          </table:table-cell>
          <table:table-cell table:style-name="ce1" office:value-type="string" calcext:value-type="string">
            <text:p>控方证人</text:p>
          </table:table-cell>
          <table:table-cell table:style-name="ce1" office:value-type="string" calcext:value-type="string">
            <text:p>Witness for the Prosecution</text:p>
          </table:table-cell>
          <table:table-cell table:style-name="ce1" office:value-type="string" calcext:value-type="string">
            <text:p>9.6</text:p>
          </table:table-cell>
          <table:table-cell table:style-name="ce1" office:value-type="string" calcext:value-type="string">
            <text:p>575474</text:p>
          </table:table-cell>
          <table:table-cell table:style-name="ce1" office:value-type="string" calcext:value-type="string">
            <text:p>比利·怀德满分作品</text:p>
          </table:table-cell>
          <table:table-cell table:style-name="ce2" office:value-type="string" calcext:value-type="string">
            <text:p>导演: 比利·怀尔德 Billy Wilder <text:s text:c="2"/>主演: 泰隆·鲍华 Tyrone Power <text:s text:c="2"/>玛琳·... 1957 <text:s text:c="2"/>美国 <text:s text:c="2"/>剧情 犯罪 悬疑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13/</text:p>
          </table:table-cell>
          <table:table-cell table:style-name="ce1" office:value-type="string" calcext:value-type="string">
            <text:p>https://img9.doubanio.com/view/photo/s_ratio_poster/public/p2455050536.jpg</text:p>
          </table:table-cell>
          <table:table-cell table:style-name="ce1" office:value-type="string" calcext:value-type="string">
            <text:p>大话西游之大圣娶亲</text:p>
          </table:table-cell>
          <table:table-cell table:style-name="ce1" office:value-type="string" calcext:value-type="string">
            <text:p>西遊記大結局之仙履奇緣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1552214</text:p>
          </table:table-cell>
          <table:table-cell table:style-name="ce1" office:value-type="string" calcext:value-type="string">
            <text:p>一生所爱</text:p>
          </table:table-cell>
          <table:table-cell table:style-name="ce2" office:value-type="string" calcext:value-type="string">
            <text:p>导演: 刘镇伟 Jeffrey Lau <text:s text:c="2"/>主演: 周星驰 Stephen Chow <text:s text:c="2"/>吴孟达 Man Tat Ng... 1995 <text:s text:c="2"/>中国香港 中国大陆 <text:s text:c="2"/>喜剧 爱情 奇幻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5912992/</text:p>
          </table:table-cell>
          <table:table-cell table:style-name="ce1" office:value-type="string" calcext:value-type="string">
            <text:p>https://img9.doubanio.com/view/photo/s_ratio_poster/public/p1363250216.jpg</text:p>
          </table:table-cell>
          <table:table-cell table:style-name="ce1" office:value-type="string" calcext:value-type="string">
            <text:p>熔炉</text:p>
          </table:table-cell>
          <table:table-cell table:style-name="ce1" office:value-type="string" calcext:value-type="string">
            <text:p>도가니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942495</text:p>
          </table:table-cell>
          <table:table-cell table:style-name="ce1" office:value-type="string" calcext:value-type="string">
            <text:p>我们一路奋战不是为了改变世界，而是为了不让世界改变我们</text:p>
          </table:table-cell>
          <table:table-cell table:style-name="ce2" office:value-type="string" calcext:value-type="string">
            <text:p>导演: 黄东赫 Dong-hyuk Hwang <text:s text:c="2"/>主演: 孔侑 Yoo Gong <text:s text:c="2"/>郑有美 Yu-mi Jung <text:s/>... 2011 <text:s text:c="2"/>韩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41/</text:p>
          </table:table-cell>
          <table:table-cell table:style-name="ce1" office:value-type="string" calcext:value-type="string">
            <text:p>https://img9.doubanio.com/view/photo/s_ratio_poster/public/p616779645.jpg</text:p>
          </table:table-cell>
          <table:table-cell table:style-name="ce1" office:value-type="string" calcext:value-type="string">
            <text:p>教父</text:p>
          </table:table-cell>
          <table:table-cell table:style-name="ce1" office:value-type="string" calcext:value-type="string">
            <text:p>The Godfather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981743</text:p>
          </table:table-cell>
          <table:table-cell table:style-name="ce1" office:value-type="string" calcext:value-type="string">
            <text:p>千万不要记恨你的对手，这样会让你失去理智</text:p>
          </table:table-cell>
          <table:table-cell table:style-name="ce2" office:value-type="string" calcext:value-type="string">
            <text:p>导演: 弗朗西斯·福特·科波拉 Francis Ford Coppola <text:s text:c="2"/>主演: 马龙·白兰度 M... 1972 <text:s text:c="2"/>美国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6786002/</text:p>
          </table:table-cell>
          <table:table-cell table:style-name="ce1" office:value-type="string" calcext:value-type="string">
            <text:p>https://img9.doubanio.com/view/photo/s_ratio_poster/public/p1454261925.jpg</text:p>
          </table:table-cell>
          <table:table-cell table:style-name="ce1" office:value-type="string" calcext:value-type="string">
            <text:p>触不可及</text:p>
          </table:table-cell>
          <table:table-cell table:style-name="ce1" office:value-type="string" calcext:value-type="string">
            <text:p>Intouchables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133729</text:p>
          </table:table-cell>
          <table:table-cell table:style-name="ce1" office:value-type="string" calcext:value-type="string">
            <text:p>满满温情的高雅喜剧</text:p>
          </table:table-cell>
          <table:table-cell table:style-name="ce2" office:value-type="string" calcext:value-type="string">
            <text:p>导演: 奥利维·那卡什 Olivier Nakache <text:s text:c="2"/>艾力克·托兰达 Eric Toledano <text:s text:c="2"/>主... 2011 <text:s text:c="2"/>法国 <text:s text:c="2"/>剧情 喜剧</text:p>
          </table:table-cell>
        </table:table-row>
        <table:table-row table:style-name="ro2">
          <table:table-cell table:style-name="ce1" office:value-type="string" calcext:value-type="string">
            <text:p>https://movie.douban.com/subject/1849031/</text:p>
          </table:table-cell>
          <table:table-cell table:style-name="ce1" office:value-type="string" calcext:value-type="string">
            <text:p>https://img9.doubanio.com/view/photo/s_ratio_poster/public/p2614359276.jpg</text:p>
          </table:table-cell>
          <table:table-cell table:style-name="ce1" office:value-type="string" calcext:value-type="string">
            <text:p>当幸福来敲门</text:p>
          </table:table-cell>
          <table:table-cell table:style-name="ce1" office:value-type="string" calcext:value-type="string">
            <text:p>The Pursuit of Happyness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1538590</text:p>
          </table:table-cell>
          <table:table-cell table:style-name="ce1" office:value-type="string" calcext:value-type="string">
            <text:p>平民励志片 </text:p>
          </table:table-cell>
          <table:table-cell table:style-name="ce2" office:value-type="string" calcext:value-type="string">
            <text:p>导演: 加布里尔·穆奇诺 Gabriele Muccino <text:s text:c="2"/>主演: 威尔·史密斯 Will Smith ... 2006 <text:s text:c="2"/>美国 <text:s text:c="2"/>剧情 传记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172/</text:p>
          </table:table-cell>
          <table:table-cell table:style-name="ce1" office:value-type="string" calcext:value-type="string">
            <text:p>https://img2.doubanio.com/view/photo/s_ratio_poster/public/p452089833.jpg</text:p>
          </table:table-cell>
          <table:table-cell table:style-name="ce1" office:value-type="string" calcext:value-type="string">
            <text:p>末代皇帝</text:p>
          </table:table-cell>
          <table:table-cell table:style-name="ce1" office:value-type="string" calcext:value-type="string">
            <text:p>The Last Emperor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900535</text:p>
          </table:table-cell>
          <table:table-cell table:style-name="ce1" office:value-type="string" calcext:value-type="string">
            <text:p>“不要跟我比惨，我比你更惨”再适合这部电影不过了</text:p>
          </table:table-cell>
          <table:table-cell table:style-name="ce2" office:value-type="string" calcext:value-type="string">
            <text:p>导演: 贝纳尔多·贝托鲁奇 Bernardo Bertolucci <text:s text:c="2"/>主演: 尊龙 John Lone <text:s text:c="2"/>陈... 1987 <text:s text:c="2"/>英国 意大利 中国大陆 法国 <text:s text:c="2"/>剧情 传记 历史</text:p>
          </table:table-cell>
        </table:table-row>
        <table:table-row table:style-name="ro2">
          <table:table-cell table:style-name="ce1" office:value-type="string" calcext:value-type="string">
            <text:p>https://movie.douban.com/subject/20495023/</text:p>
          </table:table-cell>
          <table:table-cell table:style-name="ce1" office:value-type="string" calcext:value-type="string">
            <text:p>https://img1.doubanio.com/view/photo/s_ratio_poster/public/p2896589968.jpg</text:p>
          </table:table-cell>
          <table:table-cell table:style-name="ce1" office:value-type="string" calcext:value-type="string">
            <text:p>寻梦环游记</text:p>
          </table:table-cell>
          <table:table-cell table:style-name="ce1" office:value-type="string" calcext:value-type="string">
            <text:p>Coco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710098</text:p>
          </table:table-cell>
          <table:table-cell table:style-name="ce1" office:value-type="string" calcext:value-type="string">
            <text:p>死亡不是真的逝去，遗忘才是永恒的消亡</text:p>
          </table:table-cell>
          <table:table-cell table:style-name="ce2" office:value-type="string" calcext:value-type="string">
            <text:p>导演: 李·昂克里奇 Lee Unkrich <text:s text:c="2"/>阿德里安·莫利纳 Adrian Molina <text:s text:c="2"/>主演: ... 2017 <text:s text:c="2"/>美国 <text:s text:c="2"/>喜剧 动画 奇幻 音乐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60/</text:p>
          </table:table-cell>
          <table:table-cell table:style-name="ce1" office:value-type="string" calcext:value-type="string">
            <text:p>https://img9.doubanio.com/view/photo/s_ratio_poster/public/p2540924496.jpg</text:p>
          </table:table-cell>
          <table:table-cell table:style-name="ce1" office:value-type="string" calcext:value-type="string">
            <text:p>龙猫</text:p>
          </table:table-cell>
          <table:table-cell table:style-name="ce1" office:value-type="string" calcext:value-type="string">
            <text:p>となりのトトロ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1282257</text:p>
          </table:table-cell>
          <table:table-cell table:style-name="ce1" office:value-type="string" calcext:value-type="string">
            <text:p>人人心中都有个龙猫，童年就永远不会消失</text:p>
          </table:table-cell>
          <table:table-cell table:style-name="ce2" office:value-type="string" calcext:value-type="string">
            <text:p>导演: 宫崎骏 Hayao Miyazaki <text:s text:c="2"/>主演: 日高法子 Noriko Hidaka <text:s text:c="2"/>坂本千夏 Ch... 1988 <text:s text:c="2"/>日本 <text:s text:c="2"/>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3319755/</text:p>
          </table:table-cell>
          <table:table-cell table:style-name="ce1" office:value-type="string" calcext:value-type="string">
            <text:p>https://img1.doubanio.com/view/photo/s_ratio_poster/public/p501177648.jpg</text:p>
          </table:table-cell>
          <table:table-cell table:style-name="ce1" office:value-type="string" calcext:value-type="string">
            <text:p>怦然心动</text:p>
          </table:table-cell>
          <table:table-cell table:style-name="ce1" office:value-type="string" calcext:value-type="string">
            <text:p>Flipped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856538</text:p>
          </table:table-cell>
          <table:table-cell table:style-name="ce1" office:value-type="string" calcext:value-type="string">
            <text:p>真正的幸福是来自内心深处</text:p>
          </table:table-cell>
          <table:table-cell table:style-name="ce2" office:value-type="string" calcext:value-type="string">
            <text:p>导演: 罗伯·莱纳 Rob Reiner <text:s text:c="2"/>主演: 玛德琳·卡罗尔 Madeline Carroll <text:s text:c="2"/>卡... 2010 <text:s text:c="2"/>美国 <text:s text:c="2"/>剧情 喜剧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365/</text:p>
          </table:table-cell>
          <table:table-cell table:style-name="ce1" office:value-type="string" calcext:value-type="string">
            <text:p>https://img1.doubanio.com/view/photo/s_ratio_poster/public/p2597919477.jpg</text:p>
          </table:table-cell>
          <table:table-cell table:style-name="ce1" office:value-type="string" calcext:value-type="string">
            <text:p>活着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858883</text:p>
          </table:table-cell>
          <table:table-cell table:style-name="ce1" office:value-type="string" calcext:value-type="string">
            <text:p>张艺谋最好的电影</text:p>
          </table:table-cell>
          <table:table-cell table:style-name="ce2" office:value-type="string" calcext:value-type="string">
            <text:p>导演: 张艺谋 Yimou Zhang <text:s text:c="2"/>主演: 葛优 You Ge <text:s text:c="2"/>巩俐 Li Gong <text:s text:c="2"/>姜武 Wu Jiang 1994 <text:s text:c="2"/>中国大陆 中国香港 <text:s text:c="2"/>剧情 历史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851857/</text:p>
          </table:table-cell>
          <table:table-cell table:style-name="ce1" office:value-type="string" calcext:value-type="string">
            <text:p>https://img2.doubanio.com/view/photo/s_ratio_poster/public/p462657443.jpg</text:p>
          </table:table-cell>
          <table:table-cell table:style-name="ce1" office:value-type="string" calcext:value-type="string">
            <text:p>蝙蝠侠：黑暗骑士</text:p>
          </table:table-cell>
          <table:table-cell table:style-name="ce1" office:value-type="string" calcext:value-type="string">
            <text:p>The Dark Knight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1076396</text:p>
          </table:table-cell>
          <table:table-cell table:style-name="ce1" office:value-type="string" calcext:value-type="string">
            <text:p>无尽的黑暗</text:p>
          </table:table-cell>
          <table:table-cell table:style-name="ce2" office:value-type="string" calcext:value-type="string">
            <text:p>导演: 克里斯托弗·诺兰 Christopher Nolan <text:s text:c="2"/>主演: 克里斯蒂安·贝尔 Christ... 2008 <text:s text:c="2"/>美国 英国 <text:s text:c="2"/>剧情 动作 科幻 犯罪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5038/</text:p>
          </table:table-cell>
          <table:table-cell table:style-name="ce1" office:value-type="string" calcext:value-type="string">
            <text:p>https://img9.doubanio.com/view/photo/s_ratio_poster/public/p2614949805.jpg</text:p>
          </table:table-cell>
          <table:table-cell table:style-name="ce1" office:value-type="string" calcext:value-type="string">
            <text:p>哈利·波特与魔法石</text:p>
          </table:table-cell>
          <table:table-cell table:style-name="ce1" office:value-type="string" calcext:value-type="string">
            <text:p>Harry Potter and the Sorcerer's Stone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1212585</text:p>
          </table:table-cell>
          <table:table-cell table:style-name="ce1" office:value-type="string" calcext:value-type="string">
            <text:p>童话世界的开端</text:p>
          </table:table-cell>
          <table:table-cell table:style-name="ce2" office:value-type="string" calcext:value-type="string">
            <text:p>导演: Chris Columbus <text:s text:c="2"/>主演: Daniel Radcliffe <text:s text:c="2"/>Emma Watson <text:s text:c="2"/>Rupert Grint 2001 <text:s text:c="2"/>美国 英国 <text:s text:c="2"/>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52/</text:p>
          </table:table-cell>
          <table:table-cell table:style-name="ce1" office:value-type="string" calcext:value-type="string">
            <text:p>https://img2.doubanio.com/view/photo/s_ratio_poster/public/p2642829472.jpg</text:p>
          </table:table-cell>
          <table:table-cell table:style-name="ce1" office:value-type="string" calcext:value-type="string">
            <text:p>指环王3：王者无敌</text:p>
          </table:table-cell>
          <table:table-cell table:style-name="ce1" office:value-type="string" calcext:value-type="string">
            <text:p>The Lord of the Rings: The Return of the King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814783</text:p>
          </table:table-cell>
          <table:table-cell table:style-name="ce1" office:value-type="string" calcext:value-type="string">
            <text:p>史诗的终章</text:p>
          </table:table-cell>
          <table:table-cell table:style-name="ce2" office:value-type="string" calcext:value-type="string">
            <text:p>导演: 彼得·杰克逊 Peter Jackson <text:s text:c="2"/>主演: 伊利亚·伍德 Elijah Wood <text:s text:c="2"/>西恩... 2003 <text:s text:c="2"/>美国 新西兰 <text:s text:c="2"/>剧情 动作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6752088/</text:p>
          </table:table-cell>
          <table:table-cell table:style-name="ce1" office:value-type="string" calcext:value-type="string">
            <text:p>https://img9.doubanio.com/view/photo/s_ratio_poster/public/p2561305376.jpg</text:p>
          </table:table-cell>
          <table:table-cell table:style-name="ce1" office:value-type="string" calcext:value-type="string">
            <text:p>我不是药神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2132092</text:p>
          </table:table-cell>
          <table:table-cell table:style-name="ce1" office:value-type="string" calcext:value-type="string">
            <text:p>对我们国家而言，这样的电影多一部是一部</text:p>
          </table:table-cell>
          <table:table-cell table:style-name="ce2" office:value-type="string" calcext:value-type="string">
            <text:p>导演: 文牧野 Muye Wen <text:s text:c="2"/>主演: 徐峥 Zheng Xu <text:s text:c="2"/>王传君 Chuanjun Wang <text:s text:c="2"/>周... 2018 <text:s text:c="2"/>中国大陆 <text:s text:c="2"/>剧情 喜剧</text:p>
          </table:table-cell>
        </table:table-row>
        <table:table-row table:style-name="ro2">
          <table:table-cell table:style-name="ce1" office:value-type="string" calcext:value-type="string">
            <text:p>https://movie.douban.com/subject/1300267/</text:p>
          </table:table-cell>
          <table:table-cell table:style-name="ce1" office:value-type="string" calcext:value-type="string">
            <text:p>https://img1.doubanio.com/view/photo/s_ratio_poster/public/p1963126880.jpg</text:p>
          </table:table-cell>
          <table:table-cell table:style-name="ce1" office:value-type="string" calcext:value-type="string">
            <text:p>乱世佳人</text:p>
          </table:table-cell>
          <table:table-cell table:style-name="ce1" office:value-type="string" calcext:value-type="string">
            <text:p>Gone with the Wind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701071</text:p>
          </table:table-cell>
          <table:table-cell table:style-name="ce1" office:value-type="string" calcext:value-type="string">
            <text:p>Tomorrow is another day.</text:p>
          </table:table-cell>
          <table:table-cell table:style-name="ce2" office:value-type="string" calcext:value-type="string">
            <text:p>导演: 维克多·弗莱明 Victor Fleming <text:s text:c="2"/>乔治·库克 George Cukor <text:s text:c="2"/>主演: 费... 1939 <text:s text:c="2"/>美国 <text:s text:c="2"/>剧情 历史 爱情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2129039/</text:p>
          </table:table-cell>
          <table:table-cell table:style-name="ce1" office:value-type="string" calcext:value-type="string">
            <text:p>https://img1.doubanio.com/view/photo/s_ratio_poster/public/p2896589700.jpg</text:p>
          </table:table-cell>
          <table:table-cell table:style-name="ce1" office:value-type="string" calcext:value-type="string">
            <text:p>飞屋环游记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343943</text:p>
          </table:table-cell>
          <table:table-cell table:style-name="ce1" office:value-type="string" calcext:value-type="string">
            <text:p>最后那些最无聊的事情，才是最值得怀念的 </text:p>
          </table:table-cell>
          <table:table-cell table:style-name="ce2" office:value-type="string" calcext:value-type="string">
            <text:p>导演: 彼特·道格特 Pete Docter <text:s text:c="2"/>鲍勃·彼德森 Bob Peterson <text:s text:c="2"/>主演: 爱德... 2009 <text:s text:c="2"/>美国 <text:s text:c="2"/>剧情 喜剧 动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1937452/</text:p>
          </table:table-cell>
          <table:table-cell table:style-name="ce1" office:value-type="string" calcext:value-type="string">
            <text:p>https://img9.doubanio.com/view/photo/s_ratio_poster/public/p2118532944.jpg</text:p>
          </table:table-cell>
          <table:table-cell table:style-name="ce1" office:value-type="string" calcext:value-type="string">
            <text:p>素媛</text:p>
          </table:table-cell>
          <table:table-cell table:style-name="ce1" office:value-type="string" calcext:value-type="string">
            <text:p>소원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696398</text:p>
          </table:table-cell>
          <table:table-cell table:style-name="ce1" office:value-type="string" calcext:value-type="string">
            <text:p>受过伤害的人总是笑得最开心，因为他们不愿意让身边的人承受一样的痛苦</text:p>
          </table:table-cell>
          <table:table-cell table:style-name="ce2" office:value-type="string" calcext:value-type="string">
            <text:p>导演: 李濬益 Jun-ik Lee <text:s text:c="2"/>主演: 薛景求 Kyung-gu Sol <text:s text:c="2"/>严志媛 Ji-won Uhm ... 2013 <text:s text:c="2"/>韩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8807/</text:p>
          </table:table-cell>
          <table:table-cell table:style-name="ce1" office:value-type="string" calcext:value-type="string">
            <text:p>https://img1.doubanio.com/view/photo/s_ratio_poster/public/p2174346180.jpg</text:p>
          </table:table-cell>
          <table:table-cell table:style-name="ce1" office:value-type="string" calcext:value-type="string">
            <text:p>哈尔的移动城堡</text:p>
          </table:table-cell>
          <table:table-cell table:style-name="ce1" office:value-type="string" calcext:value-type="string">
            <text:p>ハウルの動く城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041542</text:p>
          </table:table-cell>
          <table:table-cell table:style-name="ce1" office:value-type="string" calcext:value-type="string">
            <text:p>带着心爱的人在天空飞翔</text:p>
          </table:table-cell>
          <table:table-cell table:style-name="ce2" office:value-type="string" calcext:value-type="string">
            <text:p>导演: 宫崎骏 Hayao Miyazaki <text:s text:c="2"/>主演: 倍赏千惠子 Chieko Baishô <text:s text:c="2"/>木村拓... 2004 <text:s text:c="2"/>日本 <text:s text:c="2"/>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182/</text:p>
          </table:table-cell>
          <table:table-cell table:style-name="ce1" office:value-type="string" calcext:value-type="string">
            <text:p>https://img2.doubanio.com/view/photo/s_ratio_poster/public/p2173577632.jpg</text:p>
          </table:table-cell>
          <table:table-cell table:style-name="ce1" office:value-type="string" calcext:value-type="string">
            <text:p>十二怒汉</text:p>
          </table:table-cell>
          <table:table-cell table:style-name="ce1" office:value-type="string" calcext:value-type="string">
            <text:p>12 Angry Men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499137</text:p>
          </table:table-cell>
          <table:table-cell table:style-name="ce1" office:value-type="string" calcext:value-type="string">
            <text:p>1957年的理想主义 </text:p>
          </table:table-cell>
          <table:table-cell table:style-name="ce2" office:value-type="string" calcext:value-type="string">
            <text:p>导演: Sidney Lumet <text:s text:c="2"/>主演: 亨利·方达 Henry Fonda <text:s text:c="2"/>马丁·鲍尔萨姆 Marti... 1957 <text:s text:c="2"/>美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30170448/</text:p>
          </table:table-cell>
          <table:table-cell table:style-name="ce1" office:value-type="string" calcext:value-type="string">
            <text:p>https://img1.doubanio.com/view/photo/s_ratio_poster/public/p2555295759.jpg</text:p>
          </table:table-cell>
          <table:table-cell table:style-name="ce1" office:value-type="string" calcext:value-type="string">
            <text:p>何以为家</text:p>
          </table:table-cell>
          <table:table-cell table:style-name="ce1" office:value-type="string" calcext:value-type="string">
            <text:p>كفرناحوم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058405</text:p>
          </table:table-cell>
          <table:table-cell table:style-name="ce1" office:value-type="string" calcext:value-type="string">
            <text:p>凝视卑弱生命，用电影改变命运</text:p>
          </table:table-cell>
          <table:table-cell table:style-name="ce2" office:value-type="string" calcext:value-type="string">
            <text:p>导演: 娜丁·拉巴基 Nadine Labaki <text:s text:c="2"/>主演: 扎因·拉费阿 Zain al-Rafeea <text:s text:c="2"/>... 2018 <text:s text:c="2"/>黎巴嫩 美国 法国 塞浦路斯 卡塔尔 英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26387939/</text:p>
          </table:table-cell>
          <table:table-cell table:style-name="ce1" office:value-type="string" calcext:value-type="string">
            <text:p>https://img1.doubanio.com/view/photo/s_ratio_poster/public/p2401676338.jpg</text:p>
          </table:table-cell>
          <table:table-cell table:style-name="ce1" office:value-type="string" calcext:value-type="string">
            <text:p>摔跤吧！爸爸</text:p>
          </table:table-cell>
          <table:table-cell table:style-name="ce1" office:value-type="string" calcext:value-type="string">
            <text:p>Dangal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1588150</text:p>
          </table:table-cell>
          <table:table-cell table:style-name="ce1" office:value-type="string" calcext:value-type="string">
            <text:p>你不是在为你一个人战斗，你要让千千万万的女性看到女生并不是只能相夫教子</text:p>
          </table:table-cell>
          <table:table-cell table:style-name="ce2" office:value-type="string" calcext:value-type="string">
            <text:p>导演: 涅提·蒂瓦里 Nitesh Tiwari <text:s text:c="2"/>主演: 阿米尔·汗 Aamir Khan <text:s text:c="2"/>法缇玛... 2016 <text:s text:c="2"/>印度 <text:s text:c="2"/>剧情 传记 运动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3742360/</text:p>
          </table:table-cell>
          <table:table-cell table:style-name="ce1" office:value-type="string" calcext:value-type="string">
            <text:p>https://img1.doubanio.com/view/photo/s_ratio_poster/public/p1512562287.jpg</text:p>
          </table:table-cell>
          <table:table-cell table:style-name="ce1" office:value-type="string" calcext:value-type="string">
            <text:p>让子弹飞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1721981</text:p>
          </table:table-cell>
          <table:table-cell table:style-name="ce1" office:value-type="string" calcext:value-type="string">
            <text:p>你给我翻译翻译，神马叫做TMD的惊喜</text:p>
          </table:table-cell>
          <table:table-cell table:style-name="ce2" office:value-type="string" calcext:value-type="string">
            <text:p>导演: 姜文 Wen Jiang <text:s text:c="2"/>主演: 姜文 Wen Jiang <text:s text:c="2"/>葛优 You Ge <text:s text:c="2"/>周润发 Yun-F... 2010 <text:s text:c="2"/>中国大陆 中国香港 <text:s text:c="2"/>剧情 喜剧 动作 西部</text:p>
          </table:table-cell>
        </table:table-row>
        <table:table-row table:style-name="ro2">
          <table:table-cell table:style-name="ce1" office:value-type="string" calcext:value-type="string">
            <text:p>https://movie.douban.com/subject/1305487/</text:p>
          </table:table-cell>
          <table:table-cell table:style-name="ce1" office:value-type="string" calcext:value-type="string">
            <text:p>https://img2.doubanio.com/view/photo/s_ratio_poster/public/p453924541.jpg</text:p>
          </table:table-cell>
          <table:table-cell table:style-name="ce1" office:value-type="string" calcext:value-type="string">
            <text:p>猫鼠游戏</text:p>
          </table:table-cell>
          <table:table-cell table:style-name="ce1" office:value-type="string" calcext:value-type="string">
            <text:p>Catch Me If You Can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044417</text:p>
          </table:table-cell>
          <table:table-cell table:style-name="ce1" office:value-type="string" calcext:value-type="string">
            <text:p>骗子大师和执著警探的你追我跑故事 </text:p>
          </table:table-cell>
          <table:table-cell table:style-name="ce2" office:value-type="string" calcext:value-type="string">
            <text:p>导演: 史蒂文·斯皮尔伯格 Steven Spielberg <text:s text:c="2"/>主演: 莱昂纳多·迪卡普里奥 L... 2002 <text:s text:c="2"/>美国 加拿大 <text:s text:c="2"/>传记 犯罪 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83/</text:p>
          </table:table-cell>
          <table:table-cell table:style-name="ce1" office:value-type="string" calcext:value-type="string">
            <text:p>https://img1.doubanio.com/view/photo/s_ratio_poster/public/p2892380420.jpg</text:p>
          </table:table-cell>
          <table:table-cell table:style-name="ce1" office:value-type="string" calcext:value-type="string">
            <text:p>天空之城</text:p>
          </table:table-cell>
          <table:table-cell table:style-name="ce1" office:value-type="string" calcext:value-type="string">
            <text:p>天空の城ラピュタ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888030</text:p>
          </table:table-cell>
          <table:table-cell table:style-name="ce1" office:value-type="string" calcext:value-type="string">
            <text:p>对天空的追逐，永不停止 </text:p>
          </table:table-cell>
          <table:table-cell table:style-name="ce2" office:value-type="string" calcext:value-type="string">
            <text:p>导演: 宫崎骏 Hayao Miyazaki <text:s text:c="2"/>主演: 田中真弓 Mayumi Tanaka <text:s text:c="2"/>横泽启子 Ke... 1986 <text:s text:c="2"/>日本 <text:s text:c="2"/>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58/</text:p>
          </table:table-cell>
          <table:table-cell table:style-name="ce1" office:value-type="string" calcext:value-type="string">
            <text:p>https://img1.doubanio.com/view/photo/s_ratio_poster/public/p2553104888.jpg</text:p>
          </table:table-cell>
          <table:table-cell table:style-name="ce1" office:value-type="string" calcext:value-type="string">
            <text:p>鬼子来了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635451</text:p>
          </table:table-cell>
          <table:table-cell table:style-name="ce1" office:value-type="string" calcext:value-type="string">
            <text:p>对敌人的仁慈，就是对自己残忍</text:p>
          </table:table-cell>
          <table:table-cell table:style-name="ce2" office:value-type="string" calcext:value-type="string">
            <text:p>导演: 姜文 Wen Jiang <text:s text:c="2"/>主演: 姜文 Wen Jiang <text:s text:c="2"/>香川照之 Teruyuki Kagawa <text:s/>... 2000 <text:s text:c="2"/>中国大陆 <text:s text:c="2"/>剧情 喜剧</text:p>
          </table:table-cell>
        </table:table-row>
        <table:table-row table:style-name="ro2">
          <table:table-cell table:style-name="ce1" office:value-type="string" calcext:value-type="string">
            <text:p>https://movie.douban.com/subject/1929463/</text:p>
          </table:table-cell>
          <table:table-cell table:style-name="ce1" office:value-type="string" calcext:value-type="string">
            <text:p>https://img9.doubanio.com/view/photo/s_ratio_poster/public/p2896590696.jpg</text:p>
          </table:table-cell>
          <table:table-cell table:style-name="ce1" office:value-type="string" calcext:value-type="string">
            <text:p>少年派的奇幻漂流</text:p>
          </table:table-cell>
          <table:table-cell table:style-name="ce1" office:value-type="string" calcext:value-type="string">
            <text:p>Life of Pi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364511</text:p>
          </table:table-cell>
          <table:table-cell table:style-name="ce1" office:value-type="string" calcext:value-type="string">
            <text:p>瑰丽壮观、无人能及的冒险之旅</text:p>
          </table:table-cell>
          <table:table-cell table:style-name="ce2" office:value-type="string" calcext:value-type="string">
            <text:p>导演: 李安 Ang Lee <text:s text:c="2"/>主演: 苏拉·沙玛 Suraj Sharma <text:s text:c="2"/>伊尔凡·可汗 Irrfan... 2012 <text:s text:c="2"/>美国 中国台湾 英国 加拿大 <text:s text:c="2"/>剧情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5958717/</text:p>
          </table:table-cell>
          <table:table-cell table:style-name="ce1" office:value-type="string" calcext:value-type="string">
            <text:p>https://img9.doubanio.com/view/photo/s_ratio_poster/public/p2554525534.jpg</text:p>
          </table:table-cell>
          <table:table-cell table:style-name="ce1" office:value-type="string" calcext:value-type="string">
            <text:p>海蒂和爷爷</text:p>
          </table:table-cell>
          <table:table-cell table:style-name="ce1" office:value-type="string" calcext:value-type="string">
            <text:p>Heidi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630247</text:p>
          </table:table-cell>
          <table:table-cell table:style-name="ce1" office:value-type="string" calcext:value-type="string">
            <text:p>如果生活中有什么使你感到快乐，那就去做吧！不要管别人说什么</text:p>
          </table:table-cell>
          <table:table-cell table:style-name="ce2" office:value-type="string" calcext:value-type="string">
            <text:p>导演: 阿兰·葛斯彭纳 Alain Gsponer <text:s text:c="2"/>主演: 阿努克·斯特芬 Anuk Steffen <text:s/>... 2015 <text:s text:c="2"/>德国 瑞士 <text:s text:c="2"/>剧情 冒险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296736/</text:p>
          </table:table-cell>
          <table:table-cell table:style-name="ce1" office:value-type="string" calcext:value-type="string">
            <text:p>https://img2.doubanio.com/view/photo/s_ratio_poster/public/p1381339291.jpg</text:p>
          </table:table-cell>
          <table:table-cell table:style-name="ce1" office:value-type="string" calcext:value-type="string">
            <text:p>钢琴家</text:p>
          </table:table-cell>
          <table:table-cell table:style-name="ce1" office:value-type="string" calcext:value-type="string">
            <text:p>The Pianist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651991</text:p>
          </table:table-cell>
          <table:table-cell table:style-name="ce1" office:value-type="string" calcext:value-type="string">
            <text:p>音乐能化解仇恨</text:p>
          </table:table-cell>
          <table:table-cell table:style-name="ce2" office:value-type="string" calcext:value-type="string">
            <text:p>导演: 罗曼·波兰斯基 Roman Polanski <text:s text:c="2"/>主演: 艾德里安·布洛迪 Adrien Brod... 2002 <text:s text:c="2"/>英国 法国 波兰 德国 <text:s text:c="2"/>剧情 传记 战争 音乐</text:p>
          </table:table-cell>
        </table:table-row>
        <table:table-row table:style-name="ro2">
          <table:table-cell table:style-name="ce1" office:value-type="string" calcext:value-type="string">
            <text:p>https://movie.douban.com/subject/1299398/</text:p>
          </table:table-cell>
          <table:table-cell table:style-name="ce1" office:value-type="string" calcext:value-type="string">
            <text:p>https://img2.doubanio.com/view/photo/s_ratio_poster/public/p2561721372.jpg</text:p>
          </table:table-cell>
          <table:table-cell table:style-name="ce1" office:value-type="string" calcext:value-type="string">
            <text:p>大话西游之月光宝盒</text:p>
          </table:table-cell>
          <table:table-cell table:style-name="ce1" office:value-type="string" calcext:value-type="string">
            <text:p>西遊記第壹佰零壹回之月光寶盒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1235992</text:p>
          </table:table-cell>
          <table:table-cell table:style-name="ce1" office:value-type="string" calcext:value-type="string">
            <text:p>旷古烁今</text:p>
          </table:table-cell>
          <table:table-cell table:style-name="ce2" office:value-type="string" calcext:value-type="string">
            <text:p>导演: 刘镇伟 Jeffrey Lau <text:s text:c="2"/>主演: 周星驰 Stephen Chow <text:s text:c="2"/>吴孟达 Man Tat Ng... 1995 <text:s text:c="2"/>中国香港 中国大陆 <text:s text:c="2"/>喜剧 爱情 奇幻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72/</text:p>
          </table:table-cell>
          <table:table-cell table:style-name="ce1" office:value-type="string" calcext:value-type="string">
            <text:p>https://img9.doubanio.com/view/photo/s_ratio_poster/public/p2640236255.jpg</text:p>
          </table:table-cell>
          <table:table-cell table:style-name="ce1" office:value-type="string" calcext:value-type="string">
            <text:p>指环王2：双塔奇兵</text:p>
          </table:table-cell>
          <table:table-cell table:style-name="ce1" office:value-type="string" calcext:value-type="string">
            <text:p>The Lord of the Rings: The Two Towers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764431</text:p>
          </table:table-cell>
          <table:table-cell table:style-name="ce1" office:value-type="string" calcext:value-type="string">
            <text:p>承前启后的史诗篇章</text:p>
          </table:table-cell>
          <table:table-cell table:style-name="ce2" office:value-type="string" calcext:value-type="string">
            <text:p>导演: 彼得·杰克逊 Peter Jackson <text:s text:c="2"/>主演: 伊利亚·伍德 Elijah Wood <text:s text:c="2"/>西恩... 2002 <text:s text:c="2"/>美国 新西兰 <text:s text:c="2"/>剧情 动作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8624/</text:p>
          </table:table-cell>
          <table:table-cell table:style-name="ce1" office:value-type="string" calcext:value-type="string">
            <text:p>https://img1.doubanio.com/view/photo/s_ratio_poster/public/p2550757929.jpg</text:p>
          </table:table-cell>
          <table:table-cell table:style-name="ce1" office:value-type="string" calcext:value-type="string">
            <text:p>闻香识女人</text:p>
          </table:table-cell>
          <table:table-cell table:style-name="ce1" office:value-type="string" calcext:value-type="string">
            <text:p>Scent of a Woman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900025</text:p>
          </table:table-cell>
          <table:table-cell table:style-name="ce1" office:value-type="string" calcext:value-type="string">
            <text:p>史上最美的探戈</text:p>
          </table:table-cell>
          <table:table-cell table:style-name="ce2" office:value-type="string" calcext:value-type="string">
            <text:p>导演: 马丁·布莱斯 Martin Brest <text:s text:c="2"/>主演: 阿尔·帕西诺 Al Pacino <text:s text:c="2"/>克里斯... 1992 <text:s text:c="2"/>美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48/</text:p>
          </table:table-cell>
          <table:table-cell table:style-name="ce1" office:value-type="string" calcext:value-type="string">
            <text:p>https://img1.doubanio.com/view/photo/s_ratio_poster/public/p2575465690.jpg</text:p>
          </table:table-cell>
          <table:table-cell table:style-name="ce1" office:value-type="string" calcext:value-type="string">
            <text:p>死亡诗社</text:p>
          </table:table-cell>
          <table:table-cell table:style-name="ce1" office:value-type="string" calcext:value-type="string">
            <text:p>Dead Poets Society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739901</text:p>
          </table:table-cell>
          <table:table-cell table:style-name="ce1" office:value-type="string" calcext:value-type="string">
            <text:p>当一个死水般的体制内出现一个活跃的变数时，所有的腐臭都站在了光明的对面</text:p>
          </table:table-cell>
          <table:table-cell table:style-name="ce2" office:value-type="string" calcext:value-type="string">
            <text:p>导演: 彼得·威尔 Peter Weir <text:s text:c="2"/>主演: 罗宾·威廉姆斯 Robin Williams <text:s text:c="2"/>罗伯... 1989 <text:s text:c="2"/>美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839/</text:p>
          </table:table-cell>
          <table:table-cell table:style-name="ce1" office:value-type="string" calcext:value-type="string">
            <text:p>https://img9.doubanio.com/view/photo/s_ratio_poster/public/p2189265085.jpg</text:p>
          </table:table-cell>
          <table:table-cell table:style-name="ce1" office:value-type="string" calcext:value-type="string">
            <text:p>罗马假日</text:p>
          </table:table-cell>
          <table:table-cell table:style-name="ce1" office:value-type="string" calcext:value-type="string">
            <text:p>Roman Holiday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960863</text:p>
          </table:table-cell>
          <table:table-cell table:style-name="ce1" office:value-type="string" calcext:value-type="string">
            <text:p>爱情哪怕只有一天</text:p>
          </table:table-cell>
          <table:table-cell table:style-name="ce2" office:value-type="string" calcext:value-type="string">
            <text:p>导演: 威廉·惠勒 William Wyler <text:s text:c="2"/>主演: 奥黛丽·赫本 Audrey Hepburn <text:s text:c="2"/>格... 1953 <text:s text:c="2"/>美国 <text:s text:c="2"/>喜剧 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27060077/</text:p>
          </table:table-cell>
          <table:table-cell table:style-name="ce1" office:value-type="string" calcext:value-type="string">
            <text:p>https://img2.doubanio.com/view/photo/s_ratio_poster/public/p2531065411.jpg</text:p>
          </table:table-cell>
          <table:table-cell table:style-name="ce1" office:value-type="string" calcext:value-type="string">
            <text:p>绿皮书</text:p>
          </table:table-cell>
          <table:table-cell table:style-name="ce1" office:value-type="string" calcext:value-type="string">
            <text:p>Green Book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1673136</text:p>
          </table:table-cell>
          <table:table-cell table:style-name="ce1" office:value-type="string" calcext:value-type="string">
            <text:p>去除成见，需要勇气</text:p>
          </table:table-cell>
          <table:table-cell table:style-name="ce2" office:value-type="string" calcext:value-type="string">
            <text:p>导演: 彼得·法雷里 Peter Farrelly <text:s text:c="2"/>主演: 维果·莫腾森 Viggo Mortensen <text:s/>... 2018 <text:s text:c="2"/>美国 中国大陆 <text:s text:c="2"/>剧情 喜剧 传记 音乐</text:p>
          </table:table-cell>
        </table:table-row>
        <table:table-row table:style-name="ro2">
          <table:table-cell table:style-name="ce1" office:value-type="string" calcext:value-type="string">
            <text:p>https://movie.douban.com/subject/1418019/</text:p>
          </table:table-cell>
          <table:table-cell table:style-name="ce1" office:value-type="string" calcext:value-type="string">
            <text:p>https://img1.doubanio.com/view/photo/s_ratio_poster/public/p2184505167.jpg</text:p>
          </table:table-cell>
          <table:table-cell table:style-name="ce1" office:value-type="string" calcext:value-type="string">
            <text:p>大闹天宫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445380</text:p>
          </table:table-cell>
          <table:table-cell table:style-name="ce1" office:value-type="string" calcext:value-type="string">
            <text:p>经典之作，历久弥新</text:p>
          </table:table-cell>
          <table:table-cell table:style-name="ce2" office:value-type="string" calcext:value-type="string">
            <text:p>导演: 万籁鸣 Laiming Wan <text:s text:c="2"/>主演: 邱岳峰 Yuefeng Qiu <text:s text:c="2"/>富润生 Runsheng Fu... 1961(中国大陆) <text:s text:c="2"/>1964(中国大陆) <text:s text:c="2"/>1978(中国大陆) <text:s text:c="2"/>中国大陆 <text:s text:c="2"/>剧情 动画 奇幻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28/</text:p>
          </table:table-cell>
          <table:table-cell table:style-name="ce1" office:value-type="string" calcext:value-type="string">
            <text:p>https://img1.doubanio.com/view/photo/s_ratio_poster/public/p2653054340.jpg</text:p>
          </table:table-cell>
          <table:table-cell table:style-name="ce1" office:value-type="string" calcext:value-type="string">
            <text:p>天堂电影院</text:p>
          </table:table-cell>
          <table:table-cell table:style-name="ce1" office:value-type="string" calcext:value-type="string">
            <text:p>Nuovo Cinema Paradiso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685518</text:p>
          </table:table-cell>
          <table:table-cell table:style-name="ce1" office:value-type="string" calcext:value-type="string">
            <text:p>那些吻戏，那些青春，都在影院的黑暗里被泪水冲刷得无比清晰</text:p>
          </table:table-cell>
          <table:table-cell table:style-name="ce2" office:value-type="string" calcext:value-type="string">
            <text:p>导演: 朱塞佩·托纳多雷 Giuseppe Tornatore <text:s text:c="2"/>主演: 菲利普·努瓦雷 Philipp... 1988 <text:s text:c="2"/>意大利 法国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71/</text:p>
          </table:table-cell>
          <table:table-cell table:style-name="ce1" office:value-type="string" calcext:value-type="string">
            <text:p>https://img9.doubanio.com/view/photo/s_ratio_poster/public/p2197698335.jpg</text:p>
          </table:table-cell>
          <table:table-cell table:style-name="ce1" office:value-type="string" calcext:value-type="string">
            <text:p>指环王1：护戒使者</text:p>
          </table:table-cell>
          <table:table-cell table:style-name="ce1" office:value-type="string" calcext:value-type="string">
            <text:p>The Lord of the Rings: The Fellowship of the Ring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859055</text:p>
          </table:table-cell>
          <table:table-cell table:style-name="ce1" office:value-type="string" calcext:value-type="string">
            <text:p>传说的开始</text:p>
          </table:table-cell>
          <table:table-cell table:style-name="ce2" office:value-type="string" calcext:value-type="string">
            <text:p>导演: 彼得·杰克逊 Peter Jackson <text:s text:c="2"/>主演: 伊利亚·伍德 Elijah Wood <text:s text:c="2"/>西恩... 2001 <text:s text:c="2"/>新西兰 美国 <text:s text:c="2"/>剧情 动作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43/</text:p>
          </table:table-cell>
          <table:table-cell table:style-name="ce1" office:value-type="string" calcext:value-type="string">
            <text:p>https://img1.doubanio.com/view/photo/s_ratio_poster/public/p451926968.jpg</text:p>
          </table:table-cell>
          <table:table-cell table:style-name="ce1" office:value-type="string" calcext:value-type="string">
            <text:p>黑客帝国</text:p>
          </table:table-cell>
          <table:table-cell table:style-name="ce1" office:value-type="string" calcext:value-type="string">
            <text:p>The Matrix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848366</text:p>
          </table:table-cell>
          <table:table-cell table:style-name="ce1" office:value-type="string" calcext:value-type="string">
            <text:p>视觉革命</text:p>
          </table:table-cell>
          <table:table-cell table:style-name="ce2" office:value-type="string" calcext:value-type="string">
            <text:p>导演: 安迪·沃卓斯基 Andy Wachowski <text:s text:c="2"/>拉娜·沃卓斯基 Lana Wachowski <text:s text:c="2"/>主... 1999 <text:s text:c="2"/>美国 <text:s text:c="2"/>动作 科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299131/</text:p>
          </table:table-cell>
          <table:table-cell table:style-name="ce1" office:value-type="string" calcext:value-type="string">
            <text:p>https://img1.doubanio.com/view/photo/s_ratio_poster/public/p2194138787.jpg</text:p>
          </table:table-cell>
          <table:table-cell table:style-name="ce1" office:value-type="string" calcext:value-type="string">
            <text:p>教父2</text:p>
          </table:table-cell>
          <table:table-cell table:style-name="ce1" office:value-type="string" calcext:value-type="string">
            <text:p>The Godfather: Part II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561247</text:p>
          </table:table-cell>
          <table:table-cell table:style-name="ce1" office:value-type="string" calcext:value-type="string">
            <text:p>优雅的孤独</text:p>
          </table:table-cell>
          <table:table-cell table:style-name="ce2" office:value-type="string" calcext:value-type="string">
            <text:p>导演: 弗朗西斯·福特·科波拉 Francis Ford Coppola <text:s text:c="2"/>主演: 阿尔·帕西诺 A... 1974 <text:s text:c="2"/>美国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301753/</text:p>
          </table:table-cell>
          <table:table-cell table:style-name="ce1" office:value-type="string" calcext:value-type="string">
            <text:p>https://img9.doubanio.com/view/photo/s_ratio_poster/public/p2896590826.jpg</text:p>
          </table:table-cell>
          <table:table-cell table:style-name="ce1" office:value-type="string" calcext:value-type="string">
            <text:p>狮子王</text:p>
          </table:table-cell>
          <table:table-cell table:style-name="ce1" office:value-type="string" calcext:value-type="string">
            <text:p>The Lion King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855054</text:p>
          </table:table-cell>
          <table:table-cell table:style-name="ce1" office:value-type="string" calcext:value-type="string">
            <text:p>动物版《哈姆雷特》</text:p>
          </table:table-cell>
          <table:table-cell table:style-name="ce2" office:value-type="string" calcext:value-type="string">
            <text:p>导演: Roger Allers <text:s text:c="2"/>罗伯·明可夫 Rob Minkoff <text:s text:c="2"/>主演: 乔纳森·泰勒·托马... 1994 <text:s text:c="2"/>美国 <text:s text:c="2"/>动画 冒险 歌舞</text:p>
          </table:table-cell>
        </table:table-row>
        <table:table-row table:style-name="ro2">
          <table:table-cell table:style-name="ce1" office:value-type="string" calcext:value-type="string">
            <text:p>https://movie.douban.com/subject/21937445/</text:p>
          </table:table-cell>
          <table:table-cell table:style-name="ce1" office:value-type="string" calcext:value-type="string">
            <text:p>https://img9.doubanio.com/view/photo/s_ratio_poster/public/p2158166535.jpg</text:p>
          </table:table-cell>
          <table:table-cell table:style-name="ce1" office:value-type="string" calcext:value-type="string">
            <text:p>辩护人</text:p>
          </table:table-cell>
          <table:table-cell table:style-name="ce1" office:value-type="string" calcext:value-type="string">
            <text:p>변호인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595129</text:p>
          </table:table-cell>
          <table:table-cell table:style-name="ce1" office:value-type="string" calcext:value-type="string">
            <text:p>电影的现实意义大过电影本身</text:p>
          </table:table-cell>
          <table:table-cell table:style-name="ce2" office:value-type="string" calcext:value-type="string">
            <text:p>导演: 杨宇硕 Woo-seok Yang <text:s text:c="2"/>主演: 宋康昊 Kang-ho Song <text:s text:c="2"/>金英爱 Yeong-ae... 2013 <text:s text:c="2"/>韩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18/</text:p>
          </table:table-cell>
          <table:table-cell table:style-name="ce1" office:value-type="string" calcext:value-type="string">
            <text:p>https://img2.doubanio.com/view/photo/s_ratio_poster/public/p1910899751.jpg</text:p>
          </table:table-cell>
          <table:table-cell table:style-name="ce1" office:value-type="string" calcext:value-type="string">
            <text:p>饮食男女</text:p>
          </table:table-cell>
          <table:table-cell table:style-name="ce1" office:value-type="string" calcext:value-type="string">
            <text:p>飲食男女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630065</text:p>
          </table:table-cell>
          <table:table-cell table:style-name="ce1" office:value-type="string" calcext:value-type="string">
            <text:p>人生不能像做菜，把所有的料都准备好了才下锅</text:p>
          </table:table-cell>
          <table:table-cell table:style-name="ce2" office:value-type="string" calcext:value-type="string">
            <text:p>导演: 李安 Ang Lee <text:s text:c="2"/>主演: 郎雄 Sihung Lung <text:s text:c="2"/>杨贵媚 Kuei-Mei Yang <text:s text:c="2"/>吴... 1994 <text:s text:c="2"/>中国台湾 美国 <text:s text:c="2"/>剧情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000/</text:p>
          </table:table-cell>
          <table:table-cell table:style-name="ce1" office:value-type="string" calcext:value-type="string">
            <text:p>https://img2.doubanio.com/view/photo/s_ratio_poster/public/p1910931622.jpg</text:p>
          </table:table-cell>
          <table:table-cell table:style-name="ce1" office:value-type="string" calcext:value-type="string">
            <text:p>搏击俱乐部</text:p>
          </table:table-cell>
          <table:table-cell table:style-name="ce1" office:value-type="string" calcext:value-type="string">
            <text:p>Fight Club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856943</text:p>
          </table:table-cell>
          <table:table-cell table:style-name="ce1" office:value-type="string" calcext:value-type="string">
            <text:p>邪恶与平庸蛰伏于同一个母体，在特定的时间互相对峙</text:p>
          </table:table-cell>
          <table:table-cell table:style-name="ce2" office:value-type="string" calcext:value-type="string">
            <text:p>导演: 大卫·芬奇 David Fincher <text:s text:c="2"/>主演: 爱德华·诺顿 Edward Norton <text:s text:c="2"/>布拉... 1999 <text:s text:c="2"/>美国 <text:s text:c="2"/>剧情 动作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485260/</text:p>
          </table:table-cell>
          <table:table-cell table:style-name="ce1" office:value-type="string" calcext:value-type="string">
            <text:p>https://img2.doubanio.com/view/photo/s_ratio_poster/public/p2192535722.jpg</text:p>
          </table:table-cell>
          <table:table-cell table:style-name="ce1" office:value-type="string" calcext:value-type="string">
            <text:p>本杰明·巴顿奇事</text:p>
          </table:table-cell>
          <table:table-cell table:style-name="ce1" office:value-type="string" calcext:value-type="string">
            <text:p>The Curious Case of Benjamin Button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996169</text:p>
          </table:table-cell>
          <table:table-cell table:style-name="ce1" office:value-type="string" calcext:value-type="string">
            <text:p>在时间之河里感受溺水之苦</text:p>
          </table:table-cell>
          <table:table-cell table:style-name="ce2" office:value-type="string" calcext:value-type="string">
            <text:p>导演: 大卫·芬奇 David Fincher <text:s text:c="2"/>主演: 凯特·布兰切特 Cate Blanchett <text:s text:c="2"/>... 2008 <text:s text:c="2"/>美国 <text:s text:c="2"/>剧情 爱情 奇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306029/</text:p>
          </table:table-cell>
          <table:table-cell table:style-name="ce1" office:value-type="string" calcext:value-type="string">
            <text:p>https://img1.doubanio.com/view/photo/s_ratio_poster/public/p1665997400.jpg</text:p>
          </table:table-cell>
          <table:table-cell table:style-name="ce1" office:value-type="string" calcext:value-type="string">
            <text:p>美丽心灵</text:p>
          </table:table-cell>
          <table:table-cell table:style-name="ce1" office:value-type="string" calcext:value-type="string">
            <text:p>A Beautiful Mind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778253</text:p>
          </table:table-cell>
          <table:table-cell table:style-name="ce1" office:value-type="string" calcext:value-type="string">
            <text:p>爱是一切逻辑和原由</text:p>
          </table:table-cell>
          <table:table-cell table:style-name="ce2" office:value-type="string" calcext:value-type="string">
            <text:p>导演: 朗·霍华德 Ron Howard <text:s text:c="2"/>主演: 罗素·克劳 Russell Crowe <text:s text:c="2"/>艾德·哈... 2001 <text:s text:c="2"/>美国 <text:s text:c="2"/>传记 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3008247/</text:p>
          </table:table-cell>
          <table:table-cell table:style-name="ce1" office:value-type="string" calcext:value-type="string">
            <text:p>https://img2.doubanio.com/view/photo/s_ratio_poster/public/p1473670352.jpg</text:p>
          </table:table-cell>
          <table:table-cell table:style-name="ce1" office:value-type="string" calcext:value-type="string">
            <text:p>穿条纹睡衣的男孩</text:p>
          </table:table-cell>
          <table:table-cell table:style-name="ce1" office:value-type="string" calcext:value-type="string">
            <text:p>The Boy in the Striped Pajamas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574350</text:p>
          </table:table-cell>
          <table:table-cell table:style-name="ce1" office:value-type="string" calcext:value-type="string">
            <text:p>尽管有些不切实际的幻想，这部电影依旧是一部感人肺腑的佳作</text:p>
          </table:table-cell>
          <table:table-cell table:style-name="ce2" office:value-type="string" calcext:value-type="string">
            <text:p>导演: 马克·赫尔曼 Mark Herman <text:s text:c="2"/>主演: 阿萨·巴特菲尔德 Asa Butterfield ... 2008 <text:s text:c="2"/>英国 美国 <text:s text:c="2"/>剧情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1900841/</text:p>
          </table:table-cell>
          <table:table-cell table:style-name="ce1" office:value-type="string" calcext:value-type="string">
            <text:p>https://img1.doubanio.com/view/photo/s_ratio_poster/public/p1808872109.jpg</text:p>
          </table:table-cell>
          <table:table-cell table:style-name="ce1" office:value-type="string" calcext:value-type="string">
            <text:p>窃听风暴</text:p>
          </table:table-cell>
          <table:table-cell table:style-name="ce1" office:value-type="string" calcext:value-type="string">
            <text:p>Das Leben der Anderen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571524</text:p>
          </table:table-cell>
          <table:table-cell table:style-name="ce1" office:value-type="string" calcext:value-type="string">
            <text:p>别样人生</text:p>
          </table:table-cell>
          <table:table-cell table:style-name="ce2" office:value-type="string" calcext:value-type="string">
            <text:p>导演: 弗洛里安·亨克尔·冯·多纳斯马尔克 Florian Henckel von Donnersmarck <text:s/>&amp;amp;n... 2006 <text:s text:c="2"/>德国 <text:s text:c="2"/>剧情 悬疑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20/</text:p>
          </table:table-cell>
          <table:table-cell table:style-name="ce1" office:value-type="string" calcext:value-type="string">
            <text:p>https://img1.doubanio.com/view/photo/s_ratio_poster/public/p2648230660.jpg</text:p>
          </table:table-cell>
          <table:table-cell table:style-name="ce1" office:value-type="string" calcext:value-type="string">
            <text:p>情书</text:p>
          </table:table-cell>
          <table:table-cell table:style-name="ce1" office:value-type="string" calcext:value-type="string">
            <text:p>Love Letter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1130377</text:p>
          </table:table-cell>
          <table:table-cell table:style-name="ce1" office:value-type="string" calcext:value-type="string">
            <text:p>暗恋的极致</text:p>
          </table:table-cell>
          <table:table-cell table:style-name="ce2" office:value-type="string" calcext:value-type="string">
            <text:p>导演: 岩井俊二 Shunji Iwai <text:s text:c="2"/>主演: 中山美穗 Miho Nakayama <text:s text:c="2"/>丰川悦司 Ets... 1995 <text:s text:c="2"/>日本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350/</text:p>
          </table:table-cell>
          <table:table-cell table:style-name="ce1" office:value-type="string" calcext:value-type="string">
            <text:p>https://img1.doubanio.com/view/photo/s_ratio_poster/public/p792443418.jpg</text:p>
          </table:table-cell>
          <table:table-cell table:style-name="ce1" office:value-type="string" calcext:value-type="string">
            <text:p>两杆大烟枪</text:p>
          </table:table-cell>
          <table:table-cell table:style-name="ce1" office:value-type="string" calcext:value-type="string">
            <text:p>Lock, Stock and Two Smoking Barrels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601745</text:p>
          </table:table-cell>
          <table:table-cell table:style-name="ce1" office:value-type="string" calcext:value-type="string">
            <text:p>4个臭皮匠顶个诸葛亮，盖·里奇果然不是盖的</text:p>
          </table:table-cell>
          <table:table-cell table:style-name="ce2" office:value-type="string" calcext:value-type="string">
            <text:p>导演: 盖·里奇 Guy Ritchie <text:s text:c="2"/>主演: 杰森·弗莱明 Jason Flemyng <text:s text:c="2"/>德克斯特... 1998 <text:s text:c="2"/>英国 <text:s text:c="2"/>剧情 喜剧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402/</text:p>
          </table:table-cell>
          <table:table-cell table:style-name="ce1" office:value-type="string" calcext:value-type="string">
            <text:p>https://img1.doubanio.com/view/photo/s_ratio_poster/public/p2441988159.jpg</text:p>
          </table:table-cell>
          <table:table-cell table:style-name="ce1" office:value-type="string" calcext:value-type="string">
            <text:p>西西里的美丽传说</text:p>
          </table:table-cell>
          <table:table-cell table:style-name="ce1" office:value-type="string" calcext:value-type="string">
            <text:p>Malèna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987306</text:p>
          </table:table-cell>
          <table:table-cell table:style-name="ce1" office:value-type="string" calcext:value-type="string">
            <text:p>美丽无罪</text:p>
          </table:table-cell>
          <table:table-cell table:style-name="ce2" office:value-type="string" calcext:value-type="string">
            <text:p>导演: 朱塞佩·托纳多雷 Giuseppe Tornatore <text:s text:c="2"/>主演: 莫妮卡·贝鲁奇 Monica ... 2000 <text:s text:c="2"/>意大利 美国 <text:s text:c="2"/>剧情 战争 情色</text:p>
          </table:table-cell>
        </table:table-row>
        <table:table-row table:style-name="ro2">
          <table:table-cell table:style-name="ce1" office:value-type="string" calcext:value-type="string">
            <text:p>https://movie.douban.com/subject/26580232/</text:p>
          </table:table-cell>
          <table:table-cell table:style-name="ce1" office:value-type="string" calcext:value-type="string">
            <text:p>https://img9.doubanio.com/view/photo/s_ratio_poster/public/p2498971355.jpg</text:p>
          </table:table-cell>
          <table:table-cell table:style-name="ce1" office:value-type="string" calcext:value-type="string">
            <text:p>看不见的客人</text:p>
          </table:table-cell>
          <table:table-cell table:style-name="ce1" office:value-type="string" calcext:value-type="string">
            <text:p>Contratiempo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1287717</text:p>
          </table:table-cell>
          <table:table-cell table:style-name="ce1" office:value-type="string" calcext:value-type="string">
            <text:p>你以为你以为的就是你以为的</text:p>
          </table:table-cell>
          <table:table-cell table:style-name="ce2" office:value-type="string" calcext:value-type="string">
            <text:p>导演: 奥里奥尔·保罗 Oriol Paulo <text:s text:c="2"/>主演: 马里奥·卡萨斯 Mario Casas <text:s text:c="2"/>阿... 2016 <text:s text:c="2"/>西班牙 <text:s text:c="2"/>剧情 犯罪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4408/</text:p>
          </table:table-cell>
          <table:table-cell table:style-name="ce1" office:value-type="string" calcext:value-type="string">
            <text:p>https://img1.doubanio.com/view/photo/s_ratio_poster/public/p453788577.jpg</text:p>
          </table:table-cell>
          <table:table-cell table:style-name="ce1" office:value-type="string" calcext:value-type="string">
            <text:p>音乐之声</text:p>
          </table:table-cell>
          <table:table-cell table:style-name="ce1" office:value-type="string" calcext:value-type="string">
            <text:p>The Sound of Music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610742</text:p>
          </table:table-cell>
          <table:table-cell table:style-name="ce1" office:value-type="string" calcext:value-type="string">
            <text:p>用音乐化解仇恨，让歌声串起美好</text:p>
          </table:table-cell>
          <table:table-cell table:style-name="ce2" office:value-type="string" calcext:value-type="string">
            <text:p>导演: 罗伯特·怀斯 Robert Wise <text:s text:c="2"/>主演: 朱莉·安德鲁斯 Julie Andrews <text:s text:c="2"/>克... 1965 <text:s text:c="2"/>美国 <text:s text:c="2"/>剧情 传记 爱情 歌舞</text:p>
          </table:table-cell>
        </table:table-row>
        <table:table-row table:style-name="ro2">
          <table:table-cell table:style-name="ce1" office:value-type="string" calcext:value-type="string">
            <text:p>https://movie.douban.com/subject/1652587/</text:p>
          </table:table-cell>
          <table:table-cell table:style-name="ce1" office:value-type="string" calcext:value-type="string">
            <text:p>https://img1.doubanio.com/view/photo/s_ratio_poster/public/p2896589067.jpg</text:p>
          </table:table-cell>
          <table:table-cell table:style-name="ce1" office:value-type="string" calcext:value-type="string">
            <text:p>阿凡达</text:p>
          </table:table-cell>
          <table:table-cell table:style-name="ce1" office:value-type="string" calcext:value-type="string">
            <text:p>Avatar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1437865</text:p>
          </table:table-cell>
          <table:table-cell table:style-name="ce1" office:value-type="string" calcext:value-type="string">
            <text:p>绝对意义上的美轮美奂</text:p>
          </table:table-cell>
          <table:table-cell table:style-name="ce2" office:value-type="string" calcext:value-type="string">
            <text:p>导演: 詹姆斯·卡梅隆 James Cameron <text:s text:c="2"/>主演: 萨姆·沃辛顿 Sam Worthington ... 2009 <text:s text:c="2"/>美国 <text:s text:c="2"/>动作 科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849/</text:p>
          </table:table-cell>
          <table:table-cell table:style-name="ce1" office:value-type="string" calcext:value-type="string">
            <text:p>https://img9.doubanio.com/view/photo/s_ratio_poster/public/p1014542496.jpg</text:p>
          </table:table-cell>
          <table:table-cell table:style-name="ce1" office:value-type="string" calcext:value-type="string">
            <text:p>拯救大兵瑞恩</text:p>
          </table:table-cell>
          <table:table-cell table:style-name="ce1" office:value-type="string" calcext:value-type="string">
            <text:p>Saving Private Ryan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655357</text:p>
          </table:table-cell>
          <table:table-cell table:style-name="ce1" office:value-type="string" calcext:value-type="string">
            <text:p>美利坚精神输出大片No1.</text:p>
          </table:table-cell>
          <table:table-cell table:style-name="ce2" office:value-type="string" calcext:value-type="string">
            <text:p>导演: 史蒂文·斯皮尔伯格 Steven Spielberg <text:s text:c="2"/>主演: 汤姆·汉克斯 Tom Hanks... 1998 <text:s text:c="2"/>美国 <text:s text:c="2"/>剧情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3011235/</text:p>
          </table:table-cell>
          <table:table-cell table:style-name="ce1" office:value-type="string" calcext:value-type="string">
            <text:p>https://img2.doubanio.com/view/photo/s_ratio_poster/public/p917846733.jpg</text:p>
          </table:table-cell>
          <table:table-cell table:style-name="ce1" office:value-type="string" calcext:value-type="string">
            <text:p>哈利·波特与死亡圣器(下)</text:p>
          </table:table-cell>
          <table:table-cell table:style-name="ce1" office:value-type="string" calcext:value-type="string">
            <text:p>Harry Potter and the Deathly Hallows: Part 2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844862</text:p>
          </table:table-cell>
          <table:table-cell table:style-name="ce1" office:value-type="string" calcext:value-type="string">
            <text:p>10年的完美句点</text:p>
          </table:table-cell>
          <table:table-cell table:style-name="ce2" office:value-type="string" calcext:value-type="string">
            <text:p>导演: 大卫·叶茨 David Yates <text:s text:c="2"/>主演: 丹尼尔·雷德克里夫 Daniel Radcliffe... 2011 <text:s text:c="2"/>美国 英国 <text:s text:c="2"/>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24/</text:p>
          </table:table-cell>
          <table:table-cell table:style-name="ce1" office:value-type="string" calcext:value-type="string">
            <text:p>https://img1.doubanio.com/view/photo/s_ratio_poster/public/p792238287.jpg</text:p>
          </table:table-cell>
          <table:table-cell table:style-name="ce1" office:value-type="string" calcext:value-type="string">
            <text:p>飞越疯人院</text:p>
          </table:table-cell>
          <table:table-cell table:style-name="ce1" office:value-type="string" calcext:value-type="string">
            <text:p>One Flew Over the Cuckoo's Nest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553084</text:p>
          </table:table-cell>
          <table:table-cell table:style-name="ce1" office:value-type="string" calcext:value-type="string">
            <text:p>自由万岁</text:p>
          </table:table-cell>
          <table:table-cell table:style-name="ce2" office:value-type="string" calcext:value-type="string">
            <text:p>导演: 米洛斯·福尔曼 Miloš Forman <text:s text:c="2"/>主演: 杰克·尼科尔森 Jack Nichols... 1975 <text:s text:c="2"/>美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3021/</text:p>
          </table:table-cell>
          <table:table-cell table:style-name="ce1" office:value-type="string" calcext:value-type="string">
            <text:p>https://img9.doubanio.com/view/photo/s_ratio_poster/public/p2165511465.jpg</text:p>
          </table:table-cell>
          <table:table-cell table:style-name="ce1" office:value-type="string" calcext:value-type="string">
            <text:p>小鞋子</text:p>
          </table:table-cell>
          <table:table-cell table:style-name="ce1" office:value-type="string" calcext:value-type="string">
            <text:p>بچه های آسمان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416516</text:p>
          </table:table-cell>
          <table:table-cell table:style-name="ce1" office:value-type="string" calcext:value-type="string">
            <text:p>奔跑的孩子是天使</text:p>
          </table:table-cell>
          <table:table-cell table:style-name="ce2" office:value-type="string" calcext:value-type="string">
            <text:p>导演: 马基德·马基迪 Majid Majidi <text:s text:c="2"/>主演: 默罕默德·阿米尔·纳吉 Mohamma... 1997 <text:s text:c="2"/>伊朗 <text:s text:c="2"/>剧情 儿童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544/</text:p>
          </table:table-cell>
          <table:table-cell table:style-name="ce1" office:value-type="string" calcext:value-type="string">
            <text:p>https://img1.doubanio.com/view/photo/s_ratio_poster/public/p1593414327.jpg</text:p>
          </table:table-cell>
          <table:table-cell table:style-name="ce1" office:value-type="string" calcext:value-type="string">
            <text:p>沉默的羔羊</text:p>
          </table:table-cell>
          <table:table-cell table:style-name="ce1" office:value-type="string" calcext:value-type="string">
            <text:p>The Silence of the Lambs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902202</text:p>
          </table:table-cell>
          <table:table-cell table:style-name="ce1" office:value-type="string" calcext:value-type="string">
            <text:p>安东尼·霍普金斯的顶级表演</text:p>
          </table:table-cell>
          <table:table-cell table:style-name="ce2" office:value-type="string" calcext:value-type="string">
            <text:p>导演: 乔纳森·戴米 Jonathan Demme <text:s text:c="2"/>主演: 朱迪·福斯特 Jodie Foster <text:s text:c="2"/>安... 1991 <text:s text:c="2"/>美国 <text:s text:c="2"/>剧情 犯罪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1525673/</text:p>
          </table:table-cell>
          <table:table-cell table:style-name="ce1" office:value-type="string" calcext:value-type="string">
            <text:p>https://img9.doubanio.com/view/photo/s_ratio_poster/public/p2896589466.jpg</text:p>
          </table:table-cell>
          <table:table-cell table:style-name="ce1" office:value-type="string" calcext:value-type="string">
            <text:p>布达佩斯大饭店</text:p>
          </table:table-cell>
          <table:table-cell table:style-name="ce1" office:value-type="string" calcext:value-type="string">
            <text:p>The Grand Budapest Hotel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952203</text:p>
          </table:table-cell>
          <table:table-cell table:style-name="ce1" office:value-type="string" calcext:value-type="string">
            <text:p>小清新的故事里注入了大历史的情怀</text:p>
          </table:table-cell>
          <table:table-cell table:style-name="ce2" office:value-type="string" calcext:value-type="string">
            <text:p>导演: 韦斯·安德森 Wes Anderson <text:s text:c="2"/>主演: 拉尔夫·费因斯 Ralph Fiennes <text:s text:c="2"/>... 2014 <text:s text:c="2"/>美国 德国 英国 <text:s text:c="2"/>剧情 喜剧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43/</text:p>
          </table:table-cell>
          <table:table-cell table:style-name="ce1" office:value-type="string" calcext:value-type="string">
            <text:p>https://img1.doubanio.com/view/photo/s_ratio_poster/public/p2219011938.jpg</text:p>
          </table:table-cell>
          <table:table-cell table:style-name="ce1" office:value-type="string" calcext:value-type="string">
            <text:p>功夫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1153186</text:p>
          </table:table-cell>
          <table:table-cell table:style-name="ce1" office:value-type="string" calcext:value-type="string">
            <text:p>警恶惩奸，维护世界和平这个任务就交给你了，好吗？</text:p>
          </table:table-cell>
          <table:table-cell table:style-name="ce2" office:value-type="string" calcext:value-type="string">
            <text:p>导演: 周星驰 Stephen Chow <text:s text:c="2"/>主演: 周星驰 Stephen Chow <text:s text:c="2"/>元秋 Qiu Yuen <text:s text:c="2"/>... 2004 <text:s text:c="2"/>中国大陆 中国香港 <text:s text:c="2"/>动作 喜剧 犯罪 奇幻</text:p>
          </table:table-cell>
        </table:table-row>
        <table:table-row table:style-name="ro2">
          <table:table-cell table:style-name="ce1" office:value-type="string" calcext:value-type="string">
            <text:p>https://movie.douban.com/subject/2334904/</text:p>
          </table:table-cell>
          <table:table-cell table:style-name="ce1" office:value-type="string" calcext:value-type="string">
            <text:p>https://img1.doubanio.com/view/photo/s_ratio_poster/public/p450262388.jpg</text:p>
          </table:table-cell>
          <table:table-cell table:style-name="ce1" office:value-type="string" calcext:value-type="string">
            <text:p>禁闭岛</text:p>
          </table:table-cell>
          <table:table-cell table:style-name="ce1" office:value-type="string" calcext:value-type="string">
            <text:p>Shutter Island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991880</text:p>
          </table:table-cell>
          <table:table-cell table:style-name="ce1" office:value-type="string" calcext:value-type="string">
            <text:p>昔日翩翩少年，今日大腹便便</text:p>
          </table:table-cell>
          <table:table-cell table:style-name="ce2" office:value-type="string" calcext:value-type="string">
            <text:p>导演: Martin Scorsese <text:s text:c="2"/>主演: 莱昂纳多·迪卡普里奥 Leonardo DiCaprio <text:s text:c="2"/>... 2010 <text:s text:c="2"/>美国 <text:s text:c="2"/>剧情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343/</text:p>
          </table:table-cell>
          <table:table-cell table:style-name="ce1" office:value-type="string" calcext:value-type="string">
            <text:p>https://img1.doubanio.com/view/photo/s_ratio_poster/public/p2209066019.jpg</text:p>
          </table:table-cell>
          <table:table-cell table:style-name="ce1" office:value-type="string" calcext:value-type="string">
            <text:p>蝴蝶效应</text:p>
          </table:table-cell>
          <table:table-cell table:style-name="ce1" office:value-type="string" calcext:value-type="string">
            <text:p>The Butterfly Effect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951080</text:p>
          </table:table-cell>
          <table:table-cell table:style-name="ce1" office:value-type="string" calcext:value-type="string">
            <text:p>人的命运被自己瞬间的抉择改变</text:p>
          </table:table-cell>
          <table:table-cell table:style-name="ce2" office:value-type="string" calcext:value-type="string">
            <text:p>导演: 埃里克·布雷斯 Eric Bress <text:s text:c="2"/>J·麦基·格鲁伯 J. Mackye Gruber <text:s text:c="2"/>主... 2004 <text:s text:c="2"/>美国 加拿大 <text:s text:c="2"/>剧情 悬疑 科幻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780330/</text:p>
          </table:table-cell>
          <table:table-cell table:style-name="ce1" office:value-type="string" calcext:value-type="string">
            <text:p>https://img9.doubanio.com/view/photo/s_ratio_poster/public/p480383375.jpg</text:p>
          </table:table-cell>
          <table:table-cell table:style-name="ce1" office:value-type="string" calcext:value-type="string">
            <text:p>致命魔术</text:p>
          </table:table-cell>
          <table:table-cell table:style-name="ce1" office:value-type="string" calcext:value-type="string">
            <text:p>The Prestige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872600</text:p>
          </table:table-cell>
          <table:table-cell table:style-name="ce1" office:value-type="string" calcext:value-type="string">
            <text:p>孪生蝙蝠侠大战克隆金刚狼</text:p>
          </table:table-cell>
          <table:table-cell table:style-name="ce2" office:value-type="string" calcext:value-type="string">
            <text:p>导演: 克里斯托弗·诺兰 Christopher Nolan <text:s text:c="2"/>主演: 休·杰克曼 Hugh Jackman... 2006 <text:s text:c="2"/>英国 美国 <text:s text:c="2"/>剧情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44/</text:p>
          </table:table-cell>
          <table:table-cell table:style-name="ce1" office:value-type="string" calcext:value-type="string">
            <text:p>https://img1.doubanio.com/view/photo/s_ratio_poster/public/p1910812549.jpg</text:p>
          </table:table-cell>
          <table:table-cell table:style-name="ce1" office:value-type="string" calcext:value-type="string">
            <text:p>哈利·波特与阿兹卡班的囚徒</text:p>
          </table:table-cell>
          <table:table-cell table:style-name="ce1" office:value-type="string" calcext:value-type="string">
            <text:p>Harry Potter and the Prisoner of Azkaban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744864</text:p>
          </table:table-cell>
          <table:table-cell table:style-name="ce1" office:value-type="string" calcext:value-type="string">
            <text:p>不一样的导演，不一样的哈利·波特</text:p>
          </table:table-cell>
          <table:table-cell table:style-name="ce2" office:value-type="string" calcext:value-type="string">
            <text:p>导演: Alfonso Cuarón <text:s text:c="2"/>主演: 丹尼尔·雷德克里夫 Daniel Radcliffe <text:s text:c="2"/>Emma... 2004 <text:s text:c="2"/>英国 美国 <text:s text:c="2"/>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656/</text:p>
          </table:table-cell>
          <table:table-cell table:style-name="ce1" office:value-type="string" calcext:value-type="string">
            <text:p>https://img9.doubanio.com/view/photo/s_ratio_poster/public/p480965695.jpg</text:p>
          </table:table-cell>
          <table:table-cell table:style-name="ce1" office:value-type="string" calcext:value-type="string">
            <text:p>心灵捕手</text:p>
          </table:table-cell>
          <table:table-cell table:style-name="ce1" office:value-type="string" calcext:value-type="string">
            <text:p>Good Will Hunting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724298</text:p>
          </table:table-cell>
          <table:table-cell table:style-name="ce1" office:value-type="string" calcext:value-type="string">
            <text:p>人生中应该拥有这样的一段豁然开朗</text:p>
          </table:table-cell>
          <table:table-cell table:style-name="ce2" office:value-type="string" calcext:value-type="string">
            <text:p>导演: 格斯·范·桑特 Gus Van Sant <text:s text:c="2"/>主演: 马特·达蒙 Matt Damon <text:s text:c="2"/>罗宾·... 1997 <text:s text:c="2"/>美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5322596/</text:p>
          </table:table-cell>
          <table:table-cell table:style-name="ce1" office:value-type="string" calcext:value-type="string">
            <text:p>https://img2.doubanio.com/view/photo/s_ratio_poster/public/p1305562621.jpg</text:p>
          </table:table-cell>
          <table:table-cell table:style-name="ce1" office:value-type="string" calcext:value-type="string">
            <text:p>超脱</text:p>
          </table:table-cell>
          <table:table-cell table:style-name="ce1" office:value-type="string" calcext:value-type="string">
            <text:p>Detachment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613650</text:p>
          </table:table-cell>
          <table:table-cell table:style-name="ce1" office:value-type="string" calcext:value-type="string">
            <text:p>穷尽一生，我们要学会的，不过是彼此拥抱</text:p>
          </table:table-cell>
          <table:table-cell table:style-name="ce2" office:value-type="string" calcext:value-type="string">
            <text:p>导演: 托尼·凯耶 Tony Kaye <text:s text:c="2"/>主演: 艾德里安·布洛迪 Adrien Brody <text:s text:c="2"/>马西... 2011 <text:s text:c="2"/>美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3442220/</text:p>
          </table:table-cell>
          <table:table-cell table:style-name="ce1" office:value-type="string" calcext:value-type="string">
            <text:p>https://img1.doubanio.com/view/photo/s_ratio_poster/public/p2559579779.jpg</text:p>
          </table:table-cell>
          <table:table-cell table:style-name="ce1" office:value-type="string" calcext:value-type="string">
            <text:p>海豚湾</text:p>
          </table:table-cell>
          <table:table-cell table:style-name="ce1" office:value-type="string" calcext:value-type="string">
            <text:p>The Cove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360112</text:p>
          </table:table-cell>
          <table:table-cell table:style-name="ce1" office:value-type="string" calcext:value-type="string">
            <text:p>海豚的微笑，是世界上最高明的伪装</text:p>
          </table:table-cell>
          <table:table-cell table:style-name="ce2" office:value-type="string" calcext:value-type="string">
            <text:p>导演: 路易·西霍尤斯 Louie Psihoyos <text:s text:c="2"/>主演: 路易·西霍尤斯 Louie Psihoyo... 2009 <text:s text:c="2"/>美国 <text:s text:c="2"/>纪录片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32/</text:p>
          </table:table-cell>
          <table:table-cell table:style-name="ce1" office:value-type="string" calcext:value-type="string">
            <text:p>https://img2.doubanio.com/view/photo/s_ratio_poster/public/p1910902213.jpg</text:p>
          </table:table-cell>
          <table:table-cell table:style-name="ce1" office:value-type="string" calcext:value-type="string">
            <text:p>低俗小说</text:p>
          </table:table-cell>
          <table:table-cell table:style-name="ce1" office:value-type="string" calcext:value-type="string">
            <text:p>Pulp Fiction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845235</text:p>
          </table:table-cell>
          <table:table-cell table:style-name="ce1" office:value-type="string" calcext:value-type="string">
            <text:p>故事的高级讲法</text:p>
          </table:table-cell>
          <table:table-cell table:style-name="ce2" office:value-type="string" calcext:value-type="string">
            <text:p>导演: 昆汀·塔伦蒂诺 Quentin Tarantino <text:s text:c="2"/>主演: 约翰·特拉沃尔塔 John Tra... 1994 <text:s text:c="2"/>美国 <text:s text:c="2"/>剧情 喜剧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679/</text:p>
          </table:table-cell>
          <table:table-cell table:style-name="ce1" office:value-type="string" calcext:value-type="string">
            <text:p>https://img2.doubanio.com/view/photo/s_ratio_poster/public/p465939041.jpg</text:p>
          </table:table-cell>
          <table:table-cell table:style-name="ce1" office:value-type="string" calcext:value-type="string">
            <text:p>春光乍泄</text:p>
          </table:table-cell>
          <table:table-cell table:style-name="ce1" office:value-type="string" calcext:value-type="string">
            <text:p>春光乍洩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640334</text:p>
          </table:table-cell>
          <table:table-cell table:style-name="ce1" office:value-type="string" calcext:value-type="string">
            <text:p>爱情纠缠，男女一致</text:p>
          </table:table-cell>
          <table:table-cell table:style-name="ce2" office:value-type="string" calcext:value-type="string">
            <text:p>导演: 王家卫 Kar Wai Wong <text:s text:c="2"/>主演: 张国荣 Leslie Cheung <text:s text:c="2"/>梁朝伟 Tony Leu... 1997 <text:s text:c="2"/>中国香港 日本 韩国 <text:s text:c="2"/>剧情 爱情 同性</text:p>
          </table:table-cell>
        </table:table-row>
        <table:table-row table:style-name="ro2">
          <table:table-cell table:style-name="ce1" office:value-type="string" calcext:value-type="string">
            <text:p>https://movie.douban.com/subject/1294371/</text:p>
          </table:table-cell>
          <table:table-cell table:style-name="ce1" office:value-type="string" calcext:value-type="string">
            <text:p>https://img1.doubanio.com/view/photo/s_ratio_poster/public/p2263408369.jpg</text:p>
          </table:table-cell>
          <table:table-cell table:style-name="ce1" office:value-type="string" calcext:value-type="string">
            <text:p>摩登时代</text:p>
          </table:table-cell>
          <table:table-cell table:style-name="ce1" office:value-type="string" calcext:value-type="string">
            <text:p>Modern Times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305944</text:p>
          </table:table-cell>
          <table:table-cell table:style-name="ce1" office:value-type="string" calcext:value-type="string">
            <text:p>大时代中的人生，小人物的悲喜</text:p>
          </table:table-cell>
          <table:table-cell table:style-name="ce2" office:value-type="string" calcext:value-type="string">
            <text:p>导演: 查理·卓别林 Charles Chaplin <text:s text:c="2"/>主演: 查理·卓别林 Charles Chaplin ... 1936 <text:s text:c="2"/>美国 <text:s text:c="2"/>剧情 喜剧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62/</text:p>
          </table:table-cell>
          <table:table-cell table:style-name="ce1" office:value-type="string" calcext:value-type="string">
            <text:p>https://img1.doubanio.com/view/photo/s_ratio_poster/public/p477229647.jpg</text:p>
          </table:table-cell>
          <table:table-cell table:style-name="ce1" office:value-type="string" calcext:value-type="string">
            <text:p>美国往事</text:p>
          </table:table-cell>
          <table:table-cell table:style-name="ce1" office:value-type="string" calcext:value-type="string">
            <text:p>Once Upon a Time in America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417444</text:p>
          </table:table-cell>
          <table:table-cell table:style-name="ce1" office:value-type="string" calcext:value-type="string">
            <text:p>往事如烟，无处祭奠</text:p>
          </table:table-cell>
          <table:table-cell table:style-name="ce2" office:value-type="string" calcext:value-type="string">
            <text:p>导演: 赛尔乔·莱翁内 Sergio Leone <text:s text:c="2"/>主演: 罗伯特·德尼罗 Robert De Niro ... 1984 <text:s text:c="2"/>美国 意大利 <text:s text:c="2"/>犯罪 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2425/</text:p>
          </table:table-cell>
          <table:table-cell table:style-name="ce1" office:value-type="string" calcext:value-type="string">
            <text:p>https://img1.doubanio.com/view/photo/s_ratio_poster/public/p2579932167.jpg</text:p>
          </table:table-cell>
          <table:table-cell table:style-name="ce1" office:value-type="string" calcext:value-type="string">
            <text:p>喜剧之王</text:p>
          </table:table-cell>
          <table:table-cell table:style-name="ce1" office:value-type="string" calcext:value-type="string">
            <text:p>喜劇之王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982811</text:p>
          </table:table-cell>
          <table:table-cell table:style-name="ce1" office:value-type="string" calcext:value-type="string">
            <text:p>我是一个演员</text:p>
          </table:table-cell>
          <table:table-cell table:style-name="ce2" office:value-type="string" calcext:value-type="string">
            <text:p>导演: 周星驰 Stephen Chow <text:s text:c="2"/>李力持 Lik-Chi Lee <text:s text:c="2"/>主演: 周星驰 Stephen Ch... 1999 <text:s text:c="2"/>中国香港 <text:s text:c="2"/>喜剧 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7192/</text:p>
          </table:table-cell>
          <table:table-cell table:style-name="ce1" office:value-type="string" calcext:value-type="string">
            <text:p>https://img9.doubanio.com/view/photo/s_ratio_poster/public/p2558364386.jpg</text:p>
          </table:table-cell>
          <table:table-cell table:style-name="ce1" office:value-type="string" calcext:value-type="string">
            <text:p>致命ID</text:p>
          </table:table-cell>
          <table:table-cell table:style-name="ce1" office:value-type="string" calcext:value-type="string">
            <text:p>Identity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837530</text:p>
          </table:table-cell>
          <table:table-cell table:style-name="ce1" office:value-type="string" calcext:value-type="string">
            <text:p>最不可能的那个人永远是最可能的</text:p>
          </table:table-cell>
          <table:table-cell table:style-name="ce2" office:value-type="string" calcext:value-type="string">
            <text:p>导演: 詹姆斯·曼高德 James Mangold <text:s text:c="2"/>主演: 约翰·库萨克 John Cusack <text:s text:c="2"/>雷... 2003 <text:s text:c="2"/>美国 <text:s text:c="2"/>剧情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300299/</text:p>
          </table:table-cell>
          <table:table-cell table:style-name="ce1" office:value-type="string" calcext:value-type="string">
            <text:p>https://img1.doubanio.com/view/photo/s_ratio_poster/public/p1633113220.jpg</text:p>
          </table:table-cell>
          <table:table-cell table:style-name="ce1" office:value-type="string" calcext:value-type="string">
            <text:p>杀人回忆</text:p>
          </table:table-cell>
          <table:table-cell table:style-name="ce1" office:value-type="string" calcext:value-type="string">
            <text:p>살인의 추억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726266</text:p>
          </table:table-cell>
          <table:table-cell table:style-name="ce1" office:value-type="string" calcext:value-type="string">
            <text:p>关于连环杀人悬案的集体回忆</text:p>
          </table:table-cell>
          <table:table-cell table:style-name="ce2" office:value-type="string" calcext:value-type="string">
            <text:p>导演: 奉俊昊 Joon-ho Bong <text:s text:c="2"/>主演: 宋康昊 Kang-ho Song <text:s text:c="2"/>金相庆 Sang-kyun... 2003 <text:s text:c="2"/>韩国 <text:s text:c="2"/>剧情 动作 犯罪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23/</text:p>
          </table:table-cell>
          <table:table-cell table:style-name="ce1" office:value-type="string" calcext:value-type="string">
            <text:p>https://img9.doubanio.com/view/photo/s_ratio_poster/public/p2219586434.jpg</text:p>
          </table:table-cell>
          <table:table-cell table:style-name="ce1" office:value-type="string" calcext:value-type="string">
            <text:p>七宗罪</text:p>
          </table:table-cell>
          <table:table-cell table:style-name="ce1" office:value-type="string" calcext:value-type="string">
            <text:p>Se7en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953307</text:p>
          </table:table-cell>
          <table:table-cell table:style-name="ce1" office:value-type="string" calcext:value-type="string">
            <text:p>警察抓小偷，老鼠玩死猫</text:p>
          </table:table-cell>
          <table:table-cell table:style-name="ce2" office:value-type="string" calcext:value-type="string">
            <text:p>导演: 大卫·芬奇 David Fincher <text:s text:c="2"/>主演: 摩根·弗里曼 Morgan Freeman <text:s text:c="2"/>布... 1995 <text:s text:c="2"/>美国 <text:s text:c="2"/>剧情 犯罪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865703/</text:p>
          </table:table-cell>
          <table:table-cell table:style-name="ce1" office:value-type="string" calcext:value-type="string">
            <text:p>https://img1.doubanio.com/view/photo/s_ratio_poster/public/p456825720.jpg</text:p>
          </table:table-cell>
          <table:table-cell table:style-name="ce1" office:value-type="string" calcext:value-type="string">
            <text:p>红辣椒</text:p>
          </table:table-cell>
          <table:table-cell table:style-name="ce1" office:value-type="string" calcext:value-type="string">
            <text:p>パプリカ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474099</text:p>
          </table:table-cell>
          <table:table-cell table:style-name="ce1" office:value-type="string" calcext:value-type="string">
            <text:p>梦的勾结</text:p>
          </table:table-cell>
          <table:table-cell table:style-name="ce2" office:value-type="string" calcext:value-type="string">
            <text:p>导演: 今敏 Satoshi Kon <text:s text:c="2"/>主演: 林原惠美 Megumi Hayashibara <text:s text:c="2"/>江守彻 Toru... 2006 <text:s text:c="2"/>日本 <text:s text:c="2"/>动画 悬疑 科幻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8070/</text:p>
          </table:table-cell>
          <table:table-cell table:style-name="ce1" office:value-type="string" calcext:value-type="string">
            <text:p>https://img9.doubanio.com/view/photo/s_ratio_poster/public/p2896589545.jpg</text:p>
          </table:table-cell>
          <table:table-cell table:style-name="ce1" office:value-type="string" calcext:value-type="string">
            <text:p>加勒比海盗</text:p>
          </table:table-cell>
          <table:table-cell table:style-name="ce1" office:value-type="string" calcext:value-type="string">
            <text:p>Pirates of the Caribbean: The Curse of the Black Pearl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870415</text:p>
          </table:table-cell>
          <table:table-cell table:style-name="ce1" office:value-type="string" calcext:value-type="string">
            <text:p>约翰尼·德普的独角戏</text:p>
          </table:table-cell>
          <table:table-cell table:style-name="ce2" office:value-type="string" calcext:value-type="string">
            <text:p>导演: 戈尔·维宾斯基 Gore Verbinski <text:s text:c="2"/>主演: 约翰尼·德普 Johnny Depp <text:s text:c="2"/>... 2003 <text:s text:c="2"/>美国 <text:s text:c="2"/>动作 冒险 奇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296996/</text:p>
          </table:table-cell>
          <table:table-cell table:style-name="ce1" office:value-type="string" calcext:value-type="string">
            <text:p>https://img1.doubanio.com/view/photo/s_ratio_poster/public/p1082651990.jpg</text:p>
          </table:table-cell>
          <table:table-cell table:style-name="ce1" office:value-type="string" calcext:value-type="string">
            <text:p>哈利·波特与密室</text:p>
          </table:table-cell>
          <table:table-cell table:style-name="ce1" office:value-type="string" calcext:value-type="string">
            <text:p>Harry Potter and the Chamber of Secrets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772111</text:p>
          </table:table-cell>
          <table:table-cell table:style-name="ce1" office:value-type="string" calcext:value-type="string">
            <text:p>魔法的密室之门已打开...</text:p>
          </table:table-cell>
          <table:table-cell table:style-name="ce2" office:value-type="string" calcext:value-type="string">
            <text:p>导演: Chris Columbus <text:s text:c="2"/>主演: 丹尼尔·雷德克里夫 Daniel Radcliffe <text:s text:c="2"/>艾玛... 2002 <text:s text:c="2"/>英国 美国 <text:s text:c="2"/>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434/</text:p>
          </table:table-cell>
          <table:table-cell table:style-name="ce1" office:value-type="string" calcext:value-type="string">
            <text:p>https://img2.doubanio.com/view/photo/s_ratio_poster/public/p2567845803.jpg</text:p>
          </table:table-cell>
          <table:table-cell table:style-name="ce1" office:value-type="string" calcext:value-type="string">
            <text:p>一一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402102</text:p>
          </table:table-cell>
          <table:table-cell table:style-name="ce1" office:value-type="string" calcext:value-type="string">
            <text:p>我们都曾经是一一</text:p>
          </table:table-cell>
          <table:table-cell table:style-name="ce2" office:value-type="string" calcext:value-type="string">
            <text:p>导演: 杨德昌 Edward Yang <text:s text:c="2"/>主演: 吴念真 <text:s text:c="2"/>李凯莉 Kelly Lee <text:s text:c="2"/>金燕玲 Elai... 2000 <text:s text:c="2"/>中国台湾 日本 <text:s text:c="2"/>剧情 爱情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6985810/</text:p>
          </table:table-cell>
          <table:table-cell table:style-name="ce1" office:value-type="string" calcext:value-type="string">
            <text:p>https://img1.doubanio.com/view/photo/s_ratio_poster/public/p1546987967.jpg</text:p>
          </table:table-cell>
          <table:table-cell table:style-name="ce1" office:value-type="string" calcext:value-type="string">
            <text:p>狩猎</text:p>
          </table:table-cell>
          <table:table-cell table:style-name="ce1" office:value-type="string" calcext:value-type="string">
            <text:p>Jagten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398362</text:p>
          </table:table-cell>
          <table:table-cell table:style-name="ce1" office:value-type="string" calcext:value-type="string">
            <text:p>人言可畏</text:p>
          </table:table-cell>
          <table:table-cell table:style-name="ce2" office:value-type="string" calcext:value-type="string">
            <text:p>导演: 托马斯·温特伯格 Thomas Vinterberg <text:s text:c="2"/>主演: 麦斯·米科尔森 Mads Mik... 2012 <text:s text:c="2"/>丹麦 瑞典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6249/</text:p>
          </table:table-cell>
          <table:table-cell table:style-name="ce1" office:value-type="string" calcext:value-type="string">
            <text:p>https://img9.doubanio.com/view/photo/s_ratio_poster/public/p2357915564.jpg</text:p>
          </table:table-cell>
          <table:table-cell table:style-name="ce1" office:value-type="string" calcext:value-type="string">
            <text:p>唐伯虎点秋香</text:p>
          </table:table-cell>
          <table:table-cell table:style-name="ce1" office:value-type="string" calcext:value-type="string">
            <text:p>唐伯虎點秋香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1094741</text:p>
          </table:table-cell>
          <table:table-cell table:style-name="ce1" office:value-type="string" calcext:value-type="string">
            <text:p>华太师是黄霑，吴镇宇四大才子之一</text:p>
          </table:table-cell>
          <table:table-cell table:style-name="ce2" office:value-type="string" calcext:value-type="string">
            <text:p>导演: 李力持 Lik-Chi Lee <text:s text:c="2"/>主演: 周星驰 Stephen Chow <text:s text:c="2"/>巩俐 Li Gong <text:s text:c="2"/>陈... 1993 <text:s text:c="2"/>中国香港 <text:s text:c="2"/>喜剧 爱情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10777687/</text:p>
          </table:table-cell>
          <table:table-cell table:style-name="ce1" office:value-type="string" calcext:value-type="string">
            <text:p>https://img9.doubanio.com/view/photo/s_ratio_poster/public/p1816276065.jpg</text:p>
          </table:table-cell>
          <table:table-cell table:style-name="ce1" office:value-type="string" calcext:value-type="string">
            <text:p>7号房的礼物</text:p>
          </table:table-cell>
          <table:table-cell table:style-name="ce1" office:value-type="string" calcext:value-type="string">
            <text:p>7번방의 선물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564361</text:p>
          </table:table-cell>
          <table:table-cell table:style-name="ce1" office:value-type="string" calcext:value-type="string">
            <text:p>《我是山姆》的《美丽人生》</text:p>
          </table:table-cell>
          <table:table-cell table:style-name="ce2" office:value-type="string" calcext:value-type="string">
            <text:p>导演: 李焕庆 Hwan-kyeong Lee <text:s text:c="2"/>主演: 柳承龙 Seung-yong Ryoo <text:s text:c="2"/>朴信惠 Shi... 2013 <text:s text:c="2"/>韩国 <text:s text:c="2"/>剧情 喜剧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787291/</text:p>
          </table:table-cell>
          <table:table-cell table:style-name="ce1" office:value-type="string" calcext:value-type="string">
            <text:p>https://img9.doubanio.com/view/photo/s_ratio_poster/public/p884763596.jpg</text:p>
          </table:table-cell>
          <table:table-cell table:style-name="ce1" office:value-type="string" calcext:value-type="string">
            <text:p>被嫌弃的松子的一生</text:p>
          </table:table-cell>
          <table:table-cell table:style-name="ce1" office:value-type="string" calcext:value-type="string">
            <text:p>嫌われ松子の一生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710761</text:p>
          </table:table-cell>
          <table:table-cell table:style-name="ce1" office:value-type="string" calcext:value-type="string">
            <text:p>以戏谑来戏谑戏谑</text:p>
          </table:table-cell>
          <table:table-cell table:style-name="ce2" office:value-type="string" calcext:value-type="string">
            <text:p>导演: 中岛哲也 Tetsuya Nakashima <text:s text:c="2"/>主演: 中谷美纪 Miki Nakatani <text:s text:c="2"/>瑛太 E... 2006 <text:s text:c="2"/>日本 <text:s text:c="2"/>剧情 歌舞</text:p>
          </table:table-cell>
        </table:table-row>
        <table:table-row table:style-name="ro2">
          <table:table-cell table:style-name="ce1" office:value-type="string" calcext:value-type="string">
            <text:p>https://movie.douban.com/subject/26799731/</text:p>
          </table:table-cell>
          <table:table-cell table:style-name="ce1" office:value-type="string" calcext:value-type="string">
            <text:p>https://img1.doubanio.com/view/photo/s_ratio_poster/public/p2505525050.jpg</text:p>
          </table:table-cell>
          <table:table-cell table:style-name="ce1" office:value-type="string" calcext:value-type="string">
            <text:p>请以你的名字呼唤我</text:p>
          </table:table-cell>
          <table:table-cell table:style-name="ce1" office:value-type="string" calcext:value-type="string">
            <text:p>Call Me by Your Nam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732316</text:p>
          </table:table-cell>
          <table:table-cell table:style-name="ce1" office:value-type="string" calcext:value-type="string">
            <text:p>沉醉在电影的情感和视听氛围中无法自拔</text:p>
          </table:table-cell>
          <table:table-cell table:style-name="ce2" office:value-type="string" calcext:value-type="string">
            <text:p>导演: 卢卡·瓜达尼诺 Luca Guadagnino <text:s text:c="2"/>主演: 艾米·汉莫 Armie Hammer <text:s text:c="2"/>... 2017 <text:s text:c="2"/>意大利 法国 巴西 美国 <text:s text:c="2"/>剧情 爱情 同性</text:p>
          </table:table-cell>
        </table:table-row>
        <table:table-row table:style-name="ro2">
          <table:table-cell table:style-name="ce1" office:value-type="string" calcext:value-type="string">
            <text:p>https://movie.douban.com/subject/3395373/</text:p>
          </table:table-cell>
          <table:table-cell table:style-name="ce1" office:value-type="string" calcext:value-type="string">
            <text:p>https://img9.doubanio.com/view/photo/s_ratio_poster/public/p1706428744.jpg</text:p>
          </table:table-cell>
          <table:table-cell table:style-name="ce1" office:value-type="string" calcext:value-type="string">
            <text:p>蝙蝠侠：黑暗骑士崛起</text:p>
          </table:table-cell>
          <table:table-cell table:style-name="ce1" office:value-type="string" calcext:value-type="string">
            <text:p>The Dark Knight Rises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732775</text:p>
          </table:table-cell>
          <table:table-cell table:style-name="ce1" office:value-type="string" calcext:value-type="string">
            <text:p>诺兰就是保证</text:p>
          </table:table-cell>
          <table:table-cell table:style-name="ce2" office:value-type="string" calcext:value-type="string">
            <text:p>导演: 克里斯托弗·诺兰 Christopher Nolan <text:s text:c="2"/>主演: 克里斯蒂安·贝尔 Christ... 2012 <text:s text:c="2"/>美国 英国 <text:s text:c="2"/>剧情 动作 科幻 犯罪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418834/</text:p>
          </table:table-cell>
          <table:table-cell table:style-name="ce1" office:value-type="string" calcext:value-type="string">
            <text:p>https://img1.doubanio.com/view/photo/s_ratio_poster/public/p2604889017.jpg</text:p>
          </table:table-cell>
          <table:table-cell table:style-name="ce1" office:value-type="string" calcext:value-type="string">
            <text:p>断背山</text:p>
          </table:table-cell>
          <table:table-cell table:style-name="ce1" office:value-type="string" calcext:value-type="string">
            <text:p>Brokeback Mountain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714048</text:p>
          </table:table-cell>
          <table:table-cell table:style-name="ce1" office:value-type="string" calcext:value-type="string">
            <text:p>每个人心中都有一座断背山</text:p>
          </table:table-cell>
          <table:table-cell table:style-name="ce2" office:value-type="string" calcext:value-type="string">
            <text:p>导演: 李安 Ang Lee <text:s text:c="2"/>主演: 希斯·莱杰 Heath Ledger <text:s text:c="2"/>杰克·吉伦哈尔 Jake... 2005 <text:s text:c="2"/>美国 加拿大 <text:s text:c="2"/>剧情 爱情 同性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370/</text:p>
          </table:table-cell>
          <table:table-cell table:style-name="ce1" office:value-type="string" calcext:value-type="string">
            <text:p>https://img1.doubanio.com/view/photo/s_ratio_poster/public/p2896589720.jpg</text:p>
          </table:table-cell>
          <table:table-cell table:style-name="ce1" office:value-type="string" calcext:value-type="string">
            <text:p>剪刀手爱德华</text:p>
          </table:table-cell>
          <table:table-cell table:style-name="ce1" office:value-type="string" calcext:value-type="string">
            <text:p>Edward Scissorhands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1044406</text:p>
          </table:table-cell>
          <table:table-cell table:style-name="ce1" office:value-type="string" calcext:value-type="string">
            <text:p>浪漫忧郁的成人童话</text:p>
          </table:table-cell>
          <table:table-cell table:style-name="ce2" office:value-type="string" calcext:value-type="string">
            <text:p>导演: 蒂姆·波顿 Tim Burton <text:s text:c="2"/>主演: 约翰尼·德普 Johnny Depp <text:s text:c="2"/>薇诺娜·... 1990 <text:s text:c="2"/>美国 <text:s text:c="2"/>剧情 奇幻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6339/</text:p>
          </table:table-cell>
          <table:table-cell table:style-name="ce1" office:value-type="string" calcext:value-type="string">
            <text:p>https://img9.doubanio.com/view/photo/s_ratio_poster/public/p2555762374.jpg</text:p>
          </table:table-cell>
          <table:table-cell table:style-name="ce1" office:value-type="string" calcext:value-type="string">
            <text:p>爱在黎明破晓前</text:p>
          </table:table-cell>
          <table:table-cell table:style-name="ce1" office:value-type="string" calcext:value-type="string">
            <text:p>Before Sunris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94530</text:p>
          </table:table-cell>
          <table:table-cell table:style-name="ce1" office:value-type="string" calcext:value-type="string">
            <text:p>缘分是个连绵词，最美不过一瞬</text:p>
          </table:table-cell>
          <table:table-cell table:style-name="ce2" office:value-type="string" calcext:value-type="string">
            <text:p>导演: 理查德·林克莱特 Richard Linklater <text:s text:c="2"/>主演: 伊桑·霍克 Ethan Hawke ... 1995 <text:s text:c="2"/>美国 奥地利 瑞士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2149806/</text:p>
          </table:table-cell>
          <table:table-cell table:style-name="ce1" office:value-type="string" calcext:value-type="string">
            <text:p>https://img9.doubanio.com/view/photo/s_ratio_poster/public/p2707581855.jpg</text:p>
          </table:table-cell>
          <table:table-cell table:style-name="ce1" office:value-type="string" calcext:value-type="string">
            <text:p>入殓师</text:p>
          </table:table-cell>
          <table:table-cell table:style-name="ce1" office:value-type="string" calcext:value-type="string">
            <text:p>おくりびと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675635</text:p>
          </table:table-cell>
          <table:table-cell table:style-name="ce1" office:value-type="string" calcext:value-type="string">
            <text:p>死可能是一道门，逝去并不是终结，而是超越，走向下一程</text:p>
          </table:table-cell>
          <table:table-cell table:style-name="ce2" office:value-type="string" calcext:value-type="string">
            <text:p>导演: 泷田洋二郎 Yôjirô Takita <text:s text:c="2"/>主演: 本木雅弘 Masahiro Motoki <text:s text:c="2"/>... 2008 <text:s text:c="2"/>日本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7630/</text:p>
          </table:table-cell>
          <table:table-cell table:style-name="ce1" office:value-type="string" calcext:value-type="string">
            <text:p>https://img9.doubanio.com/view/photo/s_ratio_poster/public/p2220184425.jpg</text:p>
          </table:table-cell>
          <table:table-cell table:style-name="ce1" office:value-type="string" calcext:value-type="string">
            <text:p>第六感</text:p>
          </table:table-cell>
          <table:table-cell table:style-name="ce1" office:value-type="string" calcext:value-type="string">
            <text:p>The Sixth Sense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563423</text:p>
          </table:table-cell>
          <table:table-cell table:style-name="ce1" office:value-type="string" calcext:value-type="string">
            <text:p>深入内心的恐怖，出人意料的结局</text:p>
          </table:table-cell>
          <table:table-cell table:style-name="ce2" office:value-type="string" calcext:value-type="string">
            <text:p>导演: M·奈特·沙马兰 M. Night Shyamalan <text:s text:c="2"/>主演: 布鲁斯·威利斯 Bruce Wi... 1999 <text:s text:c="2"/>美国 <text:s text:c="2"/>剧情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999/</text:p>
          </table:table-cell>
          <table:table-cell table:style-name="ce1" office:value-type="string" calcext:value-type="string">
            <text:p>https://img2.doubanio.com/view/photo/s_ratio_poster/public/p792381411.jpg</text:p>
          </table:table-cell>
          <table:table-cell table:style-name="ce1" office:value-type="string" calcext:value-type="string">
            <text:p>重庆森林</text:p>
          </table:table-cell>
          <table:table-cell table:style-name="ce1" office:value-type="string" calcext:value-type="string">
            <text:p>重慶森林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822032</text:p>
          </table:table-cell>
          <table:table-cell table:style-name="ce1" office:value-type="string" calcext:value-type="string">
            <text:p>寂寞没有期限</text:p>
          </table:table-cell>
          <table:table-cell table:style-name="ce2" office:value-type="string" calcext:value-type="string">
            <text:p>导演: 王家卫 Kar Wai Wong <text:s text:c="2"/>主演: 林青霞 Brigitte Lin <text:s text:c="2"/>金城武 Takeshi K... 1994 <text:s text:c="2"/>中国香港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4639/</text:p>
          </table:table-cell>
          <table:table-cell table:style-name="ce1" office:value-type="string" calcext:value-type="string">
            <text:p>https://img1.doubanio.com/view/photo/s_ratio_poster/public/p2004174709.jpg</text:p>
          </table:table-cell>
          <table:table-cell table:style-name="ce1" office:value-type="string" calcext:value-type="string">
            <text:p>勇敢的心</text:p>
          </table:table-cell>
          <table:table-cell table:style-name="ce1" office:value-type="string" calcext:value-type="string">
            <text:p>Braveheart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563304</text:p>
          </table:table-cell>
          <table:table-cell table:style-name="ce1" office:value-type="string" calcext:value-type="string">
            <text:p>史诗大片的典范</text:p>
          </table:table-cell>
          <table:table-cell table:style-name="ce2" office:value-type="string" calcext:value-type="string">
            <text:p>导演: 梅尔·吉布森 Mel Gibson <text:s text:c="2"/>主演: 梅尔·吉布森 Mel Gibson <text:s text:c="2"/>苏菲·玛... 1995 <text:s text:c="2"/>美国 <text:s text:c="2"/>动作 传记 剧情 历史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11026735/</text:p>
          </table:table-cell>
          <table:table-cell table:style-name="ce1" office:value-type="string" calcext:value-type="string">
            <text:p>https://img2.doubanio.com/view/photo/s_ratio_poster/public/p2896589512.jpg</text:p>
          </table:table-cell>
          <table:table-cell table:style-name="ce1" office:value-type="string" calcext:value-type="string">
            <text:p>超能陆战队</text:p>
          </table:table-cell>
          <table:table-cell table:style-name="ce1" office:value-type="string" calcext:value-type="string">
            <text:p>Big Hero 6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1028184</text:p>
          </table:table-cell>
          <table:table-cell table:style-name="ce1" office:value-type="string" calcext:value-type="string">
            <text:p>Balalala~~~</text:p>
          </table:table-cell>
          <table:table-cell table:style-name="ce2" office:value-type="string" calcext:value-type="string">
            <text:p>导演: 唐·霍尔 Don Hall <text:s text:c="2"/>克里斯·威廉姆斯 Chris Williams <text:s text:c="2"/>主演: 斯科特... 2014 <text:s text:c="2"/>美国 <text:s text:c="2"/>喜剧 动作 科幻 动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305164/</text:p>
          </table:table-cell>
          <table:table-cell table:style-name="ce1" office:value-type="string" calcext:value-type="string">
            <text:p>https://img9.doubanio.com/view/photo/s_ratio_poster/public/p2223011274.jpg</text:p>
          </table:table-cell>
          <table:table-cell table:style-name="ce1" office:value-type="string" calcext:value-type="string">
            <text:p>甜蜜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564583</text:p>
          </table:table-cell>
          <table:table-cell table:style-name="ce1" office:value-type="string" calcext:value-type="string">
            <text:p>相逢只要一瞬间，等待却像是一辈子</text:p>
          </table:table-cell>
          <table:table-cell table:style-name="ce2" office:value-type="string" calcext:value-type="string">
            <text:p>导演: 陈可辛 Peter Chan <text:s text:c="2"/>主演: 黎明 Leon Lai <text:s text:c="2"/>张曼玉 Maggie Cheung <text:s text:c="2"/>... 1996 <text:s text:c="2"/>中国香港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7359/</text:p>
          </table:table-cell>
          <table:table-cell table:style-name="ce1" office:value-type="string" calcext:value-type="string">
            <text:p>https://img9.doubanio.com/view/photo/s_ratio_poster/public/p1613191025.jpg</text:p>
          </table:table-cell>
          <table:table-cell table:style-name="ce1" office:value-type="string" calcext:value-type="string">
            <text:p>幽灵公主</text:p>
          </table:table-cell>
          <table:table-cell table:style-name="ce1" office:value-type="string" calcext:value-type="string">
            <text:p>もののけ姫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530746</text:p>
          </table:table-cell>
          <table:table-cell table:style-name="ce1" office:value-type="string" calcext:value-type="string">
            <text:p>人与自然的战争史诗</text:p>
          </table:table-cell>
          <table:table-cell table:style-name="ce2" office:value-type="string" calcext:value-type="string">
            <text:p>导演: 宫崎骏 Hayao Miyazaki <text:s text:c="2"/>主演: 松田洋治 Yôji Matsuda <text:s text:c="2"/>石田百合... 1997 <text:s text:c="2"/>日本 <text:s text:c="2"/>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990/</text:p>
          </table:table-cell>
          <table:table-cell table:style-name="ce1" office:value-type="string" calcext:value-type="string">
            <text:p>https://img1.doubanio.com/view/photo/s_ratio_poster/public/p2561542458.jpg</text:p>
          </table:table-cell>
          <table:table-cell table:style-name="ce1" office:value-type="string" calcext:value-type="string">
            <text:p>爱在日落黄昏时</text:p>
          </table:table-cell>
          <table:table-cell table:style-name="ce1" office:value-type="string" calcext:value-type="string">
            <text:p>Before Sunset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570594</text:p>
          </table:table-cell>
          <table:table-cell table:style-name="ce1" office:value-type="string" calcext:value-type="string">
            <text:p>九年后的重逢是世俗和责任的交叠，没了悸动和青涩，沧桑而温暖</text:p>
          </table:table-cell>
          <table:table-cell table:style-name="ce2" office:value-type="string" calcext:value-type="string">
            <text:p>导演: 理查德·林克莱特 Richard Linklater <text:s text:c="2"/>主演: 伊桑·霍克 Ethan Hawke ... 2004 <text:s text:c="2"/>美国 法国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359/</text:p>
          </table:table-cell>
          <table:table-cell table:style-name="ce1" office:value-type="string" calcext:value-type="string">
            <text:p>https://img9.doubanio.com/view/photo/s_ratio_poster/public/p2620392435.jpg</text:p>
          </table:table-cell>
          <table:table-cell table:style-name="ce1" office:value-type="string" calcext:value-type="string">
            <text:p>菊次郎的夏天</text:p>
          </table:table-cell>
          <table:table-cell table:style-name="ce1" office:value-type="string" calcext:value-type="string">
            <text:p>菊次郎の夏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603846</text:p>
          </table:table-cell>
          <table:table-cell table:style-name="ce1" office:value-type="string" calcext:value-type="string">
            <text:p>从没见过那么流氓的温柔，从没见过那么温柔的流氓</text:p>
          </table:table-cell>
          <table:table-cell table:style-name="ce2" office:value-type="string" calcext:value-type="string">
            <text:p>导演: 北野武 Takeshi Kitano <text:s text:c="2"/>主演: 北野武 Takeshi Kitano <text:s text:c="2"/>关口雄介 Yus... 1999 <text:s text:c="2"/>日本 <text:s text:c="2"/>剧情 喜剧</text:p>
          </table:table-cell>
        </table:table-row>
        <table:table-row table:style-name="ro2">
          <table:table-cell table:style-name="ce1" office:value-type="string" calcext:value-type="string">
            <text:p>https://movie.douban.com/subject/4202302/</text:p>
          </table:table-cell>
          <table:table-cell table:style-name="ce1" office:value-type="string" calcext:value-type="string">
            <text:p>https://img9.doubanio.com/view/photo/s_ratio_poster/public/p617533616.jpg</text:p>
          </table:table-cell>
          <table:table-cell table:style-name="ce1" office:value-type="string" calcext:value-type="string">
            <text:p>借东西的小人阿莉埃蒂</text:p>
          </table:table-cell>
          <table:table-cell table:style-name="ce1" office:value-type="string" calcext:value-type="string">
            <text:p>借りぐらしのアリエッティ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561281</text:p>
          </table:table-cell>
          <table:table-cell table:style-name="ce1" office:value-type="string" calcext:value-type="string">
            <text:p>曾经的那段美好会沉淀为一辈子的记忆</text:p>
          </table:table-cell>
          <table:table-cell table:style-name="ce2" office:value-type="string" calcext:value-type="string">
            <text:p>导演: 米林宏昌 Hiromasa Yonebayashi <text:s text:c="2"/>主演: 志田未来 Mirai Shida <text:s text:c="2"/>神木... 2010 <text:s text:c="2"/>日本 <text:s text:c="2"/>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1318488/</text:p>
          </table:table-cell>
          <table:table-cell table:style-name="ce1" office:value-type="string" calcext:value-type="string">
            <text:p>https://img9.doubanio.com/view/photo/s_ratio_poster/public/p2221768894.jpg</text:p>
          </table:table-cell>
          <table:table-cell table:style-name="ce1" office:value-type="string" calcext:value-type="string">
            <text:p>消失的爱人</text:p>
          </table:table-cell>
          <table:table-cell table:style-name="ce1" office:value-type="string" calcext:value-type="string">
            <text:p>Gone Girl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967554</text:p>
          </table:table-cell>
          <table:table-cell table:style-name="ce1" office:value-type="string" calcext:value-type="string">
            <text:p>年度最佳date movie</text:p>
          </table:table-cell>
          <table:table-cell table:style-name="ce2" office:value-type="string" calcext:value-type="string">
            <text:p>导演: 大卫·芬奇 David Fincher <text:s text:c="2"/>主演: 本·阿弗莱克 Ben Affleck <text:s text:c="2"/>罗莎蒙... 2014 <text:s text:c="2"/>美国 <text:s text:c="2"/>剧情 犯罪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75/</text:p>
          </table:table-cell>
          <table:table-cell table:style-name="ce1" office:value-type="string" calcext:value-type="string">
            <text:p>https://img9.doubanio.com/view/photo/s_ratio_poster/public/p2564685215.jpg</text:p>
          </table:table-cell>
          <table:table-cell table:style-name="ce1" office:value-type="string" calcext:value-type="string">
            <text:p>阳光灿烂的日子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21610</text:p>
          </table:table-cell>
          <table:table-cell table:style-name="ce1" office:value-type="string" calcext:value-type="string">
            <text:p>一场华丽的意淫</text:p>
          </table:table-cell>
          <table:table-cell table:style-name="ce2" office:value-type="string" calcext:value-type="string">
            <text:p>导演: 姜文 Wen Jiang <text:s text:c="2"/>主演: 夏雨 Yu Xia <text:s text:c="2"/>宁静 Jing Ning <text:s text:c="2"/>陶虹 Hong Tao 1994 <text:s text:c="2"/>中国大陆 中国香港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15/</text:p>
          </table:table-cell>
          <table:table-cell table:style-name="ce1" office:value-type="string" calcext:value-type="string">
            <text:p>https://img2.doubanio.com/view/photo/s_ratio_poster/public/p2447590313.jpg</text:p>
          </table:table-cell>
          <table:table-cell table:style-name="ce1" office:value-type="string" calcext:value-type="string">
            <text:p>天使爱美丽</text:p>
          </table:table-cell>
          <table:table-cell table:style-name="ce1" office:value-type="string" calcext:value-type="string">
            <text:p>Le fabuleux destin d'Amélie Poulain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961217</text:p>
          </table:table-cell>
          <table:table-cell table:style-name="ce1" office:value-type="string" calcext:value-type="string">
            <text:p>法式小清新 </text:p>
          </table:table-cell>
          <table:table-cell table:style-name="ce2" office:value-type="string" calcext:value-type="string">
            <text:p>导演: 让-皮埃尔·热内 Jean-Pierre Jeunet <text:s text:c="2"/>主演: 奥黛丽·塔图 Audrey Tau... 2001 <text:s text:c="2"/>法国 德国 <text:s text:c="2"/>剧情 喜剧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27010768/</text:p>
          </table:table-cell>
          <table:table-cell table:style-name="ce1" office:value-type="string" calcext:value-type="string">
            <text:p>https://img1.doubanio.com/view/photo/s_ratio_poster/public/p2561439800.jpg</text:p>
          </table:table-cell>
          <table:table-cell table:style-name="ce1" office:value-type="string" calcext:value-type="string">
            <text:p>寄生虫</text:p>
          </table:table-cell>
          <table:table-cell table:style-name="ce1" office:value-type="string" calcext:value-type="string">
            <text:p>기생충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1387293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奉俊昊 Joon-ho Bong <text:s text:c="2"/>主演: 宋康昊 Kang-ho Song <text:s text:c="2"/>李善均 Seon-gyun... 2019 <text:s text:c="2"/>韩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0992/</text:p>
          </table:table-cell>
          <table:table-cell table:style-name="ce1" office:value-type="string" calcext:value-type="string">
            <text:p>https://img1.doubanio.com/view/photo/s_ratio_poster/public/p2190556408.jpg</text:p>
          </table:table-cell>
          <table:table-cell table:style-name="ce1" office:value-type="string" calcext:value-type="string">
            <text:p>完美的世界</text:p>
          </table:table-cell>
          <table:table-cell table:style-name="ce1" office:value-type="string" calcext:value-type="string">
            <text:p>A Perfect World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319525</text:p>
          </table:table-cell>
          <table:table-cell table:style-name="ce1" office:value-type="string" calcext:value-type="string">
            <text:p>坏人的好总是比好人的好来得更感人</text:p>
          </table:table-cell>
          <table:table-cell table:style-name="ce2" office:value-type="string" calcext:value-type="string">
            <text:p>导演: 克林特·伊斯特伍德 Clint Eastwood <text:s text:c="2"/>主演: 凯文·科斯特纳 Kevin Cos... 1993 <text:s text:c="2"/>美国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25814705/</text:p>
          </table:table-cell>
          <table:table-cell table:style-name="ce1" office:value-type="string" calcext:value-type="string">
            <text:p>https://img2.doubanio.com/view/photo/s_ratio_poster/public/p2564498893.jpg</text:p>
          </table:table-cell>
          <table:table-cell table:style-name="ce1" office:value-type="string" calcext:value-type="string">
            <text:p>小森林 夏秋篇</text:p>
          </table:table-cell>
          <table:table-cell table:style-name="ce1" office:value-type="string" calcext:value-type="string">
            <text:p>リトル・フォレスト 夏・秋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430776</text:p>
          </table:table-cell>
          <table:table-cell table:style-name="ce1" office:value-type="string" calcext:value-type="string">
            <text:p>那些静得只能听见呼吸的日子里，你明白孤独即生活</text:p>
          </table:table-cell>
          <table:table-cell table:style-name="ce2" office:value-type="string" calcext:value-type="string">
            <text:p>导演: 森淳一 Junichi Mori <text:s text:c="2"/>主演: 桥本爱 Ai Hashimoto <text:s text:c="2"/>三浦贵大 Takahir... 2014 <text:s text:c="2"/>日本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7447/</text:p>
          </table:table-cell>
          <table:table-cell table:style-name="ce1" office:value-type="string" calcext:value-type="string">
            <text:p>https://img9.doubanio.com/view/photo/s_ratio_poster/public/p2414157745.jpg</text:p>
          </table:table-cell>
          <table:table-cell table:style-name="ce1" office:value-type="string" calcext:value-type="string">
            <text:p>倩女幽魂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746735</text:p>
          </table:table-cell>
          <table:table-cell table:style-name="ce1" office:value-type="string" calcext:value-type="string">
            <text:p>两张绝世的脸 </text:p>
          </table:table-cell>
          <table:table-cell table:style-name="ce2" office:value-type="string" calcext:value-type="string">
            <text:p>导演: 程小东 Siu-Tung Ching <text:s text:c="2"/>主演: 张国荣 Leslie Cheung <text:s text:c="2"/>王祖贤 Joey W... 1987 <text:s text:c="2"/>中国香港 <text:s text:c="2"/>爱情 奇幻 武侠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337/</text:p>
          </table:table-cell>
          <table:table-cell table:style-name="ce1" office:value-type="string" calcext:value-type="string">
            <text:p>https://img2.doubanio.com/view/photo/s_ratio_poster/public/p661160053.jpg</text:p>
          </table:table-cell>
          <table:table-cell table:style-name="ce1" office:value-type="string" calcext:value-type="string">
            <text:p>无人知晓</text:p>
          </table:table-cell>
          <table:table-cell table:style-name="ce1" office:value-type="string" calcext:value-type="string">
            <text:p>誰も知らない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323651</text:p>
          </table:table-cell>
          <table:table-cell table:style-name="ce1" office:value-type="string" calcext:value-type="string">
            <text:p>我的平常生活就是他人的幸福</text:p>
          </table:table-cell>
          <table:table-cell table:style-name="ce2" office:value-type="string" calcext:value-type="string">
            <text:p>导演: 是枝裕和 Hirokazu Koreeda <text:s text:c="2"/>主演: 柳乐优弥 Yûya Yagira <text:s text:c="2"/>北浦爱... 2004 <text:s text:c="2"/>日本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0577869/</text:p>
          </table:table-cell>
          <table:table-cell table:style-name="ce1" office:value-type="string" calcext:value-type="string">
            <text:p>https://img9.doubanio.com/view/photo/s_ratio_poster/public/p2070153774.jpg</text:p>
          </table:table-cell>
          <table:table-cell table:style-name="ce1" office:value-type="string" calcext:value-type="string">
            <text:p>时空恋旅人</text:p>
          </table:table-cell>
          <table:table-cell table:style-name="ce1" office:value-type="string" calcext:value-type="string">
            <text:p>About Tim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84821</text:p>
          </table:table-cell>
          <table:table-cell table:style-name="ce1" office:value-type="string" calcext:value-type="string">
            <text:p>把每天当作最后一天般珍惜度过，积极拥抱生活，就是幸福</text:p>
          </table:table-cell>
          <table:table-cell table:style-name="ce2" office:value-type="string" calcext:value-type="string">
            <text:p>导演: 理查德·柯蒂斯 Richard Curtis <text:s text:c="2"/>主演: 多姆纳尔·格里森 Domhnall Gl... 2013 <text:s text:c="2"/>英国 <text:s text:c="2"/>喜剧 爱情 奇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297052/</text:p>
          </table:table-cell>
          <table:table-cell table:style-name="ce1" office:value-type="string" calcext:value-type="string">
            <text:p>https://img2.doubanio.com/view/photo/s_ratio_poster/public/p456692072.jpg</text:p>
          </table:table-cell>
          <table:table-cell table:style-name="ce1" office:value-type="string" calcext:value-type="string">
            <text:p>侧耳倾听</text:p>
          </table:table-cell>
          <table:table-cell table:style-name="ce1" office:value-type="string" calcext:value-type="string">
            <text:p>耳をすませば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468867</text:p>
          </table:table-cell>
          <table:table-cell table:style-name="ce1" office:value-type="string" calcext:value-type="string">
            <text:p>少女情怀总是诗</text:p>
          </table:table-cell>
          <table:table-cell table:style-name="ce2" office:value-type="string" calcext:value-type="string">
            <text:p>导演: 近藤喜文 Yoshifumi Kondo <text:s text:c="2"/>主演: 本名阳子 Youko Honna <text:s text:c="2"/>小林桂树 K... 1995 <text:s text:c="2"/>日本 <text:s text:c="2"/>剧情 爱情 动画</text:p>
          </table:table-cell>
        </table:table-row>
        <table:table-row table:style-name="ro2">
          <table:table-cell table:style-name="ce1" office:value-type="string" calcext:value-type="string">
            <text:p>https://movie.douban.com/subject/1395091/</text:p>
          </table:table-cell>
          <table:table-cell table:style-name="ce1" office:value-type="string" calcext:value-type="string">
            <text:p>https://img2.doubanio.com/view/photo/s_ratio_poster/public/p1351050722.jpg</text:p>
          </table:table-cell>
          <table:table-cell table:style-name="ce1" office:value-type="string" calcext:value-type="string">
            <text:p>未麻的部屋</text:p>
          </table:table-cell>
          <table:table-cell table:style-name="ce1" office:value-type="string" calcext:value-type="string">
            <text:p>Perfect Blue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343132</text:p>
          </table:table-cell>
          <table:table-cell table:style-name="ce1" office:value-type="string" calcext:value-type="string">
            <text:p>好的剧本是，就算你猜到了结局也猜不到全部</text:p>
          </table:table-cell>
          <table:table-cell table:style-name="ce2" office:value-type="string" calcext:value-type="string">
            <text:p>导演: 今敏 Satoshi Kon <text:s text:c="2"/>主演: 岩男润子 Junko Iwao <text:s text:c="2"/>松本梨香 Rica Matsu... 1997 <text:s text:c="2"/>日本 <text:s text:c="2"/>动画 奇幻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74/</text:p>
          </table:table-cell>
          <table:table-cell table:style-name="ce1" office:value-type="string" calcext:value-type="string">
            <text:p>https://img1.doubanio.com/view/photo/s_ratio_poster/public/p854757687.jpg</text:p>
          </table:table-cell>
          <table:table-cell table:style-name="ce1" office:value-type="string" calcext:value-type="string">
            <text:p>幸福终点站</text:p>
          </table:table-cell>
          <table:table-cell table:style-name="ce1" office:value-type="string" calcext:value-type="string">
            <text:p>The Terminal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578885</text:p>
          </table:table-cell>
          <table:table-cell table:style-name="ce1" office:value-type="string" calcext:value-type="string">
            <text:p>有时候幸福需要等一等 </text:p>
          </table:table-cell>
          <table:table-cell table:style-name="ce2" office:value-type="string" calcext:value-type="string">
            <text:p>导演: 史蒂文·斯皮尔伯格 Steven Spielberg <text:s text:c="2"/>主演: 汤姆·汉克斯 Tom Hanks... 2004 <text:s text:c="2"/>美国 <text:s text:c="2"/>喜剧 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2353023/</text:p>
          </table:table-cell>
          <table:table-cell table:style-name="ce1" office:value-type="string" calcext:value-type="string">
            <text:p>https://img9.doubanio.com/view/photo/s_ratio_poster/public/p2210954024.jpg</text:p>
          </table:table-cell>
          <table:table-cell table:style-name="ce1" office:value-type="string" calcext:value-type="string">
            <text:p>驯龙高手</text:p>
          </table:table-cell>
          <table:table-cell table:style-name="ce1" office:value-type="string" calcext:value-type="string">
            <text:p>How to Train Your Dragon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765170</text:p>
          </table:table-cell>
          <table:table-cell table:style-name="ce1" office:value-type="string" calcext:value-type="string">
            <text:p>和谐的生活离不开摸头与被摸头</text:p>
          </table:table-cell>
          <table:table-cell table:style-name="ce2" office:value-type="string" calcext:value-type="string">
            <text:p>导演: 迪恩·德布洛斯 Dean DeBlois <text:s text:c="2"/>克里斯·桑德斯 Chris Sanders <text:s text:c="2"/>主演:... 2010 <text:s text:c="2"/>美国 <text:s text:c="2"/>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5814707/</text:p>
          </table:table-cell>
          <table:table-cell table:style-name="ce1" office:value-type="string" calcext:value-type="string">
            <text:p>https://img1.doubanio.com/view/photo/s_ratio_poster/public/p2215147728.jpg</text:p>
          </table:table-cell>
          <table:table-cell table:style-name="ce1" office:value-type="string" calcext:value-type="string">
            <text:p>小森林 冬春篇</text:p>
          </table:table-cell>
          <table:table-cell table:style-name="ce1" office:value-type="string" calcext:value-type="string">
            <text:p>リトル・フォレスト 冬・春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383453</text:p>
          </table:table-cell>
          <table:table-cell table:style-name="ce1" office:value-type="string" calcext:value-type="string">
            <text:p>尊敬他人，尊敬你生活的这片土地，明白孤独是人生的常态</text:p>
          </table:table-cell>
          <table:table-cell table:style-name="ce2" office:value-type="string" calcext:value-type="string">
            <text:p>导演: 森淳一 Junichi Mori <text:s text:c="2"/>主演: 桥本爱 Ai Hashimoto <text:s text:c="2"/>三浦贵大 Takahir... 2015 <text:s text:c="2"/>日本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9055/</text:p>
          </table:table-cell>
          <table:table-cell table:style-name="ce1" office:value-type="string" calcext:value-type="string">
            <text:p>https://img9.doubanio.com/view/photo/s_ratio_poster/public/p735391084.jpg</text:p>
          </table:table-cell>
          <table:table-cell table:style-name="ce1" office:value-type="string" calcext:value-type="string">
            <text:p>哈利·波特与火焰杯</text:p>
          </table:table-cell>
          <table:table-cell table:style-name="ce1" office:value-type="string" calcext:value-type="string">
            <text:p>Harry Potter and the Goblet of Fir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73625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迈克·内威尔 Mike Newell <text:s text:c="2"/>主演: 丹尼尔·雷德克里夫 Daniel Radclif... 2005 <text:s text:c="2"/>英国 美国 <text:s text:c="2"/>悬疑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6628357/</text:p>
          </table:table-cell>
          <table:table-cell table:style-name="ce1" office:value-type="string" calcext:value-type="string">
            <text:p>https://img2.doubanio.com/view/photo/s_ratio_poster/public/p2406624993.jpg</text:p>
          </table:table-cell>
          <table:table-cell table:style-name="ce1" office:value-type="string" calcext:value-type="string">
            <text:p>一个叫欧维的男人决定去死</text:p>
          </table:table-cell>
          <table:table-cell table:style-name="ce1" office:value-type="string" calcext:value-type="string">
            <text:p>En man som heter Ove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491481</text:p>
          </table:table-cell>
          <table:table-cell table:style-name="ce1" office:value-type="string" calcext:value-type="string">
            <text:p>惠及一生的美丽</text:p>
          </table:table-cell>
          <table:table-cell table:style-name="ce2" office:value-type="string" calcext:value-type="string">
            <text:p>导演: 汉内斯·赫尔姆 Hannes Holm <text:s text:c="2"/>主演: 罗夫·拉斯加德 Rolf Lassgård... 2015 <text:s text:c="2"/>瑞典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4240/</text:p>
          </table:table-cell>
          <table:table-cell table:style-name="ce1" office:value-type="string" calcext:value-type="string">
            <text:p>https://img2.doubanio.com/view/photo/s_ratio_poster/public/p2169664351.jpg</text:p>
          </table:table-cell>
          <table:table-cell table:style-name="ce1" office:value-type="string" calcext:value-type="string">
            <text:p>教父3</text:p>
          </table:table-cell>
          <table:table-cell table:style-name="ce1" office:value-type="string" calcext:value-type="string">
            <text:p>The Godfather: Part III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380064</text:p>
          </table:table-cell>
          <table:table-cell table:style-name="ce1" office:value-type="string" calcext:value-type="string">
            <text:p>任何信念的力量，都无法改变命运</text:p>
          </table:table-cell>
          <table:table-cell table:style-name="ce2" office:value-type="string" calcext:value-type="string">
            <text:p>导演: 弗朗西斯·福特·科波拉 Francis Ford Coppola <text:s text:c="2"/>主演: 阿尔·帕西诺 A... 1990 <text:s text:c="2"/>美国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79/</text:p>
          </table:table-cell>
          <table:table-cell table:style-name="ce1" office:value-type="string" calcext:value-type="string">
            <text:p>https://img1.doubanio.com/view/photo/s_ratio_poster/public/p2896590108.jpg</text:p>
          </table:table-cell>
          <table:table-cell table:style-name="ce1" office:value-type="string" calcext:value-type="string">
            <text:p>怪兽电力公司</text:p>
          </table:table-cell>
          <table:table-cell table:style-name="ce1" office:value-type="string" calcext:value-type="string">
            <text:p>Monsters, Inc.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82629</text:p>
          </table:table-cell>
          <table:table-cell table:style-name="ce1" office:value-type="string" calcext:value-type="string">
            <text:p>不要给它起名字，起了名字就有感情了</text:p>
          </table:table-cell>
          <table:table-cell table:style-name="ce2" office:value-type="string" calcext:value-type="string">
            <text:p>导演: 彼特·道格特 Pete Docter <text:s text:c="2"/>大卫·斯沃曼 David Silverman <text:s text:c="2"/>主演: 约... 2001 <text:s text:c="2"/>美国 <text:s text:c="2"/>儿童 喜剧 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418200/</text:p>
          </table:table-cell>
          <table:table-cell table:style-name="ce1" office:value-type="string" calcext:value-type="string">
            <text:p>https://img1.doubanio.com/view/photo/s_ratio_poster/public/p2016401659.jpg</text:p>
          </table:table-cell>
          <table:table-cell table:style-name="ce1" office:value-type="string" calcext:value-type="string">
            <text:p>傲慢与偏见</text:p>
          </table:table-cell>
          <table:table-cell table:style-name="ce1" office:value-type="string" calcext:value-type="string">
            <text:p>Pride &amp;amp; Prejudice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812783</text:p>
          </table:table-cell>
          <table:table-cell table:style-name="ce1" office:value-type="string" calcext:value-type="string">
            <text:p>爱是摈弃傲慢与偏见之后的曙光</text:p>
          </table:table-cell>
          <table:table-cell table:style-name="ce2" office:value-type="string" calcext:value-type="string">
            <text:p>导演: 乔·怀特 Joe Wright <text:s text:c="2"/>主演: 凯拉·奈特莉 Keira Knightley <text:s text:c="2"/>马修·... 2005 <text:s text:c="2"/>法国 英国 美国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5989818/</text:p>
          </table:table-cell>
          <table:table-cell table:style-name="ce1" office:value-type="string" calcext:value-type="string">
            <text:p>https://img2.doubanio.com/view/photo/s_ratio_poster/public/p1675053073.jpg</text:p>
          </table:table-cell>
          <table:table-cell table:style-name="ce1" office:value-type="string" calcext:value-type="string">
            <text:p>萤火之森</text:p>
          </table:table-cell>
          <table:table-cell table:style-name="ce1" office:value-type="string" calcext:value-type="string">
            <text:p>蛍火の杜へ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547140</text:p>
          </table:table-cell>
          <table:table-cell table:style-name="ce1" office:value-type="string" calcext:value-type="string">
            <text:p>触不到的恋人</text:p>
          </table:table-cell>
          <table:table-cell table:style-name="ce2" office:value-type="string" calcext:value-type="string">
            <text:p>导演: 大森贵弘 Takahiro Omori <text:s text:c="2"/>主演: 佐仓绫音 Ayane Sakura <text:s text:c="2"/>内山昂辉 K... 2011 <text:s text:c="2"/>日本 <text:s text:c="2"/>剧情 爱情 动画 奇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858711/</text:p>
          </table:table-cell>
          <table:table-cell table:style-name="ce1" office:value-type="string" calcext:value-type="string">
            <text:p>https://img2.doubanio.com/view/photo/s_ratio_poster/public/p2896589481.jpg</text:p>
          </table:table-cell>
          <table:table-cell table:style-name="ce1" office:value-type="string" calcext:value-type="string">
            <text:p>玩具总动员3</text:p>
          </table:table-cell>
          <table:table-cell table:style-name="ce1" office:value-type="string" calcext:value-type="string">
            <text:p>Toy Story 3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525429</text:p>
          </table:table-cell>
          <table:table-cell table:style-name="ce1" office:value-type="string" calcext:value-type="string">
            <text:p>跨度十五年的欢乐与泪水</text:p>
          </table:table-cell>
          <table:table-cell table:style-name="ce2" office:value-type="string" calcext:value-type="string">
            <text:p>导演: 李·昂克里奇 Lee Unkrich <text:s text:c="2"/>主演: 汤姆·汉克斯 Tom Hanks <text:s text:c="2"/>蒂姆·艾... 2010 <text:s text:c="2"/>美国 <text:s text:c="2"/>喜剧 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0437779/</text:p>
          </table:table-cell>
          <table:table-cell table:style-name="ce1" office:value-type="string" calcext:value-type="string">
            <text:p>https://img1.doubanio.com/view/photo/s_ratio_poster/public/p1903379979.jpg</text:p>
          </table:table-cell>
          <table:table-cell table:style-name="ce1" office:value-type="string" calcext:value-type="string">
            <text:p>新世界</text:p>
          </table:table-cell>
          <table:table-cell table:style-name="ce1" office:value-type="string" calcext:value-type="string">
            <text:p>신세계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444905</text:p>
          </table:table-cell>
          <table:table-cell table:style-name="ce1" office:value-type="string" calcext:value-type="string">
            <text:p>要做就做得狠一点，这样才能活下去</text:p>
          </table:table-cell>
          <table:table-cell table:style-name="ce2" office:value-type="string" calcext:value-type="string">
            <text:p>导演: 朴勋政 Hoon-jung Park <text:s text:c="2"/>主演: 李政宰 Jung-Jae Lee <text:s text:c="2"/>崔岷植 Min-sik... 2013 <text:s text:c="2"/>韩国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25986180/</text:p>
          </table:table-cell>
          <table:table-cell table:style-name="ce1" office:value-type="string" calcext:value-type="string">
            <text:p>https://img1.doubanio.com/view/photo/s_ratio_poster/public/p2360940399.jpg</text:p>
          </table:table-cell>
          <table:table-cell table:style-name="ce1" office:value-type="string" calcext:value-type="string">
            <text:p>釜山行</text:p>
          </table:table-cell>
          <table:table-cell table:style-name="ce1" office:value-type="string" calcext:value-type="string">
            <text:p>부산행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1214368</text:p>
          </table:table-cell>
          <table:table-cell table:style-name="ce1" office:value-type="string" calcext:value-type="string">
            <text:p>揭露人性的丧尸题材力作</text:p>
          </table:table-cell>
          <table:table-cell table:style-name="ce2" office:value-type="string" calcext:value-type="string">
            <text:p>导演: 延尚昊 Sang-ho Yeon <text:s text:c="2"/>主演: 孔侑 Yoo Gong <text:s text:c="2"/>郑有美 Yu-mi Jung <text:s text:c="2"/>马... 2016 <text:s text:c="2"/>韩国 <text:s text:c="2"/>动作 惊悚 灾难</text:p>
          </table:table-cell>
        </table:table-row>
        <table:table-row table:style-name="ro2">
          <table:table-cell table:style-name="ce1" office:value-type="string" calcext:value-type="string">
            <text:p>https://movie.douban.com/subject/6307447/</text:p>
          </table:table-cell>
          <table:table-cell table:style-name="ce1" office:value-type="string" calcext:value-type="string">
            <text:p>https://img1.doubanio.com/view/photo/s_ratio_poster/public/p1800813767.jpg</text:p>
          </table:table-cell>
          <table:table-cell table:style-name="ce1" office:value-type="string" calcext:value-type="string">
            <text:p>被解救的姜戈</text:p>
          </table:table-cell>
          <table:table-cell table:style-name="ce1" office:value-type="string" calcext:value-type="string">
            <text:p>Django Unchained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16984</text:p>
          </table:table-cell>
          <table:table-cell table:style-name="ce1" office:value-type="string" calcext:value-type="string">
            <text:p>热血沸腾，那个低俗、性感的无耻混蛋又来了</text:p>
          </table:table-cell>
          <table:table-cell table:style-name="ce2" office:value-type="string" calcext:value-type="string">
            <text:p>导演: 昆汀·塔伦蒂诺 Quentin Tarantino <text:s text:c="2"/>主演: 杰米·福克斯 Jamie Foxx <text:s/>... 2012 <text:s text:c="2"/>美国 <text:s text:c="2"/>剧情 动作 西部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3287562/</text:p>
          </table:table-cell>
          <table:table-cell table:style-name="ce1" office:value-type="string" calcext:value-type="string">
            <text:p>https://img1.doubanio.com/view/photo/s_ratio_poster/public/p792776858.jpg</text:p>
          </table:table-cell>
          <table:table-cell table:style-name="ce1" office:value-type="string" calcext:value-type="string">
            <text:p>神偷奶爸</text:p>
          </table:table-cell>
          <table:table-cell table:style-name="ce1" office:value-type="string" calcext:value-type="string">
            <text:p>Despicable Me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958033</text:p>
          </table:table-cell>
          <table:table-cell table:style-name="ce1" office:value-type="string" calcext:value-type="string">
            <text:p>Mr. I Don't Care其实也有Care的时候</text:p>
          </table:table-cell>
          <table:table-cell table:style-name="ce2" office:value-type="string" calcext:value-type="string">
            <text:p>导演: 皮艾尔·柯芬 Pierre Coffin <text:s text:c="2"/>克里斯·雷纳德 Chris Renaud <text:s text:c="2"/>主演: ... 2010 <text:s text:c="2"/>美国 法国 <text:s text:c="2"/>喜剧 动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461403/</text:p>
          </table:table-cell>
          <table:table-cell table:style-name="ce1" office:value-type="string" calcext:value-type="string">
            <text:p>https://img9.doubanio.com/view/photo/s_ratio_poster/public/p2528965424.jpg</text:p>
          </table:table-cell>
          <table:table-cell table:style-name="ce1" office:value-type="string" calcext:value-type="string">
            <text:p>茶馆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6</text:p>
          </table:table-cell>
          <table:table-cell table:style-name="ce1" office:value-type="string" calcext:value-type="string">
            <text:p>152063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谢添 Tian Xie <text:s text:c="2"/>主演: 于是之 Shizhi Yu <text:s text:c="2"/>郑榕 Rong Zhen <text:s text:c="2"/>蓝天野 T... 1982(中国大陆) <text:s text:c="2"/>中国大陆 <text:s text:c="2"/>剧情 历史</text:p>
          </table:table-cell>
        </table:table-row>
        <table:table-row table:style-name="ro2">
          <table:table-cell table:style-name="ce1" office:value-type="string" calcext:value-type="string">
            <text:p>https://movie.douban.com/subject/3072124/</text:p>
          </table:table-cell>
          <table:table-cell table:style-name="ce1" office:value-type="string" calcext:value-type="string">
            <text:p>https://img9.doubanio.com/view/photo/s_ratio_poster/public/p488255145.jpg</text:p>
          </table:table-cell>
          <table:table-cell table:style-name="ce1" office:value-type="string" calcext:value-type="string">
            <text:p>玛丽和马克思</text:p>
          </table:table-cell>
          <table:table-cell table:style-name="ce1" office:value-type="string" calcext:value-type="string">
            <text:p>Mary and Max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424926</text:p>
          </table:table-cell>
          <table:table-cell table:style-name="ce1" office:value-type="string" calcext:value-type="string">
            <text:p>你是我最好的朋友，你是我唯一的朋友 </text:p>
          </table:table-cell>
          <table:table-cell table:style-name="ce2" office:value-type="string" calcext:value-type="string">
            <text:p>导演: 亚当·艾略特 Adam Elliot <text:s text:c="2"/>主演: 托妮·科莱特 Toni Collette <text:s text:c="2"/>菲利... 2009 <text:s text:c="2"/>澳大利亚 美国 <text:s text:c="2"/>剧情 喜剧 动画</text:p>
          </table:table-cell>
        </table:table-row>
        <table:table-row table:style-name="ro2">
          <table:table-cell table:style-name="ce1" office:value-type="string" calcext:value-type="string">
            <text:p>https://movie.douban.com/subject/4268598/</text:p>
          </table:table-cell>
          <table:table-cell table:style-name="ce1" office:value-type="string" calcext:value-type="string">
            <text:p>https://img9.doubanio.com/view/photo/s_ratio_poster/public/p689520756.jpg</text:p>
          </table:table-cell>
          <table:table-cell table:style-name="ce1" office:value-type="string" calcext:value-type="string">
            <text:p>告白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78200</text:p>
          </table:table-cell>
          <table:table-cell table:style-name="ce1" office:value-type="string" calcext:value-type="string">
            <text:p>没有一人完全善，也没有一人完全恶</text:p>
          </table:table-cell>
          <table:table-cell table:style-name="ce2" office:value-type="string" calcext:value-type="string">
            <text:p>导演: 中岛哲也 Tetsuya Nakashima <text:s text:c="2"/>主演: 松隆子 Takako Matsu <text:s text:c="2"/>冈田将生 ... 2010 <text:s text:c="2"/>日本 <text:s text:c="2"/>剧情 悬疑</text:p>
          </table:table-cell>
        </table:table-row>
        <table:table-row table:style-name="ro2">
          <table:table-cell table:style-name="ce1" office:value-type="string" calcext:value-type="string">
            <text:p>https://movie.douban.com/subject/1307315/</text:p>
          </table:table-cell>
          <table:table-cell table:style-name="ce1" office:value-type="string" calcext:value-type="string">
            <text:p>https://img9.doubanio.com/view/photo/s_ratio_poster/public/p2532803206.jpg</text:p>
          </table:table-cell>
          <table:table-cell table:style-name="ce1" office:value-type="string" calcext:value-type="string">
            <text:p>哪吒闹海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263669</text:p>
          </table:table-cell>
          <table:table-cell table:style-name="ce1" office:value-type="string" calcext:value-type="string">
            <text:p>想你时你在闹海</text:p>
          </table:table-cell>
          <table:table-cell table:style-name="ce2" office:value-type="string" calcext:value-type="string">
            <text:p>导演: 王树忱 Shuchen Wang <text:s text:c="2"/>严定宪 Dingxian Yan <text:s text:c="2"/>主演: 梁正晖 Zhenghui ... 1979 <text:s text:c="2"/>中国大陆 <text:s text:c="2"/>冒险 动画 奇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45/</text:p>
          </table:table-cell>
          <table:table-cell table:style-name="ce1" office:value-type="string" calcext:value-type="string">
            <text:p>https://img9.doubanio.com/view/photo/s_ratio_poster/public/p692813374.jpg</text:p>
          </table:table-cell>
          <table:table-cell table:style-name="ce1" office:value-type="string" calcext:value-type="string">
            <text:p>大鱼</text:p>
          </table:table-cell>
          <table:table-cell table:style-name="ce1" office:value-type="string" calcext:value-type="string">
            <text:p>Big Fish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574128</text:p>
          </table:table-cell>
          <table:table-cell table:style-name="ce1" office:value-type="string" calcext:value-type="string">
            <text:p>抱着梦想而活着的人是幸福的，怀抱梦想而死去的人是不朽的</text:p>
          </table:table-cell>
          <table:table-cell table:style-name="ce2" office:value-type="string" calcext:value-type="string">
            <text:p>导演: 蒂姆·波顿 Tim Burton <text:s text:c="2"/>主演: 伊万·麦克格雷格 Ewan McGregor <text:s text:c="2"/>阿... 2003 <text:s text:c="2"/>美国 <text:s text:c="2"/>剧情 家庭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7518/</text:p>
          </table:table-cell>
          <table:table-cell table:style-name="ce1" office:value-type="string" calcext:value-type="string">
            <text:p>https://img1.doubanio.com/view/photo/s_ratio_poster/public/p648370300.jpg</text:p>
          </table:table-cell>
          <table:table-cell table:style-name="ce1" office:value-type="string" calcext:value-type="string">
            <text:p>九品芝麻官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691596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王晶 Jing Wong <text:s text:c="2"/>主演: 周星驰 Stephen Chow <text:s text:c="2"/>吴孟达 Man Tat Ng <text:s text:c="2"/>... 1994 <text:s text:c="2"/>中国香港 中国大陆 <text:s text:c="2"/>剧情 喜剧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3037/</text:p>
          </table:table-cell>
          <table:table-cell table:style-name="ce1" office:value-type="string" calcext:value-type="string">
            <text:p>https://img1.doubanio.com/view/photo/s_ratio_poster/public/p2249048907.jpg</text:p>
          </table:table-cell>
          <table:table-cell table:style-name="ce1" office:value-type="string" calcext:value-type="string">
            <text:p>喜宴</text:p>
          </table:table-cell>
          <table:table-cell table:style-name="ce1" office:value-type="string" calcext:value-type="string">
            <text:p>囍宴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369102</text:p>
          </table:table-cell>
          <table:table-cell table:style-name="ce1" office:value-type="string" calcext:value-type="string">
            <text:p>中国家庭的喜怒哀乐忍</text:p>
          </table:table-cell>
          <table:table-cell table:style-name="ce2" office:value-type="string" calcext:value-type="string">
            <text:p>导演: 李安 Ang Lee <text:s text:c="2"/>主演: 赵文瑄 Winston Chao <text:s text:c="2"/>归亚蕾 Ya-lei Kuei <text:s text:c="2"/>郎... 1993 <text:s text:c="2"/>中国台湾 美国 <text:s text:c="2"/>剧情 喜剧 爱情 同性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828115/</text:p>
          </table:table-cell>
          <table:table-cell table:style-name="ce1" office:value-type="string" calcext:value-type="string">
            <text:p>https://img9.doubanio.com/view/photo/s_ratio_poster/public/p453716305.jpg</text:p>
          </table:table-cell>
          <table:table-cell table:style-name="ce1" office:value-type="string" calcext:value-type="string">
            <text:p>色，戒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823696</text:p>
          </table:table-cell>
          <table:table-cell table:style-name="ce1" office:value-type="string" calcext:value-type="string">
            <text:p>假戏真情，爱欲深海</text:p>
          </table:table-cell>
          <table:table-cell table:style-name="ce2" office:value-type="string" calcext:value-type="string">
            <text:p>导演: 李安 Ang Lee <text:s text:c="2"/>主演: 梁朝伟 Tony Leung Chiu Wai <text:s text:c="2"/>汤唯 Wei Tang <text:s text:c="2"/>... 2007 <text:s text:c="2"/>中国台湾 中国大陆 美国 中国香港 <text:s text:c="2"/>剧情 爱情 情色</text:p>
          </table:table-cell>
        </table:table-row>
        <table:table-row table:style-name="ro2">
          <table:table-cell table:style-name="ce1" office:value-type="string" calcext:value-type="string">
            <text:p>https://movie.douban.com/subject/10463953/</text:p>
          </table:table-cell>
          <table:table-cell table:style-name="ce1" office:value-type="string" calcext:value-type="string">
            <text:p>https://img2.doubanio.com/view/photo/s_ratio_poster/public/p2255040492.jpg</text:p>
          </table:table-cell>
          <table:table-cell table:style-name="ce1" office:value-type="string" calcext:value-type="string">
            <text:p>模仿游戏</text:p>
          </table:table-cell>
          <table:table-cell table:style-name="ce1" office:value-type="string" calcext:value-type="string">
            <text:p>The Imitation Gam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55745</text:p>
          </table:table-cell>
          <table:table-cell table:style-name="ce1" office:value-type="string" calcext:value-type="string">
            <text:p>他给机器起名“克里斯托弗”，因为这是他初恋的名字</text:p>
          </table:table-cell>
          <table:table-cell table:style-name="ce2" office:value-type="string" calcext:value-type="string">
            <text:p>导演: 莫滕·泰杜姆 Morten Tyldum <text:s text:c="2"/>主演: 本尼迪克特·康伯巴奇 Benedict C... 2014 <text:s text:c="2"/>英国 美国 <text:s text:c="2"/>剧情 传记 战争 同性</text:p>
          </table:table-cell>
        </table:table-row>
        <table:table-row table:style-name="ro2">
          <table:table-cell table:style-name="ce1" office:value-type="string" calcext:value-type="string">
            <text:p>https://movie.douban.com/subject/4920389/</text:p>
          </table:table-cell>
          <table:table-cell table:style-name="ce1" office:value-type="string" calcext:value-type="string">
            <text:p>https://img1.doubanio.com/view/photo/s_ratio_poster/public/p2516578307.jpg</text:p>
          </table:table-cell>
          <table:table-cell table:style-name="ce1" office:value-type="string" calcext:value-type="string">
            <text:p>头号玩家</text:p>
          </table:table-cell>
          <table:table-cell table:style-name="ce1" office:value-type="string" calcext:value-type="string">
            <text:p>Ready Player One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1383698</text:p>
          </table:table-cell>
          <table:table-cell table:style-name="ce1" office:value-type="string" calcext:value-type="string">
            <text:p>写给影迷，动漫迷和游戏迷的一封情书</text:p>
          </table:table-cell>
          <table:table-cell table:style-name="ce2" office:value-type="string" calcext:value-type="string">
            <text:p>导演: 史蒂文·斯皮尔伯格 Steven Spielberg <text:s text:c="2"/>主演: 泰伊·谢里丹 Tye Sheri... 2018 <text:s text:c="2"/>美国 <text:s text:c="2"/>动作 科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316510/</text:p>
          </table:table-cell>
          <table:table-cell table:style-name="ce1" office:value-type="string" calcext:value-type="string">
            <text:p>https://img2.doubanio.com/view/photo/s_ratio_poster/public/p2609063922.jpg</text:p>
          </table:table-cell>
          <table:table-cell table:style-name="ce1" office:value-type="string" calcext:value-type="string">
            <text:p>射雕英雄传之东成西就</text:p>
          </table:table-cell>
          <table:table-cell table:style-name="ce1" office:value-type="string" calcext:value-type="string">
            <text:p>射鵰英雄傳之東成西就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645381</text:p>
          </table:table-cell>
          <table:table-cell table:style-name="ce1" office:value-type="string" calcext:value-type="string">
            <text:p>百看不厌 </text:p>
          </table:table-cell>
          <table:table-cell table:style-name="ce2" office:value-type="string" calcext:value-type="string">
            <text:p>导演: 刘镇伟 Jeffrey Lau <text:s text:c="2"/>主演: 梁朝伟 Tony Leung Chiu Wai <text:s text:c="2"/>林青霞 Bri... 1993 <text:s text:c="2"/>中国香港 <text:s text:c="2"/>喜剧 奇幻 武侠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57/</text:p>
          </table:table-cell>
          <table:table-cell table:style-name="ce1" office:value-type="string" calcext:value-type="string">
            <text:p>https://img9.doubanio.com/view/photo/s_ratio_poster/public/p1910828286.jpg</text:p>
          </table:table-cell>
          <table:table-cell table:style-name="ce1" office:value-type="string" calcext:value-type="string">
            <text:p>花样年华</text:p>
          </table:table-cell>
          <table:table-cell table:style-name="ce1" office:value-type="string" calcext:value-type="string">
            <text:p>花樣年華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617498</text:p>
          </table:table-cell>
          <table:table-cell table:style-name="ce1" office:value-type="string" calcext:value-type="string">
            <text:p>偷情本没有这样美</text:p>
          </table:table-cell>
          <table:table-cell table:style-name="ce2" office:value-type="string" calcext:value-type="string">
            <text:p>导演: 王家卫 Kar Wai Wong <text:s text:c="2"/>主演: 梁朝伟 Tony Leung Chiu Wai <text:s text:c="2"/>张曼玉 Ma... 2000 <text:s text:c="2"/>中国香港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6861/</text:p>
          </table:table-cell>
          <table:table-cell table:style-name="ce1" office:value-type="string" calcext:value-type="string">
            <text:p>https://img9.doubanio.com/view/photo/s_ratio_poster/public/p652417775.jpg</text:p>
          </table:table-cell>
          <table:table-cell table:style-name="ce1" office:value-type="string" calcext:value-type="string">
            <text:p>我是山姆</text:p>
          </table:table-cell>
          <table:table-cell table:style-name="ce1" office:value-type="string" calcext:value-type="string">
            <text:p>I Am Sam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342203</text:p>
          </table:table-cell>
          <table:table-cell table:style-name="ce1" office:value-type="string" calcext:value-type="string">
            <text:p>爱并不需要智商 </text:p>
          </table:table-cell>
          <table:table-cell table:style-name="ce2" office:value-type="string" calcext:value-type="string">
            <text:p>导演: 杰茜·尼尔森 Jessie Nelson <text:s text:c="2"/>主演: Sean Penn <text:s text:c="2"/>Dakota Fanning <text:s text:c="2"/>Mi... 2001 <text:s text:c="2"/>美国 <text:s text:c="2"/>剧情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4917726/</text:p>
          </table:table-cell>
          <table:table-cell table:style-name="ce1" office:value-type="string" calcext:value-type="string">
            <text:p>https://img1.doubanio.com/view/photo/s_ratio_poster/public/p1374786017.jpg</text:p>
          </table:table-cell>
          <table:table-cell table:style-name="ce1" office:value-type="string" calcext:value-type="string">
            <text:p>阳光姐妹淘</text:p>
          </table:table-cell>
          <table:table-cell table:style-name="ce1" office:value-type="string" calcext:value-type="string">
            <text:p>써니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595048</text:p>
          </table:table-cell>
          <table:table-cell table:style-name="ce1" office:value-type="string" calcext:value-type="string">
            <text:p>再多各自牛逼的时光，也比不上一起傻逼的岁月 </text:p>
          </table:table-cell>
          <table:table-cell table:style-name="ce2" office:value-type="string" calcext:value-type="string">
            <text:p>导演: 姜炯哲 Hyeong-Cheol Kang <text:s text:c="2"/>主演: 沈恩京 Eun-kyung Shim <text:s text:c="2"/>闵孝琳 Hy... 2011 <text:s text:c="2"/>韩国 <text:s text:c="2"/>剧情 喜剧</text:p>
          </table:table-cell>
        </table:table-row>
        <table:table-row table:style-name="ro2">
          <table:table-cell table:style-name="ce1" office:value-type="string" calcext:value-type="string">
            <text:p>https://movie.douban.com/subject/10533913/</text:p>
          </table:table-cell>
          <table:table-cell table:style-name="ce1" office:value-type="string" calcext:value-type="string">
            <text:p>https://img9.doubanio.com/view/photo/s_ratio_poster/public/p2896589345.jpg</text:p>
          </table:table-cell>
          <table:table-cell table:style-name="ce1" office:value-type="string" calcext:value-type="string">
            <text:p>头脑特工队</text:p>
          </table:table-cell>
          <table:table-cell table:style-name="ce1" office:value-type="string" calcext:value-type="string">
            <text:p>Inside Out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24393</text:p>
          </table:table-cell>
          <table:table-cell table:style-name="ce1" office:value-type="string" calcext:value-type="string">
            <text:p>愿我们都不用长大，每一座城堡都能永远存在</text:p>
          </table:table-cell>
          <table:table-cell table:style-name="ce2" office:value-type="string" calcext:value-type="string">
            <text:p>导演: 彼特·道格特 Pete Docter <text:s text:c="2"/>罗纳尔多·德尔·卡门 Ronaldo Del Carmen <text:s/>&amp;amp;nb... 2015 <text:s text:c="2"/>美国 <text:s text:c="2"/>喜剧 动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6325320/</text:p>
          </table:table-cell>
          <table:table-cell table:style-name="ce1" office:value-type="string" calcext:value-type="string">
            <text:p>https://img1.doubanio.com/view/photo/s_ratio_poster/public/p2398141939.jpg</text:p>
          </table:table-cell>
          <table:table-cell table:style-name="ce1" office:value-type="string" calcext:value-type="string">
            <text:p>血战钢锯岭</text:p>
          </table:table-cell>
          <table:table-cell table:style-name="ce1" office:value-type="string" calcext:value-type="string">
            <text:p>Hacksaw Ridge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790788</text:p>
          </table:table-cell>
          <table:table-cell table:style-name="ce1" office:value-type="string" calcext:value-type="string">
            <text:p>优秀的战争片不会美化战场，不会粉饰死亡，不会矮化敌人，不会无视常识，最重要的，不会宣扬战争</text:p>
          </table:table-cell>
          <table:table-cell table:style-name="ce2" office:value-type="string" calcext:value-type="string">
            <text:p>导演: 梅尔·吉布森 Mel Gibson <text:s text:c="2"/>主演: 安德鲁·加菲尔德 Andrew Garfield <text:s/>... 2016 <text:s text:c="2"/>澳大利亚 美国 <text:s text:c="2"/>剧情 传记 历史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1295399/</text:p>
          </table:table-cell>
          <table:table-cell table:style-name="ce1" office:value-type="string" calcext:value-type="string">
            <text:p>https://img9.doubanio.com/view/photo/s_ratio_poster/public/p2215886505.jpg</text:p>
          </table:table-cell>
          <table:table-cell table:style-name="ce1" office:value-type="string" calcext:value-type="string">
            <text:p>七武士</text:p>
          </table:table-cell>
          <table:table-cell table:style-name="ce1" office:value-type="string" calcext:value-type="string">
            <text:p>七人の侍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201227</text:p>
          </table:table-cell>
          <table:table-cell table:style-name="ce1" office:value-type="string" calcext:value-type="string">
            <text:p>时代悲歌</text:p>
          </table:table-cell>
          <table:table-cell table:style-name="ce2" office:value-type="string" calcext:value-type="string">
            <text:p>导演: 黑泽明 Akira Kurosawa <text:s text:c="2"/>主演: 三船敏郎 Toshirô Mifune <text:s text:c="2"/>志村乔 ... 1954 <text:s text:c="2"/>日本 <text:s text:c="2"/>动作 冒险 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21360417/</text:p>
          </table:table-cell>
          <table:table-cell table:style-name="ce1" office:value-type="string" calcext:value-type="string">
            <text:p>https://img9.doubanio.com/view/photo/s_ratio_poster/public/p2016930906.jpg</text:p>
          </table:table-cell>
          <table:table-cell table:style-name="ce1" office:value-type="string" calcext:value-type="string">
            <text:p>恐怖直播</text:p>
          </table:table-cell>
          <table:table-cell table:style-name="ce1" office:value-type="string" calcext:value-type="string">
            <text:p>더 테러 라이브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659762</text:p>
          </table:table-cell>
          <table:table-cell table:style-name="ce1" office:value-type="string" calcext:value-type="string">
            <text:p>恐怖分子的“秋菊打官司”</text:p>
          </table:table-cell>
          <table:table-cell table:style-name="ce2" office:value-type="string" calcext:value-type="string">
            <text:p>导演: 金秉祐 Byeong-woo Kim <text:s text:c="2"/>主演: 河正宇 Jung-woo Ha <text:s text:c="2"/>李璟荣 Kyeong-y... 2013 <text:s text:c="2"/>韩国 <text:s text:c="2"/>剧情 犯罪 悬疑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181/</text:p>
          </table:table-cell>
          <table:table-cell table:style-name="ce1" office:value-type="string" calcext:value-type="string">
            <text:p>https://img9.doubanio.com/view/photo/s_ratio_poster/public/p1021883305.jpg</text:p>
          </table:table-cell>
          <table:table-cell table:style-name="ce1" office:value-type="string" calcext:value-type="string">
            <text:p>惊魂记</text:p>
          </table:table-cell>
          <table:table-cell table:style-name="ce1" office:value-type="string" calcext:value-type="string">
            <text:p>Psycho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300962</text:p>
          </table:table-cell>
          <table:table-cell table:style-name="ce1" office:value-type="string" calcext:value-type="string">
            <text:p>故事的反转与反转，分裂电影的始祖</text:p>
          </table:table-cell>
          <table:table-cell table:style-name="ce2" office:value-type="string" calcext:value-type="string">
            <text:p>导演: 阿尔弗雷德·希区柯克 Alfred Hitchcock <text:s text:c="2"/>主演: 安东尼·博金斯 Antho... 1960 <text:s text:c="2"/>美国 <text:s text:c="2"/>悬疑 惊悚 恐怖</text:p>
          </table:table-cell>
        </table:table-row>
        <table:table-row table:style-name="ro2">
          <table:table-cell table:style-name="ce1" office:value-type="string" calcext:value-type="string">
            <text:p>https://movie.douban.com/subject/1302467/</text:p>
          </table:table-cell>
          <table:table-cell table:style-name="ce1" office:value-type="string" calcext:value-type="string">
            <text:p>https://img1.doubanio.com/view/photo/s_ratio_poster/public/p443461818.jpg</text:p>
          </table:table-cell>
          <table:table-cell table:style-name="ce1" office:value-type="string" calcext:value-type="string">
            <text:p>黑客帝国3：矩阵革命</text:p>
          </table:table-cell>
          <table:table-cell table:style-name="ce1" office:value-type="string" calcext:value-type="string">
            <text:p>The Matrix Revolutions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452170</text:p>
          </table:table-cell>
          <table:table-cell table:style-name="ce1" office:value-type="string" calcext:value-type="string">
            <text:p>不得不说，《黑客帝国》系列是商业片与科幻、哲学完美结合的典范</text:p>
          </table:table-cell>
          <table:table-cell table:style-name="ce2" office:value-type="string" calcext:value-type="string">
            <text:p>导演: 拉娜·沃卓斯基 Lana Wachowski <text:s text:c="2"/>莉莉·沃卓斯基 Lilly Wachowski <text:s text:c="2"/>... 2003 <text:s text:c="2"/>美国 <text:s text:c="2"/>动作 科幻</text:p>
          </table:table-cell>
        </table:table-row>
        <table:table-row table:style-name="ro2">
          <table:table-cell table:style-name="ce1" office:value-type="string" calcext:value-type="string">
            <text:p>https://movie.douban.com/subject/26683290/</text:p>
          </table:table-cell>
          <table:table-cell table:style-name="ce1" office:value-type="string" calcext:value-type="string">
            <text:p>https://img1.doubanio.com/view/photo/s_ratio_poster/public/p2395733377.jpg</text:p>
          </table:table-cell>
          <table:table-cell table:style-name="ce1" office:value-type="string" calcext:value-type="string">
            <text:p>你的名字。</text:p>
          </table:table-cell>
          <table:table-cell table:style-name="ce1" office:value-type="string" calcext:value-type="string">
            <text:p>君の名は。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1425801</text:p>
          </table:table-cell>
          <table:table-cell table:style-name="ce1" office:value-type="string" calcext:value-type="string">
            <text:p>穿越错位的时空，仰望陨落的星辰，你没留下你的名字，我却无法忘记那句“我爱你”</text:p>
          </table:table-cell>
          <table:table-cell table:style-name="ce2" office:value-type="string" calcext:value-type="string">
            <text:p>导演: 新海诚 Makoto Shinkai <text:s text:c="2"/>主演: 神木隆之介 Ryûnosuke Kamiki <text:s text:c="2"/>上... 2016 <text:s text:c="2"/>日本 <text:s text:c="2"/>剧情 爱情 动画</text:p>
          </table:table-cell>
        </table:table-row>
        <table:table-row table:style-name="ro2">
          <table:table-cell table:style-name="ce1" office:value-type="string" calcext:value-type="string">
            <text:p>https://movie.douban.com/subject/1417598/</text:p>
          </table:table-cell>
          <table:table-cell table:style-name="ce1" office:value-type="string" calcext:value-type="string">
            <text:p>https://img9.doubanio.com/view/photo/s_ratio_poster/public/p726839485.jpg</text:p>
          </table:table-cell>
          <table:table-cell table:style-name="ce1" office:value-type="string" calcext:value-type="string">
            <text:p>电锯惊魂</text:p>
          </table:table-cell>
          <table:table-cell table:style-name="ce1" office:value-type="string" calcext:value-type="string">
            <text:p>Saw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541456</text:p>
          </table:table-cell>
          <table:table-cell table:style-name="ce1" office:value-type="string" calcext:value-type="string">
            <text:p>真相就在眼前</text:p>
          </table:table-cell>
          <table:table-cell table:style-name="ce2" office:value-type="string" calcext:value-type="string">
            <text:p>导演: 詹姆斯·温 James Wan <text:s text:c="2"/>主演: 雷·沃纳尔 Leigh Whannell <text:s text:c="2"/>加利·艾... 2004 <text:s text:c="2"/>美国 <text:s text:c="2"/>悬疑 惊悚 恐怖</text:p>
          </table:table-cell>
        </table:table-row>
        <table:table-row table:style-name="ro2">
          <table:table-cell table:style-name="ce1" office:value-type="string" calcext:value-type="string">
            <text:p>https://movie.douban.com/subject/26611804/</text:p>
          </table:table-cell>
          <table:table-cell table:style-name="ce1" office:value-type="string" calcext:value-type="string">
            <text:p>https://img9.doubanio.com/view/photo/s_ratio_poster/public/p2896590555.jpg</text:p>
          </table:table-cell>
          <table:table-cell table:style-name="ce1" office:value-type="string" calcext:value-type="string">
            <text:p>三块广告牌</text:p>
          </table:table-cell>
          <table:table-cell table:style-name="ce1" office:value-type="string" calcext:value-type="string">
            <text:p>Three Billboards Outside Ebbing, Missouri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829214</text:p>
          </table:table-cell>
          <table:table-cell table:style-name="ce1" office:value-type="string" calcext:value-type="string">
            <text:p>怼天怼地，你走后，她与世界为敌</text:p>
          </table:table-cell>
          <table:table-cell table:style-name="ce2" office:value-type="string" calcext:value-type="string">
            <text:p>导演: 马丁·麦克唐纳 Martin McDonagh <text:s text:c="2"/>主演: 弗兰西斯·麦克多蒙德 France... 2017 <text:s text:c="2"/>英国 美国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793929/</text:p>
          </table:table-cell>
          <table:table-cell table:style-name="ce1" office:value-type="string" calcext:value-type="string">
            <text:p>https://img1.doubanio.com/view/photo/s_ratio_poster/public/p2166160837.jpg</text:p>
          </table:table-cell>
          <table:table-cell table:style-name="ce1" office:value-type="string" calcext:value-type="string">
            <text:p>达拉斯买家俱乐部</text:p>
          </table:table-cell>
          <table:table-cell table:style-name="ce1" office:value-type="string" calcext:value-type="string">
            <text:p>Dallas Buyers Club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457844</text:p>
          </table:table-cell>
          <table:table-cell table:style-name="ce1" office:value-type="string" calcext:value-type="string">
            <text:p>Jared Leto的腿比女人还美！</text:p>
          </table:table-cell>
          <table:table-cell table:style-name="ce2" office:value-type="string" calcext:value-type="string">
            <text:p>导演: 让-马克·瓦雷 Jean-Marc Vallée <text:s text:c="2"/>主演: 马修·麦康纳 Matthew McCon... 2013 <text:s text:c="2"/>美国 <text:s text:c="2"/>剧情 传记 同性</text:p>
          </table:table-cell>
        </table:table-row>
        <table:table-row table:style-name="ro2">
          <table:table-cell table:style-name="ce1" office:value-type="string" calcext:value-type="string">
            <text:p>https://movie.douban.com/subject/1907966/</text:p>
          </table:table-cell>
          <table:table-cell table:style-name="ce1" office:value-type="string" calcext:value-type="string">
            <text:p>https://img1.doubanio.com/view/photo/s_ratio_poster/public/p1867084027.jpg</text:p>
          </table:table-cell>
          <table:table-cell table:style-name="ce1" office:value-type="string" calcext:value-type="string">
            <text:p>疯狂原始人</text:p>
          </table:table-cell>
          <table:table-cell table:style-name="ce1" office:value-type="string" calcext:value-type="string">
            <text:p>The Croods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847947</text:p>
          </table:table-cell>
          <table:table-cell table:style-name="ce1" office:value-type="string" calcext:value-type="string">
            <text:p>老少皆宜，这就是好莱坞动画的魅力</text:p>
          </table:table-cell>
          <table:table-cell table:style-name="ce2" office:value-type="string" calcext:value-type="string">
            <text:p>导演: 科克·德·米科 Kirk De Micco <text:s text:c="2"/>克里斯·桑德斯 Chris Sanders <text:s text:c="2"/>主演... 2013 <text:s text:c="2"/>美国 <text:s text:c="2"/>喜剧 动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5917973/</text:p>
          </table:table-cell>
          <table:table-cell table:style-name="ce1" office:value-type="string" calcext:value-type="string">
            <text:p>https://img9.doubanio.com/view/photo/s_ratio_poster/public/p2276780256.jpg</text:p>
          </table:table-cell>
          <table:table-cell table:style-name="ce1" office:value-type="string" calcext:value-type="string">
            <text:p>心迷宫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529496</text:p>
          </table:table-cell>
          <table:table-cell table:style-name="ce1" office:value-type="string" calcext:value-type="string">
            <text:p>荒诞讽刺，千奇百巧，抽丝剥茧，百转千回</text:p>
          </table:table-cell>
          <table:table-cell table:style-name="ce2" office:value-type="string" calcext:value-type="string">
            <text:p>导演: 忻钰坤 Yukun Xin <text:s text:c="2"/>主演: 霍卫民 Weimin Huo <text:s text:c="2"/>王笑天 Xiaotian Wang ... 2014 <text:s text:c="2"/>中国大陆 <text:s text:c="2"/>剧情 犯罪 悬疑</text:p>
          </table:table-cell>
        </table:table-row>
        <table:table-row table:style-name="ro2">
          <table:table-cell table:style-name="ce1" office:value-type="string" calcext:value-type="string">
            <text:p>https://movie.douban.com/subject/1578507/</text:p>
          </table:table-cell>
          <table:table-cell table:style-name="ce1" office:value-type="string" calcext:value-type="string">
            <text:p>https://img1.doubanio.com/view/photo/s_ratio_poster/public/p792223507.jpg</text:p>
          </table:table-cell>
          <table:table-cell table:style-name="ce1" office:value-type="string" calcext:value-type="string">
            <text:p>谍影重重3</text:p>
          </table:table-cell>
          <table:table-cell table:style-name="ce1" office:value-type="string" calcext:value-type="string">
            <text:p>The Bourne Ultimatum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423674</text:p>
          </table:table-cell>
          <table:table-cell table:style-name="ce1" office:value-type="string" calcext:value-type="string">
            <text:p>像吃了苏打饼一样干脆的电影</text:p>
          </table:table-cell>
          <table:table-cell table:style-name="ce2" office:value-type="string" calcext:value-type="string">
            <text:p>导演: 保罗·格林格拉斯 Paul Greengrass <text:s text:c="2"/>主演: 马特·达蒙 Matt Damon <text:s text:c="2"/>... 2007 <text:s text:c="2"/>美国 德国 法国 英国 <text:s text:c="2"/>动作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08/</text:p>
          </table:table-cell>
          <table:table-cell table:style-name="ce1" office:value-type="string" calcext:value-type="string">
            <text:p>https://img1.doubanio.com/view/photo/s_ratio_poster/public/p455677490.jpg</text:p>
          </table:table-cell>
          <table:table-cell table:style-name="ce1" office:value-type="string" calcext:value-type="string">
            <text:p>上帝之城</text:p>
          </table:table-cell>
          <table:table-cell table:style-name="ce1" office:value-type="string" calcext:value-type="string">
            <text:p>Cidade de Deus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304352</text:p>
          </table:table-cell>
          <table:table-cell table:style-name="ce1" office:value-type="string" calcext:value-type="string">
            <text:p>被上帝抛弃了的上帝之城</text:p>
          </table:table-cell>
          <table:table-cell table:style-name="ce2" office:value-type="string" calcext:value-type="string">
            <text:p>导演: 费尔南多·梅里尔斯 Fernando Meirelles <text:s text:c="2"/>卡迪亚·兰德 Kátia Lund <text:s/>&amp;amp;nbsp... 2002 <text:s text:c="2"/>巴西 法国 <text:s text:c="2"/>犯罪 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7574/</text:p>
          </table:table-cell>
          <table:table-cell table:style-name="ce1" office:value-type="string" calcext:value-type="string">
            <text:p>https://img1.doubanio.com/view/photo/s_ratio_poster/public/p2504997087.jpg</text:p>
          </table:table-cell>
          <table:table-cell table:style-name="ce1" office:value-type="string" calcext:value-type="string">
            <text:p>英雄本色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548304</text:p>
          </table:table-cell>
          <table:table-cell table:style-name="ce1" office:value-type="string" calcext:value-type="string">
            <text:p>英雄泪短，兄弟情长 </text:p>
          </table:table-cell>
          <table:table-cell table:style-name="ce2" office:value-type="string" calcext:value-type="string">
            <text:p>导演: 吴宇森 John Woo <text:s text:c="2"/>主演: 周润发 Yun-Fat Chow <text:s text:c="2"/>狄龙 Lung Ti <text:s text:c="2"/>张国... 1986 <text:s text:c="2"/>中国香港 <text:s text:c="2"/>剧情 动作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85/</text:p>
          </table:table-cell>
          <table:table-cell table:style-name="ce1" office:value-type="string" calcext:value-type="string">
            <text:p>https://img2.doubanio.com/view/photo/s_ratio_poster/public/p1917567652.jpg</text:p>
          </table:table-cell>
          <table:table-cell table:style-name="ce1" office:value-type="string" calcext:value-type="string">
            <text:p>风之谷</text:p>
          </table:table-cell>
          <table:table-cell table:style-name="ce1" office:value-type="string" calcext:value-type="string">
            <text:p>風の谷のナウシカ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358141</text:p>
          </table:table-cell>
          <table:table-cell table:style-name="ce1" office:value-type="string" calcext:value-type="string">
            <text:p>动画片的圣经</text:p>
          </table:table-cell>
          <table:table-cell table:style-name="ce2" office:value-type="string" calcext:value-type="string">
            <text:p>导演: 宫崎骏 Hayao Miyazaki <text:s text:c="2"/>主演: 岛本须美 Sumi Shimamoto <text:s text:c="2"/>松田洋治 Y... 1984 <text:s text:c="2"/>日本 <text:s text:c="2"/>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5409/</text:p>
          </table:table-cell>
          <table:table-cell table:style-name="ce1" office:value-type="string" calcext:value-type="string">
            <text:p>https://img1.doubanio.com/view/photo/s_ratio_poster/public/p2597918718.jpg</text:p>
          </table:table-cell>
          <table:table-cell table:style-name="ce1" office:value-type="string" calcext:value-type="string">
            <text:p>纵横四海</text:p>
          </table:table-cell>
          <table:table-cell table:style-name="ce1" office:value-type="string" calcext:value-type="string">
            <text:p>緃横四海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430967</text:p>
          </table:table-cell>
          <table:table-cell table:style-name="ce1" office:value-type="string" calcext:value-type="string">
            <text:p>香港浪漫主义警匪动作片的巅峰之作</text:p>
          </table:table-cell>
          <table:table-cell table:style-name="ce2" office:value-type="string" calcext:value-type="string">
            <text:p>导演: 吴宇森 John Woo <text:s text:c="2"/>主演: 周润发 Yun-Fat Chow <text:s text:c="2"/>张国荣 Leslie Cheung... 1991 <text:s text:c="2"/>中国香港 <text:s text:c="2"/>剧情 喜剧 动作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22/</text:p>
          </table:table-cell>
          <table:table-cell table:style-name="ce1" office:value-type="string" calcext:value-type="string">
            <text:p>https://img2.doubanio.com/view/photo/s_ratio_poster/public/p470419493.jpg</text:p>
          </table:table-cell>
          <table:table-cell table:style-name="ce1" office:value-type="string" calcext:value-type="string">
            <text:p>卢旺达饭店</text:p>
          </table:table-cell>
          <table:table-cell table:style-name="ce1" office:value-type="string" calcext:value-type="string">
            <text:p>Hotel Rwanda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334050</text:p>
          </table:table-cell>
          <table:table-cell table:style-name="ce1" office:value-type="string" calcext:value-type="string">
            <text:p>当这个世界闭上双眼，他却敞开了怀抱</text:p>
          </table:table-cell>
          <table:table-cell table:style-name="ce2" office:value-type="string" calcext:value-type="string">
            <text:p>导演: 特瑞·乔治 Terry George <text:s text:c="2"/>主演: 唐·钱德尔 Don Cheadle <text:s text:c="2"/>苏菲·奥... 2004 <text:s text:c="2"/>英国 南非 意大利 美国 <text:s text:c="2"/>剧情 传记 历史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10808442/</text:p>
          </table:table-cell>
          <table:table-cell table:style-name="ce1" office:value-type="string" calcext:value-type="string">
            <text:p>https://img1.doubanio.com/view/photo/s_ratio_poster/public/p2074715729.jpg</text:p>
          </table:table-cell>
          <table:table-cell table:style-name="ce1" office:value-type="string" calcext:value-type="string">
            <text:p>爱在午夜降临前</text:p>
          </table:table-cell>
          <table:table-cell table:style-name="ce1" office:value-type="string" calcext:value-type="string">
            <text:p>Before Midnight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409467</text:p>
          </table:table-cell>
          <table:table-cell table:style-name="ce1" office:value-type="string" calcext:value-type="string">
            <text:p>所谓爱情，就是话唠一路，都不会心生腻烦，彼此嫌弃</text:p>
          </table:table-cell>
          <table:table-cell table:style-name="ce2" office:value-type="string" calcext:value-type="string">
            <text:p>导演: 理查德·林克莱特 Richard Linklater <text:s text:c="2"/>主演: 伊桑·霍克 Ethan Hawke ... 2013 <text:s text:c="2"/>美国 希腊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25895901/</text:p>
          </table:table-cell>
          <table:table-cell table:style-name="ce1" office:value-type="string" calcext:value-type="string">
            <text:p>https://img1.doubanio.com/view/photo/s_ratio_poster/public/p2603364117.jpg</text:p>
          </table:table-cell>
          <table:table-cell table:style-name="ce1" office:value-type="string" calcext:value-type="string">
            <text:p>海街日记</text:p>
          </table:table-cell>
          <table:table-cell table:style-name="ce1" office:value-type="string" calcext:value-type="string">
            <text:p>海街diary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455176</text:p>
          </table:table-cell>
          <table:table-cell table:style-name="ce1" office:value-type="string" calcext:value-type="string">
            <text:p>是枝裕和的家庭习作</text:p>
          </table:table-cell>
          <table:table-cell table:style-name="ce2" office:value-type="string" calcext:value-type="string">
            <text:p>导演: 是枝裕和 Hirokazu Koreeda <text:s text:c="2"/>主演: 绫濑遥 Haruka Ayase <text:s text:c="2"/>长泽雅美 M... 2015 <text:s text:c="2"/>日本 <text:s text:c="2"/>剧情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300374/</text:p>
          </table:table-cell>
          <table:table-cell table:style-name="ce1" office:value-type="string" calcext:value-type="string">
            <text:p>https://img2.doubanio.com/view/photo/s_ratio_poster/public/p767586451.jpg</text:p>
          </table:table-cell>
          <table:table-cell table:style-name="ce1" office:value-type="string" calcext:value-type="string">
            <text:p>绿里奇迹</text:p>
          </table:table-cell>
          <table:table-cell table:style-name="ce1" office:value-type="string" calcext:value-type="string">
            <text:p>The Green Mile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335003</text:p>
          </table:table-cell>
          <table:table-cell table:style-name="ce1" office:value-type="string" calcext:value-type="string">
            <text:p>天使暂时离开</text:p>
          </table:table-cell>
          <table:table-cell table:style-name="ce2" office:value-type="string" calcext:value-type="string">
            <text:p>导演: 弗兰克·德拉邦特 Frank Darabont <text:s text:c="2"/>主演: 汤姆·汉克斯 Tom Hanks <text:s text:c="2"/>... 1999 <text:s text:c="2"/>美国 <text:s text:c="2"/>犯罪 剧情 奇幻 悬疑</text:p>
          </table:table-cell>
        </table:table-row>
        <table:table-row table:style-name="ro2">
          <table:table-cell table:style-name="ce1" office:value-type="string" calcext:value-type="string">
            <text:p>https://movie.douban.com/subject/1304447/</text:p>
          </table:table-cell>
          <table:table-cell table:style-name="ce1" office:value-type="string" calcext:value-type="string">
            <text:p>https://img2.doubanio.com/view/photo/s_ratio_poster/public/p641688453.jpg</text:p>
          </table:table-cell>
          <table:table-cell table:style-name="ce1" office:value-type="string" calcext:value-type="string">
            <text:p>记忆碎片</text:p>
          </table:table-cell>
          <table:table-cell table:style-name="ce1" office:value-type="string" calcext:value-type="string">
            <text:p>Memento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611237</text:p>
          </table:table-cell>
          <table:table-cell table:style-name="ce1" office:value-type="string" calcext:value-type="string">
            <text:p>一个针管引发的血案</text:p>
          </table:table-cell>
          <table:table-cell table:style-name="ce2" office:value-type="string" calcext:value-type="string">
            <text:p>导演: 克里斯托弗·诺兰 Christopher Nolan <text:s text:c="2"/>主演: 盖·皮尔斯 Guy Pearce <text:s/>... 2000 <text:s text:c="2"/>美国 <text:s text:c="2"/>犯罪 剧情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27119724/</text:p>
          </table:table-cell>
          <table:table-cell table:style-name="ce1" office:value-type="string" calcext:value-type="string">
            <text:p>https://img9.doubanio.com/view/photo/s_ratio_poster/public/p2567198874.jpg</text:p>
          </table:table-cell>
          <table:table-cell table:style-name="ce1" office:value-type="string" calcext:value-type="string">
            <text:p>小丑</text:p>
          </table:table-cell>
          <table:table-cell table:style-name="ce1" office:value-type="string" calcext:value-type="string">
            <text:p>Joker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1018935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托德·菲利普斯 Todd Phillips <text:s text:c="2"/>主演: 杰昆·菲尼克斯 Joaquin Phoeni... 2019 <text:s text:c="2"/>美国 加拿大 <text:s text:c="2"/>剧情 犯罪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862151/</text:p>
          </table:table-cell>
          <table:table-cell table:style-name="ce1" office:value-type="string" calcext:value-type="string">
            <text:p>https://img2.doubanio.com/view/photo/s_ratio_poster/public/p712241453.jpg</text:p>
          </table:table-cell>
          <table:table-cell table:style-name="ce1" office:value-type="string" calcext:value-type="string">
            <text:p>疯狂的石头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832985</text:p>
          </table:table-cell>
          <table:table-cell table:style-name="ce1" office:value-type="string" calcext:value-type="string">
            <text:p>中国版《两杆大烟枪》</text:p>
          </table:table-cell>
          <table:table-cell table:style-name="ce2" office:value-type="string" calcext:value-type="string">
            <text:p>导演: 宁浩 Hao Ning <text:s text:c="2"/>主演: 郭涛 Tao Guo <text:s text:c="2"/>刘桦 Hua Liu <text:s text:c="2"/>连晋 Teddy Lin 2006 <text:s text:c="2"/>中国大陆 中国香港 <text:s text:c="2"/>喜剧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307856/</text:p>
          </table:table-cell>
          <table:table-cell table:style-name="ce1" office:value-type="string" calcext:value-type="string">
            <text:p>https://img1.doubanio.com/view/photo/s_ratio_poster/public/p2505048077.jpg</text:p>
          </table:table-cell>
          <table:table-cell table:style-name="ce1" office:value-type="string" calcext:value-type="string">
            <text:p>背靠背，脸对脸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5</text:p>
          </table:table-cell>
          <table:table-cell table:style-name="ce1" office:value-type="string" calcext:value-type="string">
            <text:p>137742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黄建新 Jianxin Huang <text:s text:c="2"/>杨亚洲 Yazhou Yang <text:s text:c="2"/>主演: 牛振华 Zhenhua N... 1994 <text:s text:c="2"/>中国大陆 中国香港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460/</text:p>
          </table:table-cell>
          <table:table-cell table:style-name="ce1" office:value-type="string" calcext:value-type="string">
            <text:p>https://img9.doubanio.com/view/photo/s_ratio_poster/public/p1612355875.jpg</text:p>
          </table:table-cell>
          <table:table-cell table:style-name="ce1" office:value-type="string" calcext:value-type="string">
            <text:p>雨中曲</text:p>
          </table:table-cell>
          <table:table-cell table:style-name="ce1" office:value-type="string" calcext:value-type="string">
            <text:p>Singin' in the Rain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229838</text:p>
          </table:table-cell>
          <table:table-cell table:style-name="ce1" office:value-type="string" calcext:value-type="string">
            <text:p>骨灰级歌舞片</text:p>
          </table:table-cell>
          <table:table-cell table:style-name="ce2" office:value-type="string" calcext:value-type="string">
            <text:p>导演: 斯坦利·多南 Stanley Donen <text:s text:c="2"/>吉恩·凯利 Gene Kelly <text:s text:c="2"/>主演: 吉恩·... 1952 <text:s text:c="2"/>美国 <text:s text:c="2"/>喜剧 歌舞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3792799/</text:p>
          </table:table-cell>
          <table:table-cell table:style-name="ce1" office:value-type="string" calcext:value-type="string">
            <text:p>https://img2.doubanio.com/view/photo/s_ratio_poster/public/p456666151.jpg</text:p>
          </table:table-cell>
          <table:table-cell table:style-name="ce1" office:value-type="string" calcext:value-type="string">
            <text:p>岁月神偷</text:p>
          </table:table-cell>
          <table:table-cell table:style-name="ce1" office:value-type="string" calcext:value-type="string">
            <text:p>歲月神偷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578467</text:p>
          </table:table-cell>
          <table:table-cell table:style-name="ce1" office:value-type="string" calcext:value-type="string">
            <text:p>岁月流逝，来日可追</text:p>
          </table:table-cell>
          <table:table-cell table:style-name="ce2" office:value-type="string" calcext:value-type="string">
            <text:p>导演: 罗启锐 Alex Law <text:s text:c="2"/>主演: 吴君如 Sandra Ng <text:s text:c="2"/>任达华 Simon Yam <text:s text:c="2"/>钟绍... 2010 <text:s text:c="2"/>中国香港 中国大陆 <text:s text:c="2"/>剧情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26/</text:p>
          </table:table-cell>
          <table:table-cell table:style-name="ce1" office:value-type="string" calcext:value-type="string">
            <text:p>https://img9.doubanio.com/view/photo/s_ratio_poster/public/p2560717825.jpg</text:p>
          </table:table-cell>
          <table:table-cell table:style-name="ce1" office:value-type="string" calcext:value-type="string">
            <text:p>2001太空漫游</text:p>
          </table:table-cell>
          <table:table-cell table:style-name="ce1" office:value-type="string" calcext:value-type="string">
            <text:p>2001: A Space Odyssey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336101</text:p>
          </table:table-cell>
          <table:table-cell table:style-name="ce1" office:value-type="string" calcext:value-type="string">
            <text:p>现代科幻电影的开山之作，最伟大导演的最伟大影片</text:p>
          </table:table-cell>
          <table:table-cell table:style-name="ce2" office:value-type="string" calcext:value-type="string">
            <text:p>导演: 斯坦利·库布里克 Stanley Kubrick <text:s text:c="2"/>主演: 凯尔·杜拉 Keir Dullea <text:s text:c="2"/>... 1968 <text:s text:c="2"/>英国 美国 <text:s text:c="2"/>科幻 惊悚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959195/</text:p>
          </table:table-cell>
          <table:table-cell table:style-name="ce1" office:value-type="string" calcext:value-type="string">
            <text:p>https://img9.doubanio.com/view/photo/s_ratio_poster/public/p2603716224.jpg</text:p>
          </table:table-cell>
          <table:table-cell table:style-name="ce1" office:value-type="string" calcext:value-type="string">
            <text:p>忠犬八公物语</text:p>
          </table:table-cell>
          <table:table-cell table:style-name="ce1" office:value-type="string" calcext:value-type="string">
            <text:p>ハチ公物語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198262</text:p>
          </table:table-cell>
          <table:table-cell table:style-name="ce1" office:value-type="string" calcext:value-type="string">
            <text:p>养狗三日，便会对你终其一生</text:p>
          </table:table-cell>
          <table:table-cell table:style-name="ce2" office:value-type="string" calcext:value-type="string">
            <text:p>导演: 神山征二郎 Seijirô Kôyama <text:s text:c="2"/>主演: 仲代达矢 Tatsuya Nakadai <text:s/>... 1987 <text:s text:c="2"/>日本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24733428/</text:p>
          </table:table-cell>
          <table:table-cell table:style-name="ce1" office:value-type="string" calcext:value-type="string">
            <text:p>https://img1.doubanio.com/view/photo/s_ratio_poster/public/p2896589788.jpg</text:p>
          </table:table-cell>
          <table:table-cell table:style-name="ce1" office:value-type="string" calcext:value-type="string">
            <text:p>心灵奇旅</text:p>
          </table:table-cell>
          <table:table-cell table:style-name="ce1" office:value-type="string" calcext:value-type="string">
            <text:p>Soul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996267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彼特·道格特 Pete Docter <text:s text:c="2"/>凯普·鲍尔斯 Kemp Powers <text:s text:c="2"/>主演: 杰米·... 2020 <text:s text:c="2"/>美国 <text:s text:c="2"/>动画 奇幻 音乐</text:p>
          </table:table-cell>
        </table:table-row>
        <table:table-row table:style-name="ro2">
          <table:table-cell table:style-name="ce1" office:value-type="string" calcext:value-type="string">
            <text:p>https://movie.douban.com/subject/24750126/</text:p>
          </table:table-cell>
          <table:table-cell table:style-name="ce1" office:value-type="string" calcext:value-type="string">
            <text:p>https://img2.doubanio.com/view/photo/s_ratio_poster/public/p2584519452.jpg</text:p>
          </table:table-cell>
          <table:table-cell table:style-name="ce1" office:value-type="string" calcext:value-type="string">
            <text:p>荒蛮故事</text:p>
          </table:table-cell>
          <table:table-cell table:style-name="ce1" office:value-type="string" calcext:value-type="string">
            <text:p>Relatos salvajes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448960</text:p>
          </table:table-cell>
          <table:table-cell table:style-name="ce1" office:value-type="string" calcext:value-type="string">
            <text:p>始于荒诞，止于更荒诞</text:p>
          </table:table-cell>
          <table:table-cell table:style-name="ce2" office:value-type="string" calcext:value-type="string">
            <text:p>导演: 达米安·斯兹弗隆 Damián Szifron <text:s text:c="2"/>主演: 达里奥·葛兰帝内提 Darío... 2014 <text:s text:c="2"/>阿根廷 西班牙 <text:s text:c="2"/>剧情 喜剧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307106/</text:p>
          </table:table-cell>
          <table:table-cell table:style-name="ce1" office:value-type="string" calcext:value-type="string">
            <text:p>https://img1.doubanio.com/view/photo/s_ratio_poster/public/p958008320.jpg</text:p>
          </table:table-cell>
          <table:table-cell table:style-name="ce1" office:value-type="string" calcext:value-type="string">
            <text:p>无间道2</text:p>
          </table:table-cell>
          <table:table-cell table:style-name="ce1" office:value-type="string" calcext:value-type="string">
            <text:p>無間道II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86936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刘伟强 <text:s text:c="2"/>麦兆辉 <text:s text:c="2"/>主演: 陈冠希 Edison Chen <text:s text:c="2"/>余文乐 Shawn Yue <text:s text:c="2"/>曾... 2003 <text:s text:c="2"/>中国香港 <text:s text:c="2"/>剧情 犯罪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27622447/</text:p>
          </table:table-cell>
          <table:table-cell table:style-name="ce1" office:value-type="string" calcext:value-type="string">
            <text:p>https://img9.doubanio.com/view/photo/s_ratio_poster/public/p2530599636.jpg</text:p>
          </table:table-cell>
          <table:table-cell table:style-name="ce1" office:value-type="string" calcext:value-type="string">
            <text:p>小偷家族</text:p>
          </table:table-cell>
          <table:table-cell table:style-name="ce1" office:value-type="string" calcext:value-type="string">
            <text:p>万引き家族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819830</text:p>
          </table:table-cell>
          <table:table-cell table:style-name="ce1" office:value-type="string" calcext:value-type="string">
            <text:p>我们组成了家</text:p>
          </table:table-cell>
          <table:table-cell table:style-name="ce2" office:value-type="string" calcext:value-type="string">
            <text:p>导演: 是枝裕和 Hirokazu Koreeda <text:s text:c="2"/>主演: 中川雅也 Lily Franky <text:s text:c="2"/>安藤樱 Sa... 2018 <text:s text:c="2"/>日本 <text:s text:c="2"/>剧情 犯罪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6534248/</text:p>
          </table:table-cell>
          <table:table-cell table:style-name="ce1" office:value-type="string" calcext:value-type="string">
            <text:p>https://img1.doubanio.com/view/photo/s_ratio_poster/public/p2896589589.jpg</text:p>
          </table:table-cell>
          <table:table-cell table:style-name="ce1" office:value-type="string" calcext:value-type="string">
            <text:p>无敌破坏王</text:p>
          </table:table-cell>
          <table:table-cell table:style-name="ce1" office:value-type="string" calcext:value-type="string">
            <text:p>Wreck-It Ralph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547223</text:p>
          </table:table-cell>
          <table:table-cell table:style-name="ce1" office:value-type="string" calcext:value-type="string">
            <text:p>迪士尼和皮克斯拿错剧本的产物</text:p>
          </table:table-cell>
          <table:table-cell table:style-name="ce2" office:value-type="string" calcext:value-type="string">
            <text:p>导演: 瑞奇·莫尔 Rich Moore <text:s text:c="2"/>主演: 约翰·C·赖利 John C. Reilly <text:s text:c="2"/>萨拉... 2012 <text:s text:c="2"/>美国 <text:s text:c="2"/>喜剧 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5773932/</text:p>
          </table:table-cell>
          <table:table-cell table:style-name="ce1" office:value-type="string" calcext:value-type="string">
            <text:p>https://img2.doubanio.com/view/photo/s_ratio_poster/public/p2220776342.jpg</text:p>
          </table:table-cell>
          <table:table-cell table:style-name="ce1" office:value-type="string" calcext:value-type="string">
            <text:p>爆裂鼓手</text:p>
          </table:table-cell>
          <table:table-cell table:style-name="ce1" office:value-type="string" calcext:value-type="string">
            <text:p>Whiplash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595738</text:p>
          </table:table-cell>
          <table:table-cell table:style-name="ce1" office:value-type="string" calcext:value-type="string">
            <text:p>这个世界从不善待努力的人，努力了也不一定会成功，但是知道自己在努力，就是活下去的动力</text:p>
          </table:table-cell>
          <table:table-cell table:style-name="ce2" office:value-type="string" calcext:value-type="string">
            <text:p>导演: 达米恩·查泽雷 Damien Chazelle <text:s text:c="2"/>主演: 迈尔斯·特勒 Miles Teller <text:s/>... 2014 <text:s text:c="2"/>美国 <text:s text:c="2"/>剧情 音乐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578/</text:p>
          </table:table-cell>
          <table:table-cell table:style-name="ce1" office:value-type="string" calcext:value-type="string">
            <text:p>https://img1.doubanio.com/view/photo/s_ratio_poster/public/p2896589259.jpg</text:p>
          </table:table-cell>
          <table:table-cell table:style-name="ce1" office:value-type="string" calcext:value-type="string">
            <text:p>冰川时代</text:p>
          </table:table-cell>
          <table:table-cell table:style-name="ce1" office:value-type="string" calcext:value-type="string">
            <text:p>Ice Age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622813</text:p>
          </table:table-cell>
          <table:table-cell table:style-name="ce1" office:value-type="string" calcext:value-type="string">
            <text:p>松鼠才是角儿</text:p>
          </table:table-cell>
          <table:table-cell table:style-name="ce2" office:value-type="string" calcext:value-type="string">
            <text:p>导演: 卡洛斯·沙尔丹哈 Carlos Saldanha <text:s text:c="2"/>克里斯·韦奇 Chris Wedge <text:s text:c="2"/>主演... 2002 <text:s text:c="2"/>美国 <text:s text:c="2"/>喜剧 动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3011051/</text:p>
          </table:table-cell>
          <table:table-cell table:style-name="ce1" office:value-type="string" calcext:value-type="string">
            <text:p>https://img9.doubanio.com/view/photo/s_ratio_poster/public/p462470694.jpg</text:p>
          </table:table-cell>
          <table:table-cell table:style-name="ce1" office:value-type="string" calcext:value-type="string">
            <text:p>恐怖游轮</text:p>
          </table:table-cell>
          <table:table-cell table:style-name="ce1" office:value-type="string" calcext:value-type="string">
            <text:p>Triangle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876279</text:p>
          </table:table-cell>
          <table:table-cell table:style-name="ce1" office:value-type="string" calcext:value-type="string">
            <text:p>不要企图在重复中寻找已经失去的爱</text:p>
          </table:table-cell>
          <table:table-cell table:style-name="ce2" office:value-type="string" calcext:value-type="string">
            <text:p>导演: 克里斯托弗·史密斯 Christopher Smith <text:s text:c="2"/>主演: 梅利莎·乔治 Melissa ... 2009 <text:s text:c="2"/>英国 澳大利亚 <text:s text:c="2"/>剧情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2209573/</text:p>
          </table:table-cell>
          <table:table-cell table:style-name="ce1" office:value-type="string" calcext:value-type="string">
            <text:p>https://img1.doubanio.com/view/photo/s_ratio_poster/public/p2434249040.jpg</text:p>
          </table:table-cell>
          <table:table-cell table:style-name="ce1" office:value-type="string" calcext:value-type="string">
            <text:p>贫民窟的百万富翁</text:p>
          </table:table-cell>
          <table:table-cell table:style-name="ce1" office:value-type="string" calcext:value-type="string">
            <text:p>Slumdog Millionaire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752107</text:p>
          </table:table-cell>
          <table:table-cell table:style-name="ce1" office:value-type="string" calcext:value-type="string">
            <text:p>上帝之城+猜火车+阿甘正传+开心辞典=山寨富翁</text:p>
          </table:table-cell>
          <table:table-cell table:style-name="ce2" office:value-type="string" calcext:value-type="string">
            <text:p>导演: 丹尼·鲍尔 Danny Boyle <text:s text:c="2"/>洛芙琳·坦丹 Loveleen Tandan <text:s text:c="2"/>主演: 戴夫... 2008 <text:s text:c="2"/>英国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328/</text:p>
          </table:table-cell>
          <table:table-cell table:style-name="ce1" office:value-type="string" calcext:value-type="string">
            <text:p>https://img2.doubanio.com/view/photo/s_ratio_poster/public/p1982176012.jpg</text:p>
          </table:table-cell>
          <table:table-cell table:style-name="ce1" office:value-type="string" calcext:value-type="string">
            <text:p>东邪西毒</text:p>
          </table:table-cell>
          <table:table-cell table:style-name="ce1" office:value-type="string" calcext:value-type="string">
            <text:p>東邪西毒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582477</text:p>
          </table:table-cell>
          <table:table-cell table:style-name="ce1" office:value-type="string" calcext:value-type="string">
            <text:p>电影诗</text:p>
          </table:table-cell>
          <table:table-cell table:style-name="ce2" office:value-type="string" calcext:value-type="string">
            <text:p>导演: 王家卫 Kar Wai Wong <text:s text:c="2"/>主演: 张国荣 Leslie Cheung <text:s text:c="2"/>林青霞 Brigitte... 1994 <text:s text:c="2"/>中国香港 中国台湾 <text:s text:c="2"/>剧情 动作 爱情 武侠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329/</text:p>
          </table:table-cell>
          <table:table-cell table:style-name="ce1" office:value-type="string" calcext:value-type="string">
            <text:p>https://img9.doubanio.com/view/photo/s_ratio_poster/public/p848381236.jpg</text:p>
          </table:table-cell>
          <table:table-cell table:style-name="ce1" office:value-type="string" calcext:value-type="string">
            <text:p>牯岭街少年杀人事件</text:p>
          </table:table-cell>
          <table:table-cell table:style-name="ce1" office:value-type="string" calcext:value-type="string">
            <text:p>牯嶺街少年殺人事件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306190</text:p>
          </table:table-cell>
          <table:table-cell table:style-name="ce1" office:value-type="string" calcext:value-type="string">
            <text:p>弱者送给弱者的一刀</text:p>
          </table:table-cell>
          <table:table-cell table:style-name="ce2" office:value-type="string" calcext:value-type="string">
            <text:p>导演: 杨德昌 Edward Yang <text:s text:c="2"/>主演: 张震 Chen Chang <text:s text:c="2"/>杨静怡 Lisa Yang <text:s text:c="2"/>张... 1991 <text:s text:c="2"/>中国台湾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307811/</text:p>
          </table:table-cell>
          <table:table-cell table:style-name="ce1" office:value-type="string" calcext:value-type="string">
            <text:p>https://img2.doubanio.com/view/photo/s_ratio_poster/public/p456676352.jpg</text:p>
          </table:table-cell>
          <table:table-cell table:style-name="ce1" office:value-type="string" calcext:value-type="string">
            <text:p>魔女宅急便</text:p>
          </table:table-cell>
          <table:table-cell table:style-name="ce1" office:value-type="string" calcext:value-type="string">
            <text:p>魔女の宅急便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65624</text:p>
          </table:table-cell>
          <table:table-cell table:style-name="ce1" office:value-type="string" calcext:value-type="string">
            <text:p>宫崎骏的电影总让人感觉世界是美好的，阳光明媚的</text:p>
          </table:table-cell>
          <table:table-cell table:style-name="ce2" office:value-type="string" calcext:value-type="string">
            <text:p>导演: 宫崎骏 Hayao Miyazaki <text:s text:c="2"/>主演: 高山南 Minami Takayama <text:s text:c="2"/>佐久间玲 Re... 1989 <text:s text:c="2"/>日本 <text:s text:c="2"/>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867345/</text:p>
          </table:table-cell>
          <table:table-cell table:style-name="ce1" office:value-type="string" calcext:value-type="string">
            <text:p>https://img2.doubanio.com/view/photo/s_ratio_poster/public/p2676812053.jpg</text:p>
          </table:table-cell>
          <table:table-cell table:style-name="ce1" office:value-type="string" calcext:value-type="string">
            <text:p>遗愿清单</text:p>
          </table:table-cell>
          <table:table-cell table:style-name="ce1" office:value-type="string" calcext:value-type="string">
            <text:p>The Bucket List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69085</text:p>
          </table:table-cell>
          <table:table-cell table:style-name="ce1" office:value-type="string" calcext:value-type="string">
            <text:p>用剩余不多的时间，去燃烧整个生命</text:p>
          </table:table-cell>
          <table:table-cell table:style-name="ce2" office:value-type="string" calcext:value-type="string">
            <text:p>导演: 罗伯·莱纳 Rob Reiner <text:s text:c="2"/>主演: 杰克·尼科尔森 Jack Nicholson <text:s text:c="2"/>摩根... 2007 <text:s text:c="2"/>美国 <text:s text:c="2"/>冒险 喜剧 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10177/</text:p>
          </table:table-cell>
          <table:table-cell table:style-name="ce1" office:value-type="string" calcext:value-type="string">
            <text:p>https://img1.doubanio.com/view/photo/s_ratio_poster/public/p456703618.jpg</text:p>
          </table:table-cell>
          <table:table-cell table:style-name="ce1" office:value-type="string" calcext:value-type="string">
            <text:p>东京教父</text:p>
          </table:table-cell>
          <table:table-cell table:style-name="ce1" office:value-type="string" calcext:value-type="string">
            <text:p>東京ゴッドファーザーズ</text:p>
          </table:table-cell>
          <table:table-cell table:style-name="ce1" office:value-type="string" calcext:value-type="string">
            <text:p>9.0</text:p>
          </table:table-cell>
          <table:table-cell table:style-name="ce1" office:value-type="string" calcext:value-type="string">
            <text:p>235386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今敏 Satoshi Kon <text:s text:c="2"/>主演: 江守彻 Toru Emori <text:s text:c="2"/>梅垣义明 Yoshiaki Ume... 2003 <text:s text:c="2"/>日本 <text:s text:c="2"/>剧情 喜剧 动画</text:p>
          </table:table-cell>
        </table:table-row>
        <table:table-row table:style-name="ro2">
          <table:table-cell table:style-name="ce1" office:value-type="string" calcext:value-type="string">
            <text:p>https://movie.douban.com/subject/27059130/</text:p>
          </table:table-cell>
          <table:table-cell table:style-name="ce1" office:value-type="string" calcext:value-type="string">
            <text:p>https://img2.doubanio.com/view/photo/s_ratio_poster/public/p2505928032.jpg</text:p>
          </table:table-cell>
          <table:table-cell table:style-name="ce1" office:value-type="string" calcext:value-type="string">
            <text:p>大佛普拉斯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67067</text:p>
          </table:table-cell>
          <table:table-cell table:style-name="ce1" office:value-type="string" calcext:value-type="string">
            <text:p>人们可以登上月球，却永远无法探索人们内心的宇宙</text:p>
          </table:table-cell>
          <table:table-cell table:style-name="ce2" office:value-type="string" calcext:value-type="string">
            <text:p>导演: 黄信尧 Hsin-yao Huang <text:s text:c="2"/>主演: 庄益增 Yizeng Zhuang <text:s text:c="2"/>陈竹昇 Chu-sh... 2017 <text:s text:c="2"/>中国台湾 <text:s text:c="2"/>剧情 喜剧</text:p>
          </table:table-cell>
        </table:table-row>
        <table:table-row table:style-name="ro2">
          <table:table-cell table:style-name="ce1" office:value-type="string" calcext:value-type="string">
            <text:p>https://movie.douban.com/subject/4848115/</text:p>
          </table:table-cell>
          <table:table-cell table:style-name="ce1" office:value-type="string" calcext:value-type="string">
            <text:p>https://img2.doubanio.com/view/photo/s_ratio_poster/public/p709670262.jpg</text:p>
          </table:table-cell>
          <table:table-cell table:style-name="ce1" office:value-type="string" calcext:value-type="string">
            <text:p>你看起来好像很好吃</text:p>
          </table:table-cell>
          <table:table-cell table:style-name="ce1" office:value-type="string" calcext:value-type="string">
            <text:p>おまえうまそうだな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337038</text:p>
          </table:table-cell>
          <table:table-cell table:style-name="ce1" office:value-type="string" calcext:value-type="string">
            <text:p>感情不分食草或者食肉</text:p>
          </table:table-cell>
          <table:table-cell table:style-name="ce2" office:value-type="string" calcext:value-type="string">
            <text:p>导演: 藤森雅也 Masaya Fujimori <text:s text:c="2"/>主演: 山口胜平 Kappei Yamaguchi <text:s text:c="2"/>爱河... 2010 <text:s text:c="2"/>日本 <text:s text:c="2"/>剧情 动画 儿童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401/</text:p>
          </table:table-cell>
          <table:table-cell table:style-name="ce1" office:value-type="string" calcext:value-type="string">
            <text:p>https://img1.doubanio.com/view/photo/s_ratio_poster/public/p475600770.jpg</text:p>
          </table:table-cell>
          <table:table-cell table:style-name="ce1" office:value-type="string" calcext:value-type="string">
            <text:p>真爱至上</text:p>
          </table:table-cell>
          <table:table-cell table:style-name="ce1" office:value-type="string" calcext:value-type="string">
            <text:p>Love Actually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737316</text:p>
          </table:table-cell>
          <table:table-cell table:style-name="ce1" office:value-type="string" calcext:value-type="string">
            <text:p>爱，是个动词</text:p>
          </table:table-cell>
          <table:table-cell table:style-name="ce2" office:value-type="string" calcext:value-type="string">
            <text:p>导演: 理查德·柯蒂斯 Richard Curtis <text:s text:c="2"/>主演: 休·格兰特 Hugh Grant <text:s text:c="2"/>柯林... 2003 <text:s text:c="2"/>英国 美国 法国 <text:s text:c="2"/>喜剧 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978709/</text:p>
          </table:table-cell>
          <table:table-cell table:style-name="ce1" office:value-type="string" calcext:value-type="string">
            <text:p>https://img1.doubanio.com/view/photo/s_ratio_poster/public/p2896603000.jpg</text:p>
          </table:table-cell>
          <table:table-cell table:style-name="ce1" office:value-type="string" calcext:value-type="string">
            <text:p>黑天鹅</text:p>
          </table:table-cell>
          <table:table-cell table:style-name="ce1" office:value-type="string" calcext:value-type="string">
            <text:p>Black Swan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786597</text:p>
          </table:table-cell>
          <table:table-cell table:style-name="ce1" office:value-type="string" calcext:value-type="string">
            <text:p>黑暗之美</text:p>
          </table:table-cell>
          <table:table-cell table:style-name="ce2" office:value-type="string" calcext:value-type="string">
            <text:p>导演: 达伦·阿罗诺夫斯基 Darren Aronofsky <text:s text:c="2"/>主演: 娜塔莉·波特曼 Natalie... 2010 <text:s text:c="2"/>美国 <text:s text:c="2"/>剧情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308857/</text:p>
          </table:table-cell>
          <table:table-cell table:style-name="ce1" office:value-type="string" calcext:value-type="string">
            <text:p>https://img9.doubanio.com/view/photo/s_ratio_poster/public/p2363208684.jpg</text:p>
          </table:table-cell>
          <table:table-cell table:style-name="ce1" office:value-type="string" calcext:value-type="string">
            <text:p>可可西里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307318</text:p>
          </table:table-cell>
          <table:table-cell table:style-name="ce1" office:value-type="string" calcext:value-type="string">
            <text:p>坚硬的信仰</text:p>
          </table:table-cell>
          <table:table-cell table:style-name="ce2" office:value-type="string" calcext:value-type="string">
            <text:p>导演: 陆川 Chuan Lu <text:s text:c="2"/>主演: 多布杰 Duobujie <text:s text:c="2"/>张磊 Lei Zhang <text:s text:c="2"/>亓亮 Qi L... 2004 <text:s text:c="2"/>中国大陆 中国香港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908/</text:p>
          </table:table-cell>
          <table:table-cell table:style-name="ce1" office:value-type="string" calcext:value-type="string">
            <text:p>https://img1.doubanio.com/view/photo/s_ratio_poster/public/p2170238828.jpg</text:p>
          </table:table-cell>
          <table:table-cell table:style-name="ce1" office:value-type="string" calcext:value-type="string">
            <text:p>城市之光</text:p>
          </table:table-cell>
          <table:table-cell table:style-name="ce1" office:value-type="string" calcext:value-type="string">
            <text:p>City Lights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49271</text:p>
          </table:table-cell>
          <table:table-cell table:style-name="ce1" office:value-type="string" calcext:value-type="string">
            <text:p>永远的小人物，伟大的卓别林</text:p>
          </table:table-cell>
          <table:table-cell table:style-name="ce2" office:value-type="string" calcext:value-type="string">
            <text:p>导演: Charles Chaplin <text:s text:c="2"/>主演: 查理·卓别林 Charles Chaplin <text:s text:c="2"/>弗吉尼亚·... 1931 <text:s text:c="2"/>美国 <text:s text:c="2"/>喜剧 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3075287/</text:p>
          </table:table-cell>
          <table:table-cell table:style-name="ce1" office:value-type="string" calcext:value-type="string">
            <text:p>https://img9.doubanio.com/view/photo/s_ratio_poster/public/p988260245.jpg</text:p>
          </table:table-cell>
          <table:table-cell table:style-name="ce1" office:value-type="string" calcext:value-type="string">
            <text:p>源代码</text:p>
          </table:table-cell>
          <table:table-cell table:style-name="ce1" office:value-type="string" calcext:value-type="string">
            <text:p>Source Code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843897</text:p>
          </table:table-cell>
          <table:table-cell table:style-name="ce1" office:value-type="string" calcext:value-type="string">
            <text:p>邓肯·琼斯继《月球》之后再度奉献出一部精彩绝伦的科幻佳作</text:p>
          </table:table-cell>
          <table:table-cell table:style-name="ce2" office:value-type="string" calcext:value-type="string">
            <text:p>导演: 邓肯·琼斯 Duncan Jones <text:s text:c="2"/>主演: 杰克·吉伦哈尔 Jake Gyllenhaal <text:s text:c="2"/>... 2011 <text:s text:c="2"/>美国 加拿大 <text:s text:c="2"/>科幻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25980443/</text:p>
          </table:table-cell>
          <table:table-cell table:style-name="ce1" office:value-type="string" calcext:value-type="string">
            <text:p>https://img9.doubanio.com/view/photo/s_ratio_poster/public/p2421855655.jpg</text:p>
          </table:table-cell>
          <table:table-cell table:style-name="ce1" office:value-type="string" calcext:value-type="string">
            <text:p>海边的曼彻斯特</text:p>
          </table:table-cell>
          <table:table-cell table:style-name="ce1" office:value-type="string" calcext:value-type="string">
            <text:p>Manchester by the Sea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551946</text:p>
          </table:table-cell>
          <table:table-cell table:style-name="ce1" office:value-type="string" calcext:value-type="string">
            <text:p>我们都有权利不与自己的过去和解</text:p>
          </table:table-cell>
          <table:table-cell table:style-name="ce2" office:value-type="string" calcext:value-type="string">
            <text:p>导演: 肯尼斯·罗纳根 Kenneth Lonergan <text:s text:c="2"/>主演: 卡西·阿弗莱克 Casey Affle... 2016 <text:s text:c="2"/>美国 <text:s text:c="2"/>剧情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70/</text:p>
          </table:table-cell>
          <table:table-cell table:style-name="ce1" office:value-type="string" calcext:value-type="string">
            <text:p>https://img2.doubanio.com/view/photo/s_ratio_poster/public/p2353324612.jpg</text:p>
          </table:table-cell>
          <table:table-cell table:style-name="ce1" office:value-type="string" calcext:value-type="string">
            <text:p>雨人</text:p>
          </table:table-cell>
          <table:table-cell table:style-name="ce1" office:value-type="string" calcext:value-type="string">
            <text:p>Rain Man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08212</text:p>
          </table:table-cell>
          <table:table-cell table:style-name="ce1" office:value-type="string" calcext:value-type="string">
            <text:p>生活在自己的世界里，也可以让周围的人显得可笑和渺小</text:p>
          </table:table-cell>
          <table:table-cell table:style-name="ce2" office:value-type="string" calcext:value-type="string">
            <text:p>导演: 巴瑞·莱文森 Barry Levinson <text:s text:c="2"/>主演: 达斯汀·霍夫曼 Dustin Hoffman ... 1988 <text:s text:c="2"/>美国 <text:s text:c="2"/>剧情</text:p>
          </table:table-cell>
        </table:table-row>
        <table:table-row table:style-name="ro2">
          <table:table-cell table:style-name="ce1" office:value-type="string" calcext:value-type="string">
            <text:p>https://movie.douban.com/subject/5300054/</text:p>
          </table:table-cell>
          <table:table-cell table:style-name="ce1" office:value-type="string" calcext:value-type="string">
            <text:p>https://img2.doubanio.com/view/photo/s_ratio_poster/public/p2549558913.jpg</text:p>
          </table:table-cell>
          <table:table-cell table:style-name="ce1" office:value-type="string" calcext:value-type="string">
            <text:p>波西米亚狂想曲</text:p>
          </table:table-cell>
          <table:table-cell table:style-name="ce1" office:value-type="string" calcext:value-type="string">
            <text:p>Bohemian Rhapsody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613495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布莱恩·辛格 Bryan Singer <text:s text:c="2"/>主演: 拉米·马雷克 Rami Malek <text:s text:c="2"/>本·哈... 2018 <text:s text:c="2"/>英国 美国 <text:s text:c="2"/>剧情 传记 同性 音乐</text:p>
          </table:table-cell>
        </table:table-row>
        <table:table-row table:style-name="ro2">
          <table:table-cell table:style-name="ce1" office:value-type="string" calcext:value-type="string">
            <text:p>https://movie.douban.com/subject/4739952/</text:p>
          </table:table-cell>
          <table:table-cell table:style-name="ce1" office:value-type="string" calcext:value-type="string">
            <text:p>https://img2.doubanio.com/view/photo/s_ratio_poster/public/p1505312273.jpg</text:p>
          </table:table-cell>
          <table:table-cell table:style-name="ce1" office:value-type="string" calcext:value-type="string">
            <text:p>初恋这件小事</text:p>
          </table:table-cell>
          <table:table-cell table:style-name="ce1" office:value-type="string" calcext:value-type="string">
            <text:p>สิ่งเล็กเล็กที่เรียกว่า...รัก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987283</text:p>
          </table:table-cell>
          <table:table-cell table:style-name="ce1" office:value-type="string" calcext:value-type="string">
            <text:p>黑小鸭速效美白记</text:p>
          </table:table-cell>
          <table:table-cell table:style-name="ce2" office:value-type="string" calcext:value-type="string">
            <text:p>导演: 普特鹏·普罗萨卡·那·萨克那卡林 Puttipong Promsaka Na Sakolnakorn <text:s text:c="2"/>华森·波克彭... 2010 <text:s text:c="2"/>泰国 <text:s text:c="2"/>剧情 喜剧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9163/</text:p>
          </table:table-cell>
          <table:table-cell table:style-name="ce1" office:value-type="string" calcext:value-type="string">
            <text:p>https://img9.doubanio.com/view/photo/s_ratio_poster/public/p483604864.jpg</text:p>
          </table:table-cell>
          <table:table-cell table:style-name="ce1" office:value-type="string" calcext:value-type="string">
            <text:p>恋恋笔记本</text:p>
          </table:table-cell>
          <table:table-cell table:style-name="ce1" office:value-type="string" calcext:value-type="string">
            <text:p>The Notebook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679057</text:p>
          </table:table-cell>
          <table:table-cell table:style-name="ce1" office:value-type="string" calcext:value-type="string">
            <text:p>爱情没有那么多借口，如果不能圆满，只能说明爱的不够 </text:p>
          </table:table-cell>
          <table:table-cell table:style-name="ce2" office:value-type="string" calcext:value-type="string">
            <text:p>导演: 尼克·卡索维茨 Nick Cassavetes <text:s text:c="2"/>主演: 瑞恩·高斯林 Ryan Gosling <text:s/>... 2004 <text:s text:c="2"/>美国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2827/</text:p>
          </table:table-cell>
          <table:table-cell table:style-name="ce1" office:value-type="string" calcext:value-type="string">
            <text:p>https://img1.doubanio.com/view/photo/s_ratio_poster/public/p792257137.jpg</text:p>
          </table:table-cell>
          <table:table-cell table:style-name="ce1" office:value-type="string" calcext:value-type="string">
            <text:p>人工智能</text:p>
          </table:table-cell>
          <table:table-cell table:style-name="ce1" office:value-type="string" calcext:value-type="string">
            <text:p>A.I. Artificial Intelligence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52335</text:p>
          </table:table-cell>
          <table:table-cell table:style-name="ce1" office:value-type="string" calcext:value-type="string">
            <text:p>对爱的执着，可以超越一切</text:p>
          </table:table-cell>
          <table:table-cell table:style-name="ce2" office:value-type="string" calcext:value-type="string">
            <text:p>导演: 史蒂文·斯皮尔伯格 Steven Spielberg <text:s text:c="2"/>主演: 海利·乔·奥斯蒙 Haley... 2001 <text:s text:c="2"/>美国 英国 <text:s text:c="2"/>剧情 科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303394/</text:p>
          </table:table-cell>
          <table:table-cell table:style-name="ce1" office:value-type="string" calcext:value-type="string">
            <text:p>https://img2.doubanio.com/view/photo/s_ratio_poster/public/p2570901292.jpg</text:p>
          </table:table-cell>
          <table:table-cell table:style-name="ce1" office:value-type="string" calcext:value-type="string">
            <text:p>青蛇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533260</text:p>
          </table:table-cell>
          <table:table-cell table:style-name="ce1" office:value-type="string" calcext:value-type="string">
            <text:p>人生如此，浮生如斯谁人言，花彼岸，此生情长意短谁都是不懂爱的罢了</text:p>
          </table:table-cell>
          <table:table-cell table:style-name="ce2" office:value-type="string" calcext:value-type="string">
            <text:p>导演: 徐克 Hark Tsui <text:s text:c="2"/>主演: 张曼玉 Maggie Cheung <text:s text:c="2"/>王祖贤 Joey Wang <text:s text:c="2"/>... 1993 <text:s text:c="2"/>中国香港 中国大陆 <text:s text:c="2"/>剧情 爱情 奇幻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6909/</text:p>
          </table:table-cell>
          <table:table-cell table:style-name="ce1" office:value-type="string" calcext:value-type="string">
            <text:p>https://img2.doubanio.com/view/photo/s_ratio_poster/public/p2399597512.jpg</text:p>
          </table:table-cell>
          <table:table-cell table:style-name="ce1" office:value-type="string" calcext:value-type="string">
            <text:p>虎口脱险</text:p>
          </table:table-cell>
          <table:table-cell table:style-name="ce1" office:value-type="string" calcext:value-type="string">
            <text:p>La grande vadrouille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260899</text:p>
          </table:table-cell>
          <table:table-cell table:style-name="ce1" office:value-type="string" calcext:value-type="string">
            <text:p>永远看不腻的喜剧</text:p>
          </table:table-cell>
          <table:table-cell table:style-name="ce2" office:value-type="string" calcext:value-type="string">
            <text:p>导演: 杰拉尔·乌里 Gérard Oury <text:s text:c="2"/>主演: 路易·德·菲耐斯 Louis de Funès... 1966 <text:s text:c="2"/>法国 英国 <text:s text:c="2"/>喜剧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44/</text:p>
          </table:table-cell>
          <table:table-cell table:style-name="ce1" office:value-type="string" calcext:value-type="string">
            <text:p>https://img9.doubanio.com/view/photo/s_ratio_poster/public/p1910909085.jpg</text:p>
          </table:table-cell>
          <table:table-cell table:style-name="ce1" office:value-type="string" calcext:value-type="string">
            <text:p>终结者2：审判日</text:p>
          </table:table-cell>
          <table:table-cell table:style-name="ce1" office:value-type="string" calcext:value-type="string">
            <text:p>Terminator 2: Judgment Day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345773</text:p>
          </table:table-cell>
          <table:table-cell table:style-name="ce1" office:value-type="string" calcext:value-type="string">
            <text:p>少见的超越首部的续集，动作片中的经典</text:p>
          </table:table-cell>
          <table:table-cell table:style-name="ce2" office:value-type="string" calcext:value-type="string">
            <text:p>导演: 詹姆斯·卡梅隆 James Cameron <text:s text:c="2"/>主演: 阿诺·施瓦辛格 Arnold Schwarz... 1991 <text:s text:c="2"/>美国 法国 <text:s text:c="2"/>动作 科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992/</text:p>
          </table:table-cell>
          <table:table-cell table:style-name="ce1" office:value-type="string" calcext:value-type="string">
            <text:p>https://img9.doubanio.com/view/photo/s_ratio_poster/public/p1910924635.jpg</text:p>
          </table:table-cell>
          <table:table-cell table:style-name="ce1" office:value-type="string" calcext:value-type="string">
            <text:p>末路狂花</text:p>
          </table:table-cell>
          <table:table-cell table:style-name="ce1" office:value-type="string" calcext:value-type="string">
            <text:p>Thelma &amp;amp; Louise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263565</text:p>
          </table:table-cell>
          <table:table-cell table:style-name="ce1" office:value-type="string" calcext:value-type="string">
            <text:p>没有了退路，只好飞向自由</text:p>
          </table:table-cell>
          <table:table-cell table:style-name="ce2" office:value-type="string" calcext:value-type="string">
            <text:p>导演: 雷德利·斯科特 Ridley Scott <text:s text:c="2"/>主演: 吉娜·戴维斯 Geena Davis <text:s text:c="2"/>苏... 1991 <text:s text:c="2"/>美国 英国 法国 <text:s text:c="2"/>犯罪 剧情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3592854/</text:p>
          </table:table-cell>
          <table:table-cell table:style-name="ce1" office:value-type="string" calcext:value-type="string">
            <text:p>https://img2.doubanio.com/view/photo/s_ratio_poster/public/p2236181653.jpg</text:p>
          </table:table-cell>
          <table:table-cell table:style-name="ce1" office:value-type="string" calcext:value-type="string">
            <text:p>疯狂的麦克斯4：狂暴之路</text:p>
          </table:table-cell>
          <table:table-cell table:style-name="ce1" office:value-type="string" calcext:value-type="string">
            <text:p>Mad Max: Fury Road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537124</text:p>
          </table:table-cell>
          <table:table-cell table:style-name="ce1" office:value-type="string" calcext:value-type="string">
            <text:p>“多么美好的一天！”轰轰轰砰咚，啪哒哒哒轰隆隆，磅~</text:p>
          </table:table-cell>
          <table:table-cell table:style-name="ce2" office:value-type="string" calcext:value-type="string">
            <text:p>导演: 乔治·米勒 George Miller <text:s text:c="2"/>主演: 汤姆·哈迪 Tom Hardy <text:s text:c="2"/>查理兹·塞... 2015 <text:s text:c="2"/>澳大利亚 美国 <text:s text:c="2"/>动作 科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291879/</text:p>
          </table:table-cell>
          <table:table-cell table:style-name="ce1" office:value-type="string" calcext:value-type="string">
            <text:p>https://img2.doubanio.com/view/photo/s_ratio_poster/public/p1598883511.jpg</text:p>
          </table:table-cell>
          <table:table-cell table:style-name="ce1" office:value-type="string" calcext:value-type="string">
            <text:p>罗生门</text:p>
          </table:table-cell>
          <table:table-cell table:style-name="ce1" office:value-type="string" calcext:value-type="string">
            <text:p>羅生門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318934</text:p>
          </table:table-cell>
          <table:table-cell table:style-name="ce1" office:value-type="string" calcext:value-type="string">
            <text:p>人生的N种可能性</text:p>
          </table:table-cell>
          <table:table-cell table:style-name="ce2" office:value-type="string" calcext:value-type="string">
            <text:p>导演: 黑泽明 Akira Kurosawa <text:s text:c="2"/>主演: 三船敏郎 Toshirô Mifune <text:s text:c="2"/>京町子 ... 1950 <text:s text:c="2"/>日本 <text:s text:c="2"/>剧情 犯罪 悬疑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87/</text:p>
          </table:table-cell>
          <table:table-cell table:style-name="ce1" office:value-type="string" calcext:value-type="string">
            <text:p>https://img1.doubanio.com/view/photo/s_ratio_poster/public/p1421018669.jpg</text:p>
          </table:table-cell>
          <table:table-cell table:style-name="ce1" office:value-type="string" calcext:value-type="string">
            <text:p>新龙门客栈</text:p>
          </table:table-cell>
          <table:table-cell table:style-name="ce1" office:value-type="string" calcext:value-type="string">
            <text:p>新龍門客棧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50180</text:p>
          </table:table-cell>
          <table:table-cell table:style-name="ce1" office:value-type="string" calcext:value-type="string">
            <text:p>嬉笑怒骂，调风动月</text:p>
          </table:table-cell>
          <table:table-cell table:style-name="ce2" office:value-type="string" calcext:value-type="string">
            <text:p>导演: 李惠民 Raymond Lee <text:s text:c="2"/>主演: 张曼玉 Maggie Cheung <text:s text:c="2"/>林青霞 Brigitte ... 1992 <text:s text:c="2"/>中国香港 中国大陆 <text:s text:c="2"/>动作 爱情 武侠 古装</text:p>
          </table:table-cell>
        </table:table-row>
        <table:table-row table:style-name="ro2">
          <table:table-cell table:style-name="ce1" office:value-type="string" calcext:value-type="string">
            <text:p>https://movie.douban.com/subject/1438652/</text:p>
          </table:table-cell>
          <table:table-cell table:style-name="ce1" office:value-type="string" calcext:value-type="string">
            <text:p>https://img2.doubanio.com/view/photo/s_ratio_poster/public/p1086394013.jpg</text:p>
          </table:table-cell>
          <table:table-cell table:style-name="ce1" office:value-type="string" calcext:value-type="string">
            <text:p>无耻混蛋</text:p>
          </table:table-cell>
          <table:table-cell table:style-name="ce1" office:value-type="string" calcext:value-type="string">
            <text:p>Inglourious Basterds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85204</text:p>
          </table:table-cell>
          <table:table-cell table:style-name="ce1" office:value-type="string" calcext:value-type="string">
            <text:p>昆汀同学越来越变态了，比北野武还杜琪峰</text:p>
          </table:table-cell>
          <table:table-cell table:style-name="ce2" office:value-type="string" calcext:value-type="string">
            <text:p>导演: 昆汀·塔伦蒂诺 Quentin Tarantino <text:s text:c="2"/>主演: 布拉德·皮特 Brad Pitt <text:s text:c="2"/>... 2009 <text:s text:c="2"/>德国 美国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1300117/</text:p>
          </table:table-cell>
          <table:table-cell table:style-name="ce1" office:value-type="string" calcext:value-type="string">
            <text:p>https://img9.doubanio.com/view/photo/s_ratio_poster/public/p2195672555.jpg</text:p>
          </table:table-cell>
          <table:table-cell table:style-name="ce1" office:value-type="string" calcext:value-type="string">
            <text:p>千钧一发</text:p>
          </table:table-cell>
          <table:table-cell table:style-name="ce1" office:value-type="string" calcext:value-type="string">
            <text:p>Gattaca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303922</text:p>
          </table:table-cell>
          <table:table-cell table:style-name="ce1" office:value-type="string" calcext:value-type="string">
            <text:p>一部能引人思考的科幻励志片</text:p>
          </table:table-cell>
          <table:table-cell table:style-name="ce2" office:value-type="string" calcext:value-type="string">
            <text:p>导演: 安德鲁·尼科尔 Andrew Niccol <text:s text:c="2"/>主演: 伊桑·霍克 Ethan Hawke <text:s text:c="2"/>乌玛... 1997 <text:s text:c="2"/>美国 <text:s text:c="2"/>剧情 科幻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318/</text:p>
          </table:table-cell>
          <table:table-cell table:style-name="ce1" office:value-type="string" calcext:value-type="string">
            <text:p>https://img1.doubanio.com/view/photo/s_ratio_poster/public/p2237136718.jpg</text:p>
          </table:table-cell>
          <table:table-cell table:style-name="ce1" office:value-type="string" calcext:value-type="string">
            <text:p>萤火虫之墓</text:p>
          </table:table-cell>
          <table:table-cell table:style-name="ce1" office:value-type="string" calcext:value-type="string">
            <text:p>火垂るの墓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08017</text:p>
          </table:table-cell>
          <table:table-cell table:style-name="ce1" office:value-type="string" calcext:value-type="string">
            <text:p>幸福是生生不息，却难以触及的远 </text:p>
          </table:table-cell>
          <table:table-cell table:style-name="ce2" office:value-type="string" calcext:value-type="string">
            <text:p>导演: 高畑勋 Isao Takahata <text:s text:c="2"/>主演: 辰己努 <text:s text:c="2"/>白石绫乃 <text:s text:c="2"/>志乃原良子 1988 <text:s text:c="2"/>日本 <text:s text:c="2"/>动画 剧情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1959877/</text:p>
          </table:table-cell>
          <table:table-cell table:style-name="ce1" office:value-type="string" calcext:value-type="string">
            <text:p>https://img1.doubanio.com/view/photo/s_ratio_poster/public/p2627847859.jpg</text:p>
          </table:table-cell>
          <table:table-cell table:style-name="ce1" office:value-type="string" calcext:value-type="string">
            <text:p>崖上的波妞</text:p>
          </table:table-cell>
          <table:table-cell table:style-name="ce1" office:value-type="string" calcext:value-type="string">
            <text:p>崖の上のポニョ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505270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宫崎骏 Hayao Miyazaki <text:s text:c="2"/>主演: 奈良柚莉爱 Yuria Nara <text:s text:c="2"/>土井洋辉 Hir... 2008 <text:s text:c="2"/>日本 <text:s text:c="2"/>动画 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34874432/</text:p>
          </table:table-cell>
          <table:table-cell table:style-name="ce1" office:value-type="string" calcext:value-type="string">
            <text:p>https://img2.doubanio.com/view/photo/s_ratio_poster/public/p2868462052.jpg</text:p>
          </table:table-cell>
          <table:table-cell table:style-name="ce1" office:value-type="string" calcext:value-type="string">
            <text:p>花束般的恋爱</text:p>
          </table:table-cell>
          <table:table-cell table:style-name="ce1" office:value-type="string" calcext:value-type="string">
            <text:p>花束みたいな恋をした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638816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土井裕泰 Nobuhiro Doi <text:s text:c="2"/>主演: 菅田将晖 Masaki Suda <text:s text:c="2"/>有村架纯 Kasu... 2021 <text:s text:c="2"/>日本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7880/</text:p>
          </table:table-cell>
          <table:table-cell table:style-name="ce1" office:value-type="string" calcext:value-type="string">
            <text:p>https://img9.doubanio.com/view/photo/s_ratio_poster/public/p2174804034.jpg</text:p>
          </table:table-cell>
          <table:table-cell table:style-name="ce1" office:value-type="string" calcext:value-type="string">
            <text:p>芙蓉镇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43613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谢晋 Jin Xie <text:s text:c="2"/>主演: 刘晓庆 Xiaoqing Liu <text:s text:c="2"/>姜文 Wen Jiang <text:s text:c="2"/>郑在石... 1987 <text:s text:c="2"/>中国大陆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25807345/</text:p>
          </table:table-cell>
          <table:table-cell table:style-name="ce1" office:value-type="string" calcext:value-type="string">
            <text:p>https://img9.doubanio.com/view/photo/s_ratio_poster/public/p2187896734.jpg</text:p>
          </table:table-cell>
          <table:table-cell table:style-name="ce1" office:value-type="string" calcext:value-type="string">
            <text:p>彗星来的那一夜</text:p>
          </table:table-cell>
          <table:table-cell table:style-name="ce1" office:value-type="string" calcext:value-type="string">
            <text:p>Coherence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589855</text:p>
          </table:table-cell>
          <table:table-cell table:style-name="ce1" office:value-type="string" calcext:value-type="string">
            <text:p>小成本大魅力</text:p>
          </table:table-cell>
          <table:table-cell table:style-name="ce2" office:value-type="string" calcext:value-type="string">
            <text:p>导演: 詹姆斯·沃德·布柯特 James Ward Byrkit <text:s text:c="2"/>主演: 艾米丽·芭尔多尼 Em... 2013 <text:s text:c="2"/>美国 英国 <text:s text:c="2"/>科幻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26787574/</text:p>
          </table:table-cell>
          <table:table-cell table:style-name="ce1" office:value-type="string" calcext:value-type="string">
            <text:p>https://img1.doubanio.com/view/photo/s_ratio_poster/public/p2507709428.jpg</text:p>
          </table:table-cell>
          <table:table-cell table:style-name="ce1" office:value-type="string" calcext:value-type="string">
            <text:p>奇迹男孩</text:p>
          </table:table-cell>
          <table:table-cell table:style-name="ce1" office:value-type="string" calcext:value-type="string">
            <text:p>Wonder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555965</text:p>
          </table:table-cell>
          <table:table-cell table:style-name="ce1" office:value-type="string" calcext:value-type="string">
            <text:p>世界不完美，爱会有奇迹</text:p>
          </table:table-cell>
          <table:table-cell table:style-name="ce2" office:value-type="string" calcext:value-type="string">
            <text:p>导演: 斯蒂芬·卓博斯基 Stephen Chbosky <text:s text:c="2"/>主演: 雅各布·特伦布莱 Jacob Tr... 2017 <text:s text:c="2"/>美国 中国香港 <text:s text:c="2"/>剧情 儿童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25934014/</text:p>
          </table:table-cell>
          <table:table-cell table:style-name="ce1" office:value-type="string" calcext:value-type="string">
            <text:p>https://img9.doubanio.com/view/photo/s_ratio_poster/public/p2395517414.jpg</text:p>
          </table:table-cell>
          <table:table-cell table:style-name="ce1" office:value-type="string" calcext:value-type="string">
            <text:p>爱乐之城</text:p>
          </table:table-cell>
          <table:table-cell table:style-name="ce1" office:value-type="string" calcext:value-type="string">
            <text:p>La La Land</text:p>
          </table:table-cell>
          <table:table-cell table:style-name="ce1" office:value-type="string" calcext:value-type="string">
            <text:p>8.4</text:p>
          </table:table-cell>
          <table:table-cell table:style-name="ce1" office:value-type="string" calcext:value-type="string">
            <text:p>911780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达米恩·查泽雷 Damien Chazelle <text:s text:c="2"/>主演: 瑞恩·高斯林 Ryan Gosling <text:s/>... 2016 <text:s text:c="2"/>美国 <text:s text:c="2"/>剧情 爱情 歌舞</text:p>
          </table:table-cell>
        </table:table-row>
        <table:table-row table:style-name="ro2">
          <table:table-cell table:style-name="ce1" office:value-type="string" calcext:value-type="string">
            <text:p>https://movie.douban.com/subject/26430107/</text:p>
          </table:table-cell>
          <table:table-cell table:style-name="ce1" office:value-type="string" calcext:value-type="string">
            <text:p>https://img1.doubanio.com/view/photo/s_ratio_poster/public/p2457609817.jpg</text:p>
          </table:table-cell>
          <table:table-cell table:style-name="ce1" office:value-type="string" calcext:value-type="string">
            <text:p>二十二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293997</text:p>
          </table:table-cell>
          <table:table-cell table:style-name="ce1" office:value-type="string" calcext:value-type="string">
            <text:p>有一些东西不应该被遗忘</text:p>
          </table:table-cell>
          <table:table-cell table:style-name="ce2" office:value-type="string" calcext:value-type="string">
            <text:p>导演: 郭柯 Ke Guo <text:s text:c="2"/>主演: <text:s/>2015 <text:s text:c="2"/>中国大陆 <text:s text:c="2"/>纪录片</text:p>
          </table:table-cell>
        </table:table-row>
        <table:table-row table:style-name="ro2">
          <table:table-cell table:style-name="ce1" office:value-type="string" calcext:value-type="string">
            <text:p>https://movie.douban.com/subject/1304141/</text:p>
          </table:table-cell>
          <table:table-cell table:style-name="ce1" office:value-type="string" calcext:value-type="string">
            <text:p>https://img1.doubanio.com/view/photo/s_ratio_poster/public/p443461390.jpg</text:p>
          </table:table-cell>
          <table:table-cell table:style-name="ce1" office:value-type="string" calcext:value-type="string">
            <text:p>黑客帝国2：重装上阵</text:p>
          </table:table-cell>
          <table:table-cell table:style-name="ce1" office:value-type="string" calcext:value-type="string">
            <text:p>The Matrix Reloaded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411104</text:p>
          </table:table-cell>
          <table:table-cell table:style-name="ce1" office:value-type="string" calcext:value-type="string">
            <text:p>一个精彩的世界观正在缓缓建立</text:p>
          </table:table-cell>
          <table:table-cell table:style-name="ce2" office:value-type="string" calcext:value-type="string">
            <text:p>导演: 拉娜·沃卓斯基 Lana Wachowski <text:s text:c="2"/>莉莉·沃卓斯基 Lilly Wachowski <text:s text:c="2"/>... 2003 <text:s text:c="2"/>美国 <text:s text:c="2"/>动作 科幻</text:p>
          </table:table-cell>
        </table:table-row>
        <table:table-row table:style-name="ro2">
          <table:table-cell table:style-name="ce1" office:value-type="string" calcext:value-type="string">
            <text:p>https://movie.douban.com/subject/2051007/</text:p>
          </table:table-cell>
          <table:table-cell table:style-name="ce1" office:value-type="string" calcext:value-type="string">
            <text:p>https://img9.doubanio.com/view/photo/s_ratio_poster/public/p721429854.jpg</text:p>
          </table:table-cell>
          <table:table-cell table:style-name="ce1" office:value-type="string" calcext:value-type="string">
            <text:p>哈利·波特与死亡圣器(上)</text:p>
          </table:table-cell>
          <table:table-cell table:style-name="ce1" office:value-type="string" calcext:value-type="string">
            <text:p>Harry Potter and the Deathly Hallows: Part 1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586484</text:p>
          </table:table-cell>
          <table:table-cell table:style-name="ce1" office:value-type="string" calcext:value-type="string">
            <text:p>最忠于原著的一部</text:p>
          </table:table-cell>
          <table:table-cell table:style-name="ce2" office:value-type="string" calcext:value-type="string">
            <text:p>导演: 大卫·叶茨 David Yates <text:s text:c="2"/>主演: 丹尼尔·雷德克里夫 Daniel Radcliffe... 2010 <text:s text:c="2"/>英国 美国 <text:s text:c="2"/>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428175/</text:p>
          </table:table-cell>
          <table:table-cell table:style-name="ce1" office:value-type="string" calcext:value-type="string">
            <text:p>https://img2.doubanio.com/view/photo/s_ratio_poster/public/p1244017073.jpg</text:p>
          </table:table-cell>
          <table:table-cell table:style-name="ce1" office:value-type="string" calcext:value-type="string">
            <text:p>血钻</text:p>
          </table:table-cell>
          <table:table-cell table:style-name="ce1" office:value-type="string" calcext:value-type="string">
            <text:p>Blood Diamond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384595</text:p>
          </table:table-cell>
          <table:table-cell table:style-name="ce1" office:value-type="string" calcext:value-type="string">
            <text:p>每个美丽事物背后都是滴血的现实</text:p>
          </table:table-cell>
          <table:table-cell table:style-name="ce2" office:value-type="string" calcext:value-type="string">
            <text:p>导演: 爱德华·兹威克 Edward Zwick <text:s text:c="2"/>主演: 莱昂纳多·迪卡普里奥 Leonardo ... 2006 <text:s text:c="2"/>美国 德国 英国 <text:s text:c="2"/>剧情 惊悚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419936/</text:p>
          </table:table-cell>
          <table:table-cell table:style-name="ce1" office:value-type="string" calcext:value-type="string">
            <text:p>https://img2.doubanio.com/view/photo/s_ratio_poster/public/p792282381.jpg</text:p>
          </table:table-cell>
          <table:table-cell table:style-name="ce1" office:value-type="string" calcext:value-type="string">
            <text:p>战争之王</text:p>
          </table:table-cell>
          <table:table-cell table:style-name="ce1" office:value-type="string" calcext:value-type="string">
            <text:p>Lord of War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373378</text:p>
          </table:table-cell>
          <table:table-cell table:style-name="ce1" office:value-type="string" calcext:value-type="string">
            <text:p>做一颗让别人需要你的棋子</text:p>
          </table:table-cell>
          <table:table-cell table:style-name="ce2" office:value-type="string" calcext:value-type="string">
            <text:p>导演: 安德鲁·尼科尔 Andrew Niccol <text:s text:c="2"/>主演: 尼古拉斯·凯奇 Nicolas Cage <text:s/>... 2005 <text:s text:c="2"/>美国 德国 <text:s text:c="2"/>剧情 犯罪</text:p>
          </table:table-cell>
        </table:table-row>
        <table:table-row table:style-name="ro2">
          <table:table-cell table:style-name="ce1" office:value-type="string" calcext:value-type="string">
            <text:p>https://movie.douban.com/subject/2222996/</text:p>
          </table:table-cell>
          <table:table-cell table:style-name="ce1" office:value-type="string" calcext:value-type="string">
            <text:p>https://img1.doubanio.com/view/photo/s_ratio_poster/public/p2375245718.jpg</text:p>
          </table:table-cell>
          <table:table-cell table:style-name="ce1" office:value-type="string" calcext:value-type="string">
            <text:p>步履不停</text:p>
          </table:table-cell>
          <table:table-cell table:style-name="ce1" office:value-type="string" calcext:value-type="string">
            <text:p>歩いても 歩いても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283002</text:p>
          </table:table-cell>
          <table:table-cell table:style-name="ce1" office:value-type="string" calcext:value-type="string">
            <text:p>日本的家庭电影已经是世界巅峰了，步履不停是巅峰中的佳作</text:p>
          </table:table-cell>
          <table:table-cell table:style-name="ce2" office:value-type="string" calcext:value-type="string">
            <text:p>导演: 是枝裕和 Hirokazu Koreeda <text:s text:c="2"/>主演: 阿部宽 Hiroshi Abe <text:s text:c="2"/>夏川结衣 Yu... 2008 <text:s text:c="2"/>日本 <text:s text:c="2"/>剧情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25864085/</text:p>
          </table:table-cell>
          <table:table-cell table:style-name="ce1" office:value-type="string" calcext:value-type="string">
            <text:p>https://img1.doubanio.com/view/photo/s_ratio_poster/public/p2896589468.jpg</text:p>
          </table:table-cell>
          <table:table-cell table:style-name="ce1" office:value-type="string" calcext:value-type="string">
            <text:p>火星救援</text:p>
          </table:table-cell>
          <table:table-cell table:style-name="ce1" office:value-type="string" calcext:value-type="string">
            <text:p>The Martian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739228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雷德利·斯科特 Ridley Scott <text:s text:c="2"/>主演: 马特·达蒙 Matt Damon <text:s text:c="2"/>杰西卡... 2015 <text:s text:c="2"/>英国 美国 匈牙利 约旦 <text:s text:c="2"/>剧情 科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25724855/</text:p>
          </table:table-cell>
          <table:table-cell table:style-name="ce1" office:value-type="string" calcext:value-type="string">
            <text:p>https://img9.doubanio.com/view/photo/s_ratio_poster/public/p2259715855.jpg</text:p>
          </table:table-cell>
          <table:table-cell table:style-name="ce1" office:value-type="string" calcext:value-type="string">
            <text:p>房间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371079</text:p>
          </table:table-cell>
          <table:table-cell table:style-name="ce1" office:value-type="string" calcext:value-type="string">
            <text:p>被偷走的岁月，被伤害的生命，被禁锢的灵魂，终将被希望和善意救赎</text:p>
          </table:table-cell>
          <table:table-cell table:style-name="ce2" office:value-type="string" calcext:value-type="string">
            <text:p>导演: 伦尼·阿伯拉罕森 Lenny Abrahamson <text:s text:c="2"/>主演: 布丽·拉尔森 Brie Larson... 2015 <text:s text:c="2"/>爱尔兰 加拿大 英国 美国 <text:s text:c="2"/>剧情 家庭</text:p>
          </table:table-cell>
        </table:table-row>
        <table:table-row table:style-name="ro2">
          <table:table-cell table:style-name="ce1" office:value-type="string" calcext:value-type="string">
            <text:p>https://movie.douban.com/subject/1293964/</text:p>
          </table:table-cell>
          <table:table-cell table:style-name="ce1" office:value-type="string" calcext:value-type="string">
            <text:p>https://img1.doubanio.com/view/photo/s_ratio_poster/public/p2351134499.jpg</text:p>
          </table:table-cell>
          <table:table-cell table:style-name="ce1" office:value-type="string" calcext:value-type="string">
            <text:p>魂断蓝桥</text:p>
          </table:table-cell>
          <table:table-cell table:style-name="ce1" office:value-type="string" calcext:value-type="string">
            <text:p>Waterloo Bridg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282052</text:p>
          </table:table-cell>
          <table:table-cell table:style-name="ce1" office:value-type="string" calcext:value-type="string">
            <text:p>中国式内在的美国电影</text:p>
          </table:table-cell>
          <table:table-cell table:style-name="ce2" office:value-type="string" calcext:value-type="string">
            <text:p>导演: 茂文·勒鲁瓦 Mervyn LeRoy <text:s text:c="2"/>主演: 费雯·丽 Vivien Leigh <text:s text:c="2"/>罗伯特·... 1940 <text:s text:c="2"/>美国 <text:s text:c="2"/>剧情 爱情 战争</text:p>
          </table:table-cell>
        </table:table-row>
        <table:table-row table:style-name="ro2">
          <table:table-cell table:style-name="ce1" office:value-type="string" calcext:value-type="string">
            <text:p>https://movie.douban.com/subject/1307394/</text:p>
          </table:table-cell>
          <table:table-cell table:style-name="ce1" office:value-type="string" calcext:value-type="string">
            <text:p>https://img9.doubanio.com/view/photo/s_ratio_poster/public/p2215102596.jpg</text:p>
          </table:table-cell>
          <table:table-cell table:style-name="ce1" office:value-type="string" calcext:value-type="string">
            <text:p>千年女优</text:p>
          </table:table-cell>
          <table:table-cell table:style-name="ce1" office:value-type="string" calcext:value-type="string">
            <text:p>千年女優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272628</text:p>
          </table:table-cell>
          <table:table-cell table:style-name="ce1" office:value-type="string" calcext:value-type="string">
            <text:p>爱情是一场没有尽头的虚幻追逐</text:p>
          </table:table-cell>
          <table:table-cell table:style-name="ce2" office:value-type="string" calcext:value-type="string">
            <text:p>导演: 今敏 Satoshi Kon <text:s text:c="2"/>主演: 庄司美代子 Miyoko Shôji <text:s text:c="2"/>小山茉美 Mam... 2001 <text:s text:c="2"/>日本 <text:s text:c="2"/>动画 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8767/</text:p>
          </table:table-cell>
          <table:table-cell table:style-name="ce1" office:value-type="string" calcext:value-type="string">
            <text:p>https://img9.doubanio.com/view/photo/s_ratio_poster/public/p667644866.jpg</text:p>
          </table:table-cell>
          <table:table-cell table:style-name="ce1" office:value-type="string" calcext:value-type="string">
            <text:p>谍影重重2</text:p>
          </table:table-cell>
          <table:table-cell table:style-name="ce1" office:value-type="string" calcext:value-type="string">
            <text:p>The Bourne Supremacy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357394</text:p>
          </table:table-cell>
          <table:table-cell table:style-name="ce1" office:value-type="string" calcext:value-type="string">
            <text:p>谁说王家卫镜头很晃？</text:p>
          </table:table-cell>
          <table:table-cell table:style-name="ce2" office:value-type="string" calcext:value-type="string">
            <text:p>导演: 保罗·格林格拉斯 Paul Greengrass <text:s text:c="2"/>主演: 马特·达蒙 Matt Damon <text:s text:c="2"/>... 2004 <text:s text:c="2"/>美国 德国 <text:s text:c="2"/>动作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2133323/</text:p>
          </table:table-cell>
          <table:table-cell table:style-name="ce1" office:value-type="string" calcext:value-type="string">
            <text:p>https://img2.doubanio.com/view/photo/s_ratio_poster/public/p2160195181.jpg</text:p>
          </table:table-cell>
          <table:table-cell table:style-name="ce1" office:value-type="string" calcext:value-type="string">
            <text:p>白日梦想家</text:p>
          </table:table-cell>
          <table:table-cell table:style-name="ce1" office:value-type="string" calcext:value-type="string">
            <text:p>The Secret Life of Walter Mitty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493168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本·斯蒂勒 Ben Stiller <text:s text:c="2"/>主演: 本·斯蒂勒 Ben Stiller <text:s text:c="2"/>克里斯汀·... 2013 <text:s text:c="2"/>美国 英国 <text:s text:c="2"/>剧情 喜剧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457217/</text:p>
          </table:table-cell>
          <table:table-cell table:style-name="ce1" office:value-type="string" calcext:value-type="string">
            <text:p>https://img1.doubanio.com/view/photo/s_ratio_poster/public/p443403700.jpg</text:p>
          </table:table-cell>
          <table:table-cell table:style-name="ce1" office:value-type="string" calcext:value-type="string">
            <text:p>哈利·波特与凤凰社</text:p>
          </table:table-cell>
          <table:table-cell table:style-name="ce1" office:value-type="string" calcext:value-type="string">
            <text:p>Harry Potter and the Order of the Phoenix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580683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大卫·叶茨 David Yates <text:s text:c="2"/>主演: 丹尼尔·雷德克里夫 Daniel Radcliffe... 2007 <text:s text:c="2"/>英国 美国 <text:s text:c="2"/>奇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3552028/</text:p>
          </table:table-cell>
          <table:table-cell table:style-name="ce1" office:value-type="string" calcext:value-type="string">
            <text:p>https://img2.doubanio.com/view/photo/s_ratio_poster/public/p2577248102.jpg</text:p>
          </table:table-cell>
          <table:table-cell table:style-name="ce1" office:value-type="string" calcext:value-type="string">
            <text:p>弱点</text:p>
          </table:table-cell>
          <table:table-cell table:style-name="ce1" office:value-type="string" calcext:value-type="string">
            <text:p>The Blind Side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314065</text:p>
          </table:table-cell>
          <table:table-cell table:style-name="ce1" office:value-type="string" calcext:value-type="string">
            <text:p>拍掉身上的悲伤，从今天开始重新踏上追梦之旅</text:p>
          </table:table-cell>
          <table:table-cell table:style-name="ce2" office:value-type="string" calcext:value-type="string">
            <text:p>导演: 约翰·李·汉考克 John Lee Hancock <text:s text:c="2"/>主演: 桑德拉·布洛克 Sandra Bu... 2009 <text:s text:c="2"/>美国 <text:s text:c="2"/>剧情 家庭 传记 运动</text:p>
          </table:table-cell>
        </table:table-row>
        <table:table-row table:style-name="ro2">
          <table:table-cell table:style-name="ce1" office:value-type="string" calcext:value-type="string">
            <text:p>https://movie.douban.com/subject/26374197/</text:p>
          </table:table-cell>
          <table:table-cell table:style-name="ce1" office:value-type="string" calcext:value-type="string">
            <text:p>https://img2.doubanio.com/view/photo/s_ratio_poster/public/p2543465022.jpg</text:p>
          </table:table-cell>
          <table:table-cell table:style-name="ce1" office:value-type="string" calcext:value-type="string">
            <text:p>蜘蛛侠：平行宇宙</text:p>
          </table:table-cell>
          <table:table-cell table:style-name="ce1" office:value-type="string" calcext:value-type="string">
            <text:p>Spider-Man: Into the Spider-Verse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675416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导演: 鲍勃·佩尔西凯蒂 Bob Persichetti <text:s text:c="2"/>彼得·拉姆齐 Peter Ramsey <text:s text:c="2"/>主... 2018 <text:s text:c="2"/>美国 <text:s text:c="2"/>动作 科幻 动画 冒险</text:p>
          </table:table-cell>
        </table:table-row>
        <table:table-row table:style-name="ro2">
          <table:table-cell table:style-name="ce1" office:value-type="string" calcext:value-type="string">
            <text:p>https://movie.douban.com/subject/1305690/</text:p>
          </table:table-cell>
          <table:table-cell table:style-name="ce1" office:value-type="string" calcext:value-type="string">
            <text:p>https://img2.doubanio.com/view/photo/s_ratio_poster/public/p2525770523.jpg</text:p>
          </table:table-cell>
          <table:table-cell table:style-name="ce1" office:value-type="string" calcext:value-type="string">
            <text:p>阿飞正传</text:p>
          </table:table-cell>
          <table:table-cell table:style-name="ce1" office:value-type="string" calcext:value-type="string">
            <text:p>阿飛正傳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516812</text:p>
          </table:table-cell>
          <table:table-cell table:style-name="ce1" office:value-type="string" calcext:value-type="string">
            <text:p>王家卫是一种风格，张国荣是一个代表</text:p>
          </table:table-cell>
          <table:table-cell table:style-name="ce2" office:value-type="string" calcext:value-type="string">
            <text:p>导演: 王家卫 Kar Wai Wong <text:s text:c="2"/>主演: 张国荣 Leslie Cheung <text:s text:c="2"/>张曼玉 Maggie C... 1990 <text:s text:c="2"/>中国香港 <text:s text:c="2"/>犯罪 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304102/</text:p>
          </table:table-cell>
          <table:table-cell table:style-name="ce1" office:value-type="string" calcext:value-type="string">
            <text:p>https://img2.doubanio.com/view/photo/s_ratio_poster/public/p1597183981.jpg</text:p>
          </table:table-cell>
          <table:table-cell table:style-name="ce1" office:value-type="string" calcext:value-type="string">
            <text:p>谍影重重</text:p>
          </table:table-cell>
          <table:table-cell table:style-name="ce1" office:value-type="string" calcext:value-type="string">
            <text:p>The Bourne Identity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433006</text:p>
          </table:table-cell>
          <table:table-cell table:style-name="ce1" office:value-type="string" calcext:value-type="string">
            <text:p>哗啦啦啦啦，天在下雨，哗啦啦啦啦，云在哭泣……找自己</text:p>
          </table:table-cell>
          <table:table-cell table:style-name="ce2" office:value-type="string" calcext:value-type="string">
            <text:p>导演: 道格·里曼 Doug Liman <text:s text:c="2"/>主演: 马特·达蒙 Matt Damon <text:s text:c="2"/>弗兰卡·波坦... 2002 <text:s text:c="2"/>美国 德国 捷克 <text:s text:c="2"/>动作 悬疑 惊悚</text:p>
          </table:table-cell>
        </table:table-row>
        <table:table-row table:style-name="ro2">
          <table:table-cell table:style-name="ce1" office:value-type="string" calcext:value-type="string">
            <text:p>https://movie.douban.com/subject/2213597/</text:p>
          </table:table-cell>
          <table:table-cell table:style-name="ce1" office:value-type="string" calcext:value-type="string">
            <text:p>https://img1.doubanio.com/view/photo/s_ratio_poster/public/p1140984198.jpg</text:p>
          </table:table-cell>
          <table:table-cell table:style-name="ce1" office:value-type="string" calcext:value-type="string">
            <text:p>朗读者</text:p>
          </table:table-cell>
          <table:table-cell table:style-name="ce1" office:value-type="string" calcext:value-type="string">
            <text:p>The Reader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457300</text:p>
          </table:table-cell>
          <table:table-cell table:style-name="ce1" office:value-type="string" calcext:value-type="string">
            <text:p>当爱情跨越年龄的界限，它似乎能变得更久远一点，成为一种责任，一种水到渠成的相濡以沫 </text:p>
          </table:table-cell>
          <table:table-cell table:style-name="ce2" office:value-type="string" calcext:value-type="string">
            <text:p>导演: 史蒂芬·戴德利 Stephen Daldry <text:s text:c="2"/>主演: 凯特·温丝莱特 Kate Winslet ... 2008 <text:s text:c="2"/>美国 德国 <text:s text:c="2"/>剧情 爱情</text:p>
          </table:table-cell>
        </table:table-row>
        <table:table-row table:style-name="ro2">
          <table:table-cell table:style-name="ce1" office:value-type="string" calcext:value-type="string">
            <text:p>https://movie.douban.com/subject/1295865/</text:p>
          </table:table-cell>
          <table:table-cell table:style-name="ce1" office:value-type="string" calcext:value-type="string">
            <text:p>https://img9.doubanio.com/view/photo/s_ratio_poster/public/p2797313535.jpg</text:p>
          </table:table-cell>
          <table:table-cell table:style-name="ce1" office:value-type="string" calcext:value-type="string">
            <text:p>燃情岁月</text:p>
          </table:table-cell>
          <table:table-cell table:style-name="ce1" office:value-type="string" calcext:value-type="string">
            <text:p>Legends of the Fall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290165</text:p>
          </table:table-cell>
          <table:table-cell table:style-name="ce1" office:value-type="string" calcext:value-type="string">
            <text:p>传奇，不是每个人都可以拥有</text:p>
          </table:table-cell>
          <table:table-cell table:style-name="ce2" office:value-type="string" calcext:value-type="string">
            <text:p>导演: 爱德华·兹威克 Edward Zwick <text:s text:c="2"/>主演: 布拉德·皮特 Brad Pitt <text:s text:c="2"/>安东... 1994 <text:s text:c="2"/>美国 <text:s text:c="2"/>剧情 爱情 战争 西部</text:p>
          </table:table-cell>
        </table:table-row>
        <table:table-row table:style-name="ro2">
          <table:table-cell table:style-name="ce1" office:value-type="string" calcext:value-type="string">
            <text:p>https://movie.douban.com/subject/6874403/</text:p>
          </table:table-cell>
          <table:table-cell table:style-name="ce1" office:value-type="string" calcext:value-type="string">
            <text:p>https://img2.doubanio.com/view/photo/s_ratio_poster/public/p2250287733.jpg</text:p>
          </table:table-cell>
          <table:table-cell table:style-name="ce1" office:value-type="string" calcext:value-type="string">
            <text:p>再次出发之纽约遇见你</text:p>
          </table:table-cell>
          <table:table-cell table:style-name="ce1" office:value-type="string" calcext:value-type="string">
            <text:p>Begin Again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431774</text:p>
          </table:table-cell>
          <table:table-cell table:style-name="ce1" office:value-type="string" calcext:value-type="string">
            <text:p>爱我就给我看你的播放列表</text:p>
          </table:table-cell>
          <table:table-cell table:style-name="ce2" office:value-type="string" calcext:value-type="string">
            <text:p>导演: 约翰·卡尼 John Carney <text:s text:c="2"/>主演: 凯拉·奈特莉 Keira Knightley <text:s text:c="2"/>马克... 2013 <text:s text:c="2"/>美国 <text:s text:c="2"/>喜剧 爱情 音乐</text:p>
          </table:table-cell>
        </table:table-row>
        <table:table-row table:style-name="ro2">
          <table:table-cell table:style-name="ce1" office:value-type="string" calcext:value-type="string">
            <text:p>https://movie.douban.com/subject/1760622/</text:p>
          </table:table-cell>
          <table:table-cell table:style-name="ce1" office:value-type="string" calcext:value-type="string">
            <text:p>https://img2.doubanio.com/view/photo/s_ratio_poster/public/p2571500223.jpg</text:p>
          </table:table-cell>
          <table:table-cell table:style-name="ce1" office:value-type="string" calcext:value-type="string">
            <text:p>香水</text:p>
          </table:table-cell>
          <table:table-cell table:style-name="ce1" office:value-type="string" calcext:value-type="string">
            <text:p>Perfume: The Story of a Murderer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549152</text:p>
          </table:table-cell>
          <table:table-cell table:style-name="ce1" office:value-type="string" calcext:value-type="string">
            <text:p>一个单凭体香达到高潮的男人</text:p>
          </table:table-cell>
          <table:table-cell table:style-name="ce2" office:value-type="string" calcext:value-type="string">
            <text:p>导演: 汤姆·提克威 Tom Tykwer <text:s text:c="2"/>主演: 本·卫肖 Ben Whishaw <text:s text:c="2"/>艾伦·瑞克... 2006 <text:s text:c="2"/>德国 法国 西班牙 美国 比利时 <text:s text:c="2"/>剧情 犯罪 奇幻</text:p>
          </table:table-cell>
        </table:table-row>
        <table:table-row table:style-name="ro2">
          <table:table-cell table:style-name="ce1" office:value-type="string" calcext:value-type="string">
            <text:p>https://movie.douban.com/subject/1292233/</text:p>
          </table:table-cell>
          <table:table-cell table:style-name="ce1" office:value-type="string" calcext:value-type="string">
            <text:p>https://img9.doubanio.com/view/photo/s_ratio_poster/public/p529908155.jpg</text:p>
          </table:table-cell>
          <table:table-cell table:style-name="ce1" office:value-type="string" calcext:value-type="string">
            <text:p>发条橙</text:p>
          </table:table-cell>
          <table:table-cell table:style-name="ce1" office:value-type="string" calcext:value-type="string">
            <text:p>A Clockwork Orange</text:p>
          </table:table-cell>
          <table:table-cell table:style-name="ce1" office:value-type="string" calcext:value-type="string">
            <text:p>8.6</text:p>
          </table:table-cell>
          <table:table-cell table:style-name="ce1" office:value-type="string" calcext:value-type="string">
            <text:p>370177</text:p>
          </table:table-cell>
          <table:table-cell table:style-name="ce1" office:value-type="string" calcext:value-type="string">
            <text:p>我完全康复了</text:p>
          </table:table-cell>
          <table:table-cell table:style-name="ce2" office:value-type="string" calcext:value-type="string">
            <text:p>导演: 斯坦利·库布里克 Stanley Kubrick <text:s text:c="2"/>主演: 马尔科姆·麦克道威尔 Malc... 1971 <text:s text:c="2"/>英国 美国 <text:s text:c="2"/>犯罪 剧情 科幻</text:p>
          </table:table-cell>
        </table:table-row>
        <table:table-row table:style-name="ro1" table:number-rows-repeated="104832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0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</number:time-style>
    <number:time-style style:name="N10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3" number:language="zh" number:country="CN">
      <number:hours/>
      <number:text>时</number:text>
      <number:minutes number:style="long"/>
      <number:text>分</number:text>
    </number:time-style>
    <number:date-style style:name="N10132" number:language="zh" number:country="CN">
      <number:year number:style="long"/>
      <number:text>年</number:text>
      <number:month/>
      <number:text>月</number:text>
      <number:day/>
      <number:text>日</number:text>
    </number:date-style>
    <number:date-style style:name="N10131" number:language="zh" number:country="CN">
      <number:month/>
      <number:text>-</number:text>
      <number:day/>
      <number:text>-</number:text>
      <number:year/>
    </number:date-style>
    <number:date-style style:name="N10130" number:language="zh" number:country="CN">
      <number:month/>
      <number:text>月</number:text>
      <number:day/>
      <number:text>日</number:text>
    </number:date-style>
    <number:date-style style:name="N10129" number:language="zh" number:country="CN">
      <number:year number:style="long"/>
      <number:text>年</number:text>
      <number:month/>
      <number:text>月</number:text>
    </number:date-style>
    <number:currency-style style:name="N10128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currency-style>
    <number:currency-style style:name="N10128" number:language="zh" number:country="CN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currency-style style:name="N10127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currency-style>
    <number:currency-style style:name="N10127" number:language="zh" number:country="CN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currency-style>
    <number:currency-style style:name="N10126" number:language="zh" number:country="CN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currency-style>
    <number:currency-style style:name="N10125" number:language="zh" number:country="CN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time-style style:name="N10122" number:language="zh" number:country="CN">
      <number:hours/>
      <number:text>:</number:text>
      <number:minutes number:style="long"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date-style style:name="N10119" number:language="zh" number:country="CN"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6" number:language="zh" number:country="CN">
      <number:year number:style="long"/>
      <number:text>-</number:text>
      <number:month/>
      <number:text>-</number:text>
      <number:day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豆瓣电影top250" style:display-name="PageStyle_豆瓣电影top250" style:page-layout-name="Mpm1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>
        <text:p><text:span text:style-name="MT1"><text:page-number>1</text:page-number></text:span></text:p>
      </style:header-firs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>
        <text:p><text:span text:style-name="MT1"><text:file-name text:display="name-and-extension">???</text:file-name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6T20:32:30.120156409</dc:date>
    <meta:editing-duration>PT3M58S</meta:editing-duration>
    <meta:editing-cycles>1</meta:editing-cycles>
    <meta:document-statistic meta:table-count="1" meta:cell-count="2008" meta:object-count="0"/>
    <meta:generator>LibreOffice/7.3.7.2$Linux_X86_64 LibreOffice_project/30$Build-2</meta:generator>
  </office:meta>
</office:document-meta>
</file>